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7903in"/>
    </style:style>
    <style:style style:name="Table1.B" style:family="table-column">
      <style:table-column-properties style:column-width="3.709in"/>
    </style:style>
    <style:style style:name="Table1.1" style:family="table-row">
      <style:table-row-properties style:min-row-height="0.3681in" fo:keep-together="auto"/>
    </style:style>
    <style:style style:name="Table1.A1" style:family="table-cell">
      <style:table-cell-properties style:vertical-align="" fo:padding="0.0694in" fo:border="none"/>
    </style:style>
    <style:style style:name="Table1.2" style:family="table-row">
      <style:table-row-properties style:min-row-height="0.5556in" fo:keep-together="auto"/>
    </style:style>
    <style:style style:name="Table1.3" style:family="table-row">
      <style:table-row-properties style:min-row-height="0.3576in" fo:keep-together="auto"/>
    </style:style>
    <style:style style:name="Table1.12" style:family="table-row">
      <style:table-row-properties style:min-row-height="0.4722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list-style-name="WWNum52">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5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36">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44">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35">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52">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53">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52">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53">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31"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5"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36"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37" style:family="paragraph" style:parent-style-name="Standard" style:list-style-name="WWNum44">
      <style:paragraph-properties fo:margin-left="0.5in" fo:margin-right="0in" fo:margin-top="0in" fo:margin-bottom="0.1665in" loext:contextual-spacing="false" fo:line-height="100%" fo:text-indent="-0.25in" style:auto-text-indent="false"/>
    </style:style>
    <style:style style:name="P38"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39"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40"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42"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43" style:family="paragraph" style:parent-style-name="Standard" style:list-style-name="WWNum49">
      <style:paragraph-properties fo:margin-left="0.5in" fo:margin-right="0in" fo:margin-top="0.1665in" fo:margin-bottom="0.1665in" loext:contextual-spacing="false" fo:line-height="100%" fo:text-indent="-0.25in" style:auto-text-indent="false"/>
    </style:style>
    <style:style style:name="P44" style:family="paragraph" style:parent-style-name="Standard" style:list-style-name="WWNum39">
      <style:paragraph-properties fo:margin-left="0.5in" fo:margin-right="0in" fo:margin-top="0.1665in" fo:margin-bottom="0.1665in" loext:contextual-spacing="false" fo:line-height="100%" fo:text-indent="-0.25in" style:auto-text-indent="false"/>
    </style:style>
    <style:style style:name="P45" style:family="paragraph" style:parent-style-name="Standard" style:list-style-name="WWNum48">
      <style:paragraph-properties fo:margin-left="0.5in" fo:margin-right="0in" fo:margin-top="0.1665in" fo:margin-bottom="0.1665in" loext:contextual-spacing="false" fo:line-height="100%" fo:text-indent="-0.25in" style:auto-text-indent="false"/>
    </style:style>
    <style:style style:name="P46" style:family="paragraph" style:parent-style-name="Standard" style:list-style-name="WWNum12">
      <style:paragraph-properties fo:margin-left="0.5in" fo:margin-right="0in" fo:margin-top="0.1665in" fo:margin-bottom="0.1665in" loext:contextual-spacing="false" fo:line-height="100%" fo:text-indent="-0.25in" style:auto-text-indent="false"/>
    </style:style>
    <style:style style:name="P47" style:family="paragraph" style:parent-style-name="Standard" style:list-style-name="WWNum34">
      <style:paragraph-properties fo:margin-left="0.5in" fo:margin-right="0in" fo:margin-top="0.1665in" fo:margin-bottom="0.1665in" loext:contextual-spacing="false" fo:line-height="100%" fo:text-indent="-0.25in" style:auto-text-indent="false"/>
    </style:style>
    <style:style style:name="P48" style:family="paragraph" style:parent-style-name="Standard" style:list-style-name="WWNum24">
      <style:paragraph-properties fo:margin-left="0.5in" fo:margin-right="0in" fo:margin-top="0.1665in" fo:margin-bottom="0.1665in" loext:contextual-spacing="false" fo:line-height="100%" fo:text-indent="-0.25in" style:auto-text-indent="false"/>
    </style:style>
    <style:style style:name="P49" style:family="paragraph" style:parent-style-name="Standard" style:list-style-name="WWNum17">
      <style:paragraph-properties fo:margin-left="0.5in" fo:margin-right="0in" fo:margin-top="0.1665in" fo:margin-bottom="0.1665in" loext:contextual-spacing="false" fo:line-height="100%" fo:text-indent="-0.25in" style:auto-text-indent="false"/>
    </style:style>
    <style:style style:name="P50" style:family="paragraph" style:parent-style-name="Standard" style:list-style-name="WWNum29">
      <style:paragraph-properties fo:margin-left="0.5in" fo:margin-right="0in" fo:margin-top="0.1665in" fo:margin-bottom="0.1665in" loext:contextual-spacing="false" fo:line-height="100%" fo:text-indent="-0.25in" style:auto-text-indent="false"/>
    </style:style>
    <style:style style:name="P51" style:family="paragraph" style:parent-style-name="Standard" style:list-style-name="WWNum21">
      <style:paragraph-properties fo:margin-left="0.5in" fo:margin-right="0in" fo:margin-top="0.1665in" fo:margin-bottom="0.1665in" loext:contextual-spacing="false" fo:line-height="100%" fo:text-indent="-0.25in" style:auto-text-indent="false"/>
    </style:style>
    <style:style style:name="P52" style:family="paragraph" style:parent-style-name="Standard" style:list-style-name="WWNum2">
      <style:paragraph-properties fo:margin-left="0.5in" fo:margin-right="0in" fo:margin-top="0.1665in" fo:margin-bottom="0.1665in" loext:contextual-spacing="false" fo:line-height="100%" fo:text-indent="-0.25in" style:auto-text-indent="false"/>
    </style:style>
    <style:style style:name="P53" style:family="paragraph" style:parent-style-name="Standard" style:list-style-name="WWNum19">
      <style:paragraph-properties fo:margin-left="0.5in" fo:margin-right="0in" fo:margin-top="0.1665in" fo:margin-bottom="0.1665in" loext:contextual-spacing="false" fo:line-height="100%" fo:text-indent="-0.25in" style:auto-text-indent="false"/>
    </style:style>
    <style:style style:name="P54" style:family="paragraph" style:parent-style-name="Standard" style:list-style-name="WWNum13">
      <style:paragraph-properties fo:margin-left="0.5in" fo:margin-right="0in" fo:margin-top="0.1665in" fo:margin-bottom="0.1665in" loext:contextual-spacing="false" fo:line-height="100%" fo:text-indent="-0.25in" style:auto-text-indent="false"/>
    </style:style>
    <style:style style:name="P55" style:family="paragraph" style:parent-style-name="Standard" style:list-style-name="WWNum20">
      <style:paragraph-properties fo:margin-left="0.5in" fo:margin-right="0in" fo:margin-top="0.1665in" fo:margin-bottom="0.1665in" loext:contextual-spacing="false" fo:line-height="100%" fo:text-indent="-0.25in" style:auto-text-indent="false"/>
    </style:style>
    <style:style style:name="P56"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57" style:family="paragraph" style:parent-style-name="Standard" style:list-style-name="WWNum31">
      <style:paragraph-properties fo:margin-left="0.5in" fo:margin-right="0in" fo:margin-top="0.1665in" fo:margin-bottom="0.1665in" loext:contextual-spacing="false" fo:line-height="100%" fo:text-indent="-0.25in" style:auto-text-indent="false"/>
    </style:style>
    <style:style style:name="P58" style:family="paragraph" style:parent-style-name="Standard" style:list-style-name="WWNum32">
      <style:paragraph-properties fo:margin-left="0.5in" fo:margin-right="0in" fo:margin-top="0.1665in" fo:margin-bottom="0.1665in" loext:contextual-spacing="false" fo:line-height="100%" fo:text-indent="-0.25in" style:auto-text-indent="false"/>
    </style:style>
    <style:style style:name="P59" style:family="paragraph" style:parent-style-name="Standard" style:list-style-name="WWNum10">
      <style:paragraph-properties fo:margin-left="0.5in" fo:margin-right="0in" fo:margin-top="0.1665in" fo:margin-bottom="0.1665in" loext:contextual-spacing="false" fo:line-height="100%" fo:text-indent="-0.25in" style:auto-text-indent="false"/>
    </style:style>
    <style:style style:name="P60" style:family="paragraph" style:parent-style-name="Standard" style:list-style-name="WWNum38">
      <style:paragraph-properties fo:margin-left="0.5in" fo:margin-right="0in" fo:margin-top="0.1665in" fo:margin-bottom="0.1665in" loext:contextual-spacing="false" fo:line-height="100%" fo:text-indent="-0.25in" style:auto-text-indent="false"/>
    </style:style>
    <style:style style:name="P61" style:family="paragraph" style:parent-style-name="Standard" style:list-style-name="WWNum40">
      <style:paragraph-properties fo:margin-left="0.5in" fo:margin-right="0in" fo:margin-top="0.1665in" fo:margin-bottom="0.1665in" loext:contextual-spacing="false" fo:line-height="100%" fo:text-indent="-0.25in" style:auto-text-indent="false"/>
    </style:style>
    <style:style style:name="P62" style:family="paragraph" style:parent-style-name="Standard" style:list-style-name="WWNum50">
      <style:paragraph-properties fo:margin-left="0.5in" fo:margin-right="0in" fo:margin-top="0.1665in" fo:margin-bottom="0.1665in" loext:contextual-spacing="false" fo:line-height="100%" fo:text-indent="-0.25in" style:auto-text-indent="false"/>
    </style:style>
    <style:style style:name="P63" style:family="paragraph" style:parent-style-name="Standard" style:list-style-name="WWNum30">
      <style:paragraph-properties fo:margin-left="0.5in" fo:margin-right="0in" fo:margin-top="0.1665in" fo:margin-bottom="0.1665in" loext:contextual-spacing="false" fo:line-height="100%" fo:text-indent="-0.25in" style:auto-text-indent="false"/>
    </style:style>
    <style:style style:name="P64" style:family="paragraph" style:parent-style-name="Standard" style:list-style-name="WWNum51">
      <style:paragraph-properties fo:margin-left="0.5in" fo:margin-right="0in" fo:margin-top="0.1665in" fo:margin-bottom="0.1665in" loext:contextual-spacing="false" fo:line-height="100%" fo:text-indent="-0.25in" style:auto-text-indent="false"/>
    </style:style>
    <style:style style:name="P65" style:family="paragraph" style:parent-style-name="Standard" style:list-style-name="WWNum42">
      <style:paragraph-properties fo:margin-left="0.5in" fo:margin-right="0in" fo:margin-top="0.1665in" fo:margin-bottom="0.1665in" loext:contextual-spacing="false" fo:line-height="100%" fo:text-indent="-0.25in" style:auto-text-indent="false"/>
    </style:style>
    <style:style style:name="P66" style:family="paragraph" style:parent-style-name="Standard" style:list-style-name="WWNum9">
      <style:paragraph-properties fo:margin-left="0.5in" fo:margin-right="0in" fo:margin-top="0.1665in" fo:margin-bottom="0.1665in" loext:contextual-spacing="false" fo:line-height="100%" fo:text-indent="-0.25in" style:auto-text-indent="false"/>
    </style:style>
    <style:style style:name="P67" style:family="paragraph" style:parent-style-name="Standard" style:list-style-name="WWNum22">
      <style:paragraph-properties fo:margin-left="0.5in" fo:margin-right="0in" fo:margin-top="0.1665in" fo:margin-bottom="0.1665in" loext:contextual-spacing="false" fo:line-height="100%" fo:text-indent="-0.25in" style:auto-text-indent="false"/>
    </style:style>
    <style:style style:name="P68" style:family="paragraph" style:parent-style-name="Standard" style:list-style-name="WWNum54">
      <style:paragraph-properties fo:margin-left="0.5in" fo:margin-right="0in" fo:margin-top="0.1665in" fo:margin-bottom="0.1665in" loext:contextual-spacing="false" fo:line-height="100%" fo:text-indent="-0.25in" style:auto-text-indent="false"/>
    </style:style>
    <style:style style:name="P69" style:family="paragraph" style:parent-style-name="Standard" style:list-style-name="WWNum45">
      <style:paragraph-properties fo:margin-left="0.5in" fo:margin-right="0in" fo:margin-top="0.1665in" fo:margin-bottom="0.1665in" loext:contextual-spacing="false" fo:line-height="100%" fo:text-indent="-0.25in" style:auto-text-indent="false"/>
    </style:style>
    <style:style style:name="P70" style:family="paragraph" style:parent-style-name="Standard" style:list-style-name="WWNum23">
      <style:paragraph-properties fo:margin-left="0.5in" fo:margin-right="0in" fo:margin-top="0.1665in" fo:margin-bottom="0.1665in" loext:contextual-spacing="false" fo:line-height="100%" fo:text-indent="-0.25in" style:auto-text-indent="false"/>
    </style:style>
    <style:style style:name="P71" style:family="paragraph" style:parent-style-name="Standard" style:list-style-name="WWNum41">
      <style:paragraph-properties fo:margin-left="0.5in" fo:margin-right="0in" fo:margin-top="0.1665in" fo:margin-bottom="0.1665in" loext:contextual-spacing="false" fo:line-height="100%" fo:text-indent="-0.25in" style:auto-text-indent="false"/>
    </style:style>
    <style:style style:name="P72" style:family="paragraph" style:parent-style-name="Standard" style:list-style-name="WWNum4">
      <style:paragraph-properties fo:margin-left="0.5in" fo:margin-right="0in" fo:margin-top="0.1665in" fo:margin-bottom="0.1665in" loext:contextual-spacing="false" fo:line-height="100%" fo:text-indent="-0.25in" style:auto-text-indent="false"/>
    </style:style>
    <style:style style:name="P73" style:family="paragraph" style:parent-style-name="Standard" style:list-style-name="WWNum33">
      <style:paragraph-properties fo:margin-left="0.5in" fo:margin-right="0in" fo:margin-top="0.1665in" fo:margin-bottom="0.1665in" loext:contextual-spacing="false" fo:line-height="100%" fo:text-indent="-0.25in" style:auto-text-indent="false"/>
    </style:style>
    <style:style style:name="P74" style:family="paragraph" style:parent-style-name="Standard" style:list-style-name="WWNum27">
      <style:paragraph-properties fo:margin-left="0.5in" fo:margin-right="0in" fo:margin-top="0.1665in" fo:margin-bottom="0.1665in" loext:contextual-spacing="false" fo:line-height="100%" fo:text-indent="-0.25in" style:auto-text-indent="false"/>
    </style:style>
    <style:style style:name="P75" style:family="paragraph" style:parent-style-name="Standard" style:list-style-name="WWNum25">
      <style:paragraph-properties fo:margin-left="0.5in" fo:margin-right="0in" fo:margin-top="0.1665in" fo:margin-bottom="0.1665in" loext:contextual-spacing="false" fo:line-height="100%" fo:text-indent="-0.25in" style:auto-text-indent="false"/>
    </style:style>
    <style:style style:name="P76" style:family="paragraph" style:parent-style-name="Standard" style:list-style-name="WWNum46">
      <style:paragraph-properties fo:margin-left="0.5in" fo:margin-right="0in" fo:margin-top="0.1665in" fo:margin-bottom="0.1665in" loext:contextual-spacing="false" fo:line-height="100%" fo:text-indent="-0.25in" style:auto-text-indent="false"/>
    </style:style>
    <style:style style:name="P77" style:family="paragraph" style:parent-style-name="Standard" style:list-style-name="WWNum11">
      <style:paragraph-properties fo:margin-left="0.5in" fo:margin-right="0in" fo:margin-top="0.1665in" fo:margin-bottom="0.1665in" loext:contextual-spacing="false" fo:line-height="100%" fo:text-indent="-0.25in" style:auto-text-indent="false"/>
    </style:style>
    <style:style style:name="P78" style:family="paragraph" style:parent-style-name="Standard" style:list-style-name="WWNum26">
      <style:paragraph-properties fo:margin-left="0.5in" fo:margin-right="0in" fo:margin-top="0.1665in" fo:margin-bottom="0.1665in" loext:contextual-spacing="false" fo:line-height="100%" fo:text-indent="-0.25in" style:auto-text-indent="false"/>
    </style:style>
    <style:style style:name="P79" style:family="paragraph" style:parent-style-name="Standard" style:list-style-name="WWNum37">
      <style:paragraph-properties fo:margin-left="0.5in" fo:margin-right="0in" fo:margin-top="0.1665in" fo:margin-bottom="0.1665in" loext:contextual-spacing="false" fo:line-height="100%" fo:text-indent="-0.25in" style:auto-text-indent="false"/>
    </style:style>
    <style:style style:name="P80" style:family="paragraph" style:parent-style-name="Standard">
      <style:paragraph-properties fo:margin-left="0.4165in" fo:margin-right="0.4165in" fo:margin-top="0.1665in" fo:margin-bottom="0.1665in" loext:contextual-spacing="false" fo:line-height="100%" fo:text-indent="0in" style:auto-text-indent="false"/>
    </style:style>
    <style:style style:name="P81" style:family="paragraph" style:parent-style-name="Heading_20_1">
      <style:paragraph-properties fo:margin-top="0.3335in" fo:margin-bottom="0.0835in" loext:contextual-spacing="false" fo:line-height="100%" fo:keep-together="auto" fo:keep-with-next="auto"/>
    </style:style>
    <style:style style:name="P82"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83" style:family="paragraph" style:parent-style-name="Heading_20_4">
      <style:paragraph-properties fo:margin-top="0.1665in" fo:margin-bottom="0.028in" loext:contextual-spacing="false" fo:line-height="100%" fo:keep-together="auto" fo:keep-with-next="auto"/>
    </style:style>
    <style:style style:name="P84" style:family="paragraph" style:parent-style-name="Heading_20_3">
      <style:paragraph-properties fo:margin-top="0.1945in" fo:margin-bottom="0.0555in" loext:contextual-spacing="false" fo:line-height="100%" fo:keep-together="auto" fo:keep-with-next="auto"/>
    </style:style>
    <style:style style:name="P85" style:family="paragraph" style:parent-style-name="Heading_20_2">
      <style:paragraph-properties fo:margin-top="0.25in" fo:margin-bottom="0.0555in" loext:contextual-spacing="false" fo:line-height="100%" fo:keep-together="auto" fo:keep-with-next="auto"/>
    </style:style>
    <style:style style:name="P86" style:family="paragraph">
      <loext:graphic-properties draw:fill="solid" draw:fill-color="#a0a0a0"/>
      <style:paragraph-properties fo:text-align="center"/>
    </style:style>
    <style:style style:name="T1" style:family="text">
      <style:text-properties fo:font-size="23pt" fo:font-weight="bold" style:font-size-asian="23pt" style:font-weight-asian="bold" style:font-size-complex="23pt"/>
    </style:style>
    <style:style style:name="T2" style:family="text">
      <style:text-properties fo:color="#1155cc" style:text-underline-style="solid" style:text-underline-width="auto" style:text-underline-color="font-color"/>
    </style:style>
    <style:style style:name="T3" style:family="text">
      <style:text-properties fo:color="#188038" style:font-name="Roboto Mono" style:font-name-asian="Roboto Mono1" style:font-name-complex="Roboto Mono1"/>
    </style:style>
    <style:style style:name="T4" style:family="text">
      <style:text-properties fo:color="#188038" style:font-name="Roboto Mono" fo:font-size="13pt" fo:font-weight="bold" style:font-name-asian="Roboto Mono1" style:font-size-asian="13pt" style:font-weight-asian="bold" style:font-name-complex="Roboto Mono1" style:font-size-complex="13pt"/>
    </style:style>
    <style:style style:name="T5" style:family="text">
      <style:text-properties fo:color="#188038" style:font-name="Roboto Mono" fo:font-weight="bold" style:font-name-asian="Roboto Mono1" style:font-weight-asian="bold" style:font-name-complex="Roboto Mono1"/>
    </style:style>
    <style:style style:name="T6" style:family="text">
      <style:text-properties fo:color="#188038" style:font-name="Roboto Mono" fo:font-size="17pt" fo:font-weight="bold" style:font-name-asian="Roboto Mono1" style:font-size-asian="17pt" style:font-weight-asian="bold" style:font-name-complex="Roboto Mono1" style:font-size-complex="17pt"/>
    </style:style>
    <style:style style:name="T7" style:family="text">
      <style:text-properties fo:color="#188038" style:font-name="Roboto Mono" fo:font-style="italic" style:font-name-asian="Roboto Mono1" style:font-style-asian="italic" style:font-name-complex="Roboto Mono1"/>
    </style:style>
    <style:style style:name="T8" style:family="text">
      <style:text-properties fo:color="#188038" style:font-name="Roboto Mono" fo:font-size="11pt" fo:font-weight="bold" style:font-name-asian="Roboto Mono1" style:font-size-asian="11pt" style:font-weight-asian="bold" style:font-name-complex="Roboto Mono1" style:font-size-complex="11pt"/>
    </style:style>
    <style:style style:name="T9" style:family="text">
      <style:text-properties fo:font-size="17pt" fo:font-weight="bold" style:font-size-asian="17pt" style:font-weight-asian="bold" style:font-size-complex="17pt"/>
    </style:style>
    <style:style style:name="T10" style:family="text">
      <style:text-properties fo:font-weight="bold" style:font-weight-asian="bold"/>
    </style:style>
    <style:style style:name="T11" style:family="text">
      <style:text-properties fo:color="#000000" fo:font-size="13pt" fo:font-weight="bold" style:font-size-asian="13pt" style:font-weight-asian="bold" style:font-size-complex="13pt"/>
    </style:style>
    <style:style style:name="T12" style:family="text">
      <style:text-properties fo:color="#000000" fo:font-size="11pt" fo:font-weight="bold" style:font-size-asian="11pt" style:font-weight-asian="bold" style:font-size-complex="11pt"/>
    </style:style>
    <style:style style:name="T13" style:family="text">
      <style:text-properties fo:color="#0000ee" style:font-name="Roboto Mono" style:text-underline-style="solid" style:text-underline-width="auto" style:text-underline-color="font-color" style:font-name-asian="Roboto Mono1" style:font-name-complex="Roboto Mono1"/>
    </style:style>
    <style:style style:name="T14"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bookmark text:name="_jjjrw75kk3jm"/><text:span text:style-name="T1">🖥️ PrivacySafe 3NWeb Platform: API Spec</text:span></text:p>
      <text:p text:style-name="P2">This document provides a human-readable reference for the APIs of the<text:a xlink:type="simple" xlink:href="https://opensource.ieee.org/3nweb/" text:style-name="ListLabel_20_487" text:visited-style-name="ListLabel_20_487"> </text:a><text:a xlink:type="simple" xlink:href="https://opensource.ieee.org/3nweb/" text:style-name="ListLabel_20_488" text:visited-style-name="ListLabel_20_488"><text:span text:style-name="T2">3NWeb</text:span></text:a> <text:span text:style-name="T3">spec-server</text:span>, as implemented in the<text:a xlink:type="simple" xlink:href="https://github.com/PrivacySafe" text:style-name="ListLabel_20_487" text:visited-style-name="ListLabel_20_487"> </text:a><text:a xlink:type="simple" xlink:href="https://github.com/PrivacySafe" text:style-name="ListLabel_20_488" text:visited-style-name="ListLabel_20_488"><text:span text:style-name="T2">PrivacySafe</text:span></text:a> ecosystem.</text:p>
      <text:p text:style-name="Standard"><draw:rect text:anchor-type="as-char" style:rel-width="100%" draw:z-index="0" draw:style-name="gr1" draw:text-style-name="P86" svg:width="0.0012in" svg:height="0.0213in"><text:p/></draw:rect></text:p>
      <text:p text:style-name="P85"><text:bookmark text:name="_wv5toz1ruqxj"/><text:span text:style-name="T9">🧭 Purpose and Scope</text:span></text:p>
      <text:p text:style-name="P2">3NWeb is a specification and platform for building federated, privacy-first applications that operate securely across devices and services. This documentation is intended for developers building server-side extensions, service endpoints, and core libraries.</text:p>
      <text:p text:style-name="Standard"><draw:rect text:anchor-type="as-char" style:rel-width="100%" draw:z-index="1" draw:style-name="gr1" draw:text-style-name="P86" svg:width="0.0012in" svg:height="0.0213in"><text:p/></draw:rect></text:p>
      <text:p text:style-name="P85"><text:bookmark text:name="_5moyj3nvpy8f"/><text:span text:style-name="T9">🔍 API Organization</text:span></text:p>
      <text:p text:style-name="P2">The documentation is grouped by subsystem or domain, including:</text:p>
      <text:list xml:id="list2007994567" text:style-name="WWNum52">
        <text:list-item>
          <text:p text:style-name="P3"><text:span text:style-name="T10">ASMail</text:span> — Encrypted messaging infrastructure (delivery, retrieval, sessions)</text:p>
        </text:list-item>
        <text:list-item>
          <text:p text:style-name="P20"><text:span text:style-name="T10">3NStorage</text:span> — Decentralized, versioned object storage (sync, archiving, session-based APIs)</text:p>
        </text:list-item>
        <text:list-item>
          <text:p text:style-name="P20"><text:span text:style-name="T10">Admin</text:span> — Tools for managing users, signup tokens, and domain provisioning</text:p>
        </text:list-item>
        <text:list-item>
          <text:p text:style-name="P20"><text:span text:style-name="T10">Config &amp; CLI</text:span> — Runtime and environment configuration, command-line parsing</text:p>
        </text:list-item>
        <text:list-item>
          <text:p text:style-name="P26"><text:span text:style-name="T10">Common Libraries</text:span> — Core utilities used by all subsystems (assertions, encoding, crypto, etc.)</text:p>
        </text:list-item>
      </text:list>
      <text:p text:style-name="Standard"><draw:rect text:anchor-type="as-char" style:rel-width="100%" draw:z-index="2" draw:style-name="gr1" draw:text-style-name="P86" svg:width="0.0012in" svg:height="0.0213in"><text:p/></draw:rect></text:p>
      <text:p text:style-name="P85"><text:bookmark text:name="_cd14w5k8p7ql"/><text:span text:style-name="T9">⚙️ Core Service Initializers</text:span></text:p>
      <text:p text:style-name="P2">These entry points are responsible for bootstrapping core app modules based on the enabled features:</text:p>
      <text:p text:style-name="P84"><text:bookmark text:name="_vx90vtfmr57i"/><text:span text:style-name="T4">services.ts</text:span></text:p>
      <text:list xml:id="list521333172" text:style-name="WWNum49">
        <text:list-item>
          <text:p text:style-name="P43"><text:span text:style-name="T10">Function: </text:span><text:span text:style-name="T5">servicesApp(conf, errLogger, logSetup)</text:span></text:p>
        </text:list-item>
      </text:list>
      <text:p text:style-name="P80">Starts services like ASMail, 3NStorage, and MailerId, based on <text:span text:style-name="T3">Configurations</text:span>. This is the main orchestrator for service processes.</text:p>
      <text:list xml:id="list2989785037" text:style-name="WWNum39">
        <text:list-item>
          <text:p text:style-name="P44"><text:span text:style-name="T10">Function: </text:span><text:span text:style-name="T5">adminApp(conf, errLogger, logSetup)</text:span></text:p>
        </text:list-item>
      </text:list>
      <text:p text:style-name="P80">Sets up administrative interfaces for managing users, domains, and mailer identities.</text:p>
      <text:p text:style-name="Standard"><draw:rect text:anchor-type="as-char" style:rel-width="100%" draw:z-index="3" draw:style-name="gr1" draw:text-style-name="P86" svg:width="0.0012in" svg:height="0.0213in"><text:p/></draw:rect></text:p>
      <text:p text:style-name="P85"><text:bookmark text:name="_c74nd8xsqamp"/><text:span text:style-name="T9">🗃️ 3NStorage: Versioned Object Storage</text:span></text:p>
      <text:p text:style-name="P2">This module implements end-user file and blob storage, using version control and object-chunking with sessioned APIs.</text:p>
      <text:p text:style-name="P84"><text:bookmark text:name="_dvnylmfgqypi"/><text:span text:style-name="T4">3nstorage/3nstorage-app.ts</text:span></text:p>
      <text:list xml:id="list1320801157" text:style-name="WWNum48">
        <text:list-item>
          <text:p text:style-name="P45"><text:span text:style-name="T10">Function: </text:span><text:span text:style-name="T5">makeApp(dataFolder, domain, midAuthorizer, errLogger)</text:span></text:p>
        </text:list-item>
      </text:list>
      <text:p text:style-name="P80"><text:soft-page-break/>Creates the main 3NStorage service app, which handles routing and object persistence for user-scoped encrypted files.</text:p>
      <text:p text:style-name="P84"><text:bookmark text:name="_v3t8viu5t503"/><text:span text:style-name="T4">3nstorage/owner.ts</text:span></text:p>
      <text:list xml:id="list1888120501" text:style-name="WWNum12">
        <text:list-item>
          <text:p text:style-name="P46"><text:span text:style-name="T10">Function: </text:span><text:span text:style-name="T5">makeApp(domain, sessions, users, midAuthorizer)</text:span></text:p>
        </text:list-item>
      </text:list>
      <text:p text:style-name="P80">Constructs the storage handler for a domain owner. Manages session authentication, object ownership, and version reconciliation.</text:p>
      <text:p text:style-name="P84"><text:bookmark text:name="_ux4da66xos86"/><text:span text:style-name="T4">3nstorage/shared.ts</text:span></text:p>
      <text:list xml:id="list2402672891" text:style-name="WWNum34">
        <text:list-item>
          <text:p text:style-name="P47"><text:span text:style-name="T10">Function: </text:span><text:span text:style-name="T5">makeApp(sessions, users)</text:span></text:p>
        </text:list-item>
      </text:list>
      <text:p text:style-name="P80">Provides access-control–governed file sharing for secondary users.</text:p>
      <text:p text:style-name="P84"><text:bookmark text:name="_gy9yfjupr0xk"/><text:span text:style-name="T4">3nstorage/resources/sessions.ts</text:span></text:p>
      <text:list xml:id="list3366033083" text:style-name="WWNum24">
        <text:list-item>
          <text:p text:style-name="P48"><text:span text:style-name="T10">Function: </text:span><text:span text:style-name="T5">makeSessionFactory(timeout)</text:span></text:p>
        </text:list-item>
      </text:list>
      <text:p text:style-name="P80">Generates session instances for storage operations, expiring based on timeout values to protect state.</text:p>
      <text:p text:style-name="P84"><text:bookmark text:name="_54u3ri47zszh"/><text:span text:style-name="T4">3nstorage/resources/store.ts</text:span></text:p>
      <text:list xml:id="list1074574022" text:style-name="WWNum17">
        <text:list-item>
          <text:p text:style-name="P49"><text:span text:style-name="T10">Interfaces:</text:span> <text:span text:style-name="T3">MismatchedObjVerException</text:span>, <text:span text:style-name="T3">ObjStatusInfo</text:span>, <text:span text:style-name="T3">TransactionParams</text:span></text:p>
        </text:list-item>
      </text:list>
      <text:p text:style-name="P80">Core models for tracking version errors, object lifecycle state, and transactional write parameters.</text:p>
      <text:list xml:id="list1660125700" text:style-name="WWNum29">
        <text:list-item>
          <text:p text:style-name="P50"><text:span text:style-name="T10">Function: </text:span><text:span text:style-name="T5">makeMismatchedObjVerException(current_version)</text:span></text:p>
        </text:list-item>
      </text:list>
      <text:p text:style-name="P80">Generates a structured error object when client and server versions diverge.</text:p>
      <text:p text:style-name="Standard"><draw:rect text:anchor-type="as-char" style:rel-width="100%" draw:z-index="4" draw:style-name="gr1" draw:text-style-name="P86" svg:width="0.0012in" svg:height="0.0213in"><text:p/></draw:rect></text:p>
      <text:p text:style-name="P85"><text:bookmark text:name="_81enzwt8ime2"/><text:span text:style-name="T9">📬 ASMail: Encrypted Messaging System</text:span></text:p>
      <text:p text:style-name="P2">ASMail provides secure end-to-end encrypted communication for 3NWeb users. Messages are delivered via temporary delivery sessions and retrieved via inbox-style APIs.</text:p>
      <text:p text:style-name="P84"><text:bookmark text:name="_9tyuwy7badpo"/><text:span text:style-name="T4">asmail/asmail-app.ts</text:span></text:p>
      <text:list xml:id="list1696205796" text:style-name="WWNum21">
        <text:list-item>
          <text:p text:style-name="P51"><text:span text:style-name="T10">Function: </text:span><text:span text:style-name="T5">makeApp(rootFolder, domain, midAuthorizer, errLogger)</text:span></text:p>
        </text:list-item>
      </text:list>
      <text:p text:style-name="P80">Initializes the full ASMail delivery and retrieval system, including message queues, inbox resolution, and storage-backed blob handling.</text:p>
      <text:p text:style-name="P84"><text:bookmark text:name="_77gg0ut033mk"/><text:span text:style-name="T4">asmail/config.ts</text:span></text:p>
      <text:list xml:id="list1152905866" text:style-name="WWNum2">
        <text:list-item>
          <text:p text:style-name="P52"><text:span text:style-name="T10">Function: </text:span><text:span text:style-name="T5">makeApp(domain, sessions, recipients, midAuthorizer)</text:span></text:p>
        </text:list-item>
      </text:list>
      <text:p text:style-name="P80">Loads or prepares ASMail domain-specific settings and session context for message flows.</text:p>
      <text:p text:style-name="P84"><text:bookmark text:name="_6ah61o2q5ak4"/><text:span text:style-name="T4">asmail/delivery.ts</text:span></text:p>
      <text:list xml:id="list278046097" text:style-name="WWNum19">
        <text:list-item>
          <text:p text:style-name="P53"><text:span text:style-name="T10">Function: </text:span><text:span text:style-name="T5">makeApp(domain, sessions, recipients, midAuthorizer)</text:span></text:p>
        </text:list-item>
      </text:list>
      <text:p text:style-name="P80">Bootstraps delivery-side logic for ASMail — validates senders, segments messages, and handles chunked uploads.</text:p>
      <text:p text:style-name="P84"><text:bookmark text:name="_3dm33d5q28z"/><text:soft-page-break/><text:span text:style-name="T4">asmail/retrieval.ts</text:span></text:p>
      <text:list xml:id="list4541410" text:style-name="WWNum13">
        <text:list-item>
          <text:p text:style-name="P54"><text:span text:style-name="T10">Function: </text:span><text:span text:style-name="T5">makeApp(domain, sessions, recipients, midAuthorizer)</text:span></text:p>
        </text:list-item>
      </text:list>
      <text:p text:style-name="P80">Sets up message inbox resolution and message object retrieval. Also provides support for message listing and metadata access.</text:p>
      <text:p text:style-name="P84"><text:bookmark text:name="_biyuzk5q88o1"/><text:span text:style-name="T4">asmail/resources/recipients.ts</text:span></text:p>
      <text:list xml:id="list3687185594" text:style-name="WWNum28">
        <text:list-item>
          <text:p text:style-name="P4"><text:span text:style-name="T10">Interface: </text:span><text:span text:style-name="T5">Factory</text:span> — Provides methods for validating users, storing public keys, accepting uploads, and fetching inbox data.</text:p>
        </text:list-item>
        <text:list-item>
          <text:p text:style-name="P27"><text:span text:style-name="T10">Function: </text:span><text:span text:style-name="T5">makeFactory(rootFolder)</text:span></text:p>
        </text:list-item>
      </text:list>
      <text:p text:style-name="P80">Initializes recipient-based message storage and retrieval. Connects encrypted blobs with public key encryption and inbox lifecycles.</text:p>
      <text:p text:style-name="P84"><text:bookmark text:name="_yqv0ikhx2q9"/><text:span text:style-name="T4">asmail/resources/delivery-sessions.ts</text:span></text:p>
      <text:list xml:id="list3933237823" text:style-name="WWNum20">
        <text:list-item>
          <text:p text:style-name="P55"><text:span text:style-name="T10">Interface: </text:span><text:span text:style-name="T5">SessionParams</text:span> — Defines structure for sender, recipient, message ID, and remaining chunk space.</text:p>
        </text:list-item>
      </text:list>
      <text:p text:style-name="P84"><text:bookmark text:name="_c0gwbt2yv45b"/><text:span text:style-name="T4">asmail/resources/sessions.ts</text:span></text:p>
      <text:list xml:id="list754899593" text:style-name="WWNum1">
        <text:list-item>
          <text:p text:style-name="P56"><text:span text:style-name="T10">Function: </text:span><text:span text:style-name="T5">makeSessionFactory(timeout)</text:span> — Session generator for delivery tracking and per-message encryption state.</text:p>
        </text:list-item>
      </text:list>
      <text:p text:style-name="Standard"><draw:rect text:anchor-type="as-char" style:rel-width="100%" draw:z-index="5" draw:style-name="gr1" draw:text-style-name="P86" svg:width="0.0012in" svg:height="0.0213in"><text:p/></draw:rect></text:p>
      <text:p text:style-name="P85"><text:bookmark text:name="_xus5ce17nh6h"/><text:span text:style-name="T9">🛠️ Admin: User, Domain &amp; Identity Provisioning</text:span></text:p>
      <text:p text:style-name="P2">The Admin subsystem handles the setup and governance of user identities, available domains, and signup flows. It's typically accessed by privileged system operators.</text:p>
      <text:p text:style-name="P84"><text:bookmark text:name="_ugkk5miyozua"/><text:span text:style-name="T4">admin/admin-app.ts</text:span></text:p>
      <text:list xml:id="list898038966" text:style-name="WWNum31">
        <text:list-item>
          <text:p text:style-name="P57"><text:span text:style-name="T10">Function: </text:span><text:span text:style-name="T5">makeApp(conf, errLogger, logSetup)</text:span></text:p>
        </text:list-item>
      </text:list>
      <text:p text:style-name="P80">Constructs the Admin service responsible for user provisioning, domain setup, and user-address validation.</text:p>
      <text:p text:style-name="P84"><text:bookmark text:name="_w5ztjh11onkm"/><text:span text:style-name="T4">admin/signup-tokens.ts</text:span></text:p>
      <text:list xml:id="list1060311494" text:style-name="WWNum32">
        <text:list-item>
          <text:p text:style-name="P58"><text:span text:style-name="T10">Interfaces: </text:span><text:span text:style-name="T5">SingleUserSignupCtx</text:span><text:span text:style-name="T10">, </text:span><text:span text:style-name="T5">MultiDomainSignupCtx</text:span></text:p>
        </text:list-item>
      </text:list>
      <text:p text:style-name="P80">Token-based signup contexts for individual users or multi-domain configurations.</text:p>
      <text:list xml:id="list3419540138" text:style-name="WWNum10">
        <text:list-item>
          <text:p text:style-name="P59"><text:span text:style-name="T10">Functions:</text:span> <text:span text:style-name="T3">canCreateUser</text:span>, <text:span text:style-name="T3">addressesForName</text:span>, <text:span text:style-name="T3">makeSingleUserSignupCtx</text:span>, <text:span text:style-name="T3">makeMultiDomainSignupCtx</text:span>, <text:span text:style-name="T3">parseToken</text:span>, <text:span text:style-name="T3">tokenPath</text:span>, <text:span text:style-name="T3">areTokensSame</text:span></text:p>
        </text:list-item>
      </text:list>
      <text:p text:style-name="P80">Create and validate signup tokens. Parse and compare token values, bind them to specific user addresses or domains.</text:p>
      <text:p text:style-name="P84"><text:bookmark text:name="_v5fsdjprbj9t"/><text:span text:style-name="T4">admin/resources/users.ts</text:span></text:p>
      <text:list xml:id="list174789962" text:style-name="WWNum53">
        <text:list-item>
          <text:p text:style-name="P5"><text:span text:style-name="T10">Interface: </text:span><text:span text:style-name="T5">Factory</text:span> — Operations for address/domain validation and adding new users.</text:p>
        </text:list-item>
        <text:list-item>
          <text:p text:style-name="P21"><text:span text:style-name="T10">Function: </text:span><text:span text:style-name="T5">makeFactory(rootFolder, noTokenFile)</text:span> — Sets up persistent user provisioning backend.</text:p>
        </text:list-item>
        <text:list-item>
          <text:p text:style-name="P28"><text:span text:style-name="T10">Functions:</text:span> <text:span text:style-name="T3">validateUserMidParams</text:span>, <text:span text:style-name="T3">validateUserStorageParams</text:span></text:p>
        </text:list-item>
      </text:list>
      <text:p text:style-name="P80">Ensures parameter sets for MailerId and Storage meet security and structural constraints.</text:p>
      <text:p text:style-name="P84"><text:bookmark text:name="_vyjsi2dd4em"/><text:soft-page-break/><text:span text:style-name="T4">admin/routes/</text:span></text:p>
      <text:list xml:id="list1803710915" text:style-name="WWNum47">
        <text:list-item>
          <text:p text:style-name="P6"><text:span text:style-name="T5">add.ts</text:span> → <text:span text:style-name="T3">addUser()</text:span> — Adds a new user to the platform via token or admin override.</text:p>
        </text:list-item>
        <text:list-item>
          <text:p text:style-name="P22"><text:span text:style-name="T5">get-available-addresses.ts</text:span> → <text:span text:style-name="T3">availableAddresses()</text:span> — Returns valid addresses for a given name.</text:p>
        </text:list-item>
        <text:list-item>
          <text:p text:style-name="P29"><text:span text:style-name="T5">get-available-domains.ts</text:span> → <text:span text:style-name="T3">availableDomains()</text:span> — Lists domains where user accounts may be created.</text:p>
        </text:list-item>
      </text:list>
      <text:p text:style-name="Standard"><draw:rect text:anchor-type="as-char" style:rel-width="100%" draw:z-index="6" draw:style-name="gr1" draw:text-style-name="P86" svg:width="0.0012in" svg:height="0.0213in"><text:p/></draw:rect></text:p>
      <text:p text:style-name="P85"><text:bookmark text:name="_dotj5k4j3jro"/><text:span text:style-name="T9">⚙️ Configuration &amp; CLI Interfaces</text:span></text:p>
      <text:p text:style-name="P2">These files define runtime configuration loading, command-line parsing, and service startup controls. Useful for operational and deploy-time management.</text:p>
      <text:p text:style-name="P84"><text:bookmark text:name="_v76ciicvm9uh"/><text:span text:style-name="T4">config/from-yaml.ts</text:span></text:p>
      <text:list xml:id="list3975267665" text:style-name="WWNum38">
        <text:list-item>
          <text:p text:style-name="P60"><text:span text:style-name="T10">Function: </text:span><text:span text:style-name="T5">readYamlConfFile(path)</text:span> — Reads YAML-formatted configuration from disk and returns it as structured config objects.</text:p>
        </text:list-item>
      </text:list>
      <text:p text:style-name="P84"><text:bookmark text:name="_maukzqikaxg"/><text:span text:style-name="T4">config/letsencrypt.ts</text:span></text:p>
      <text:list xml:id="list3389581764" text:style-name="WWNum40">
        <text:list-item>
          <text:p text:style-name="P61"><text:span text:style-name="T10">Function: </text:span><text:span text:style-name="T5">sslOptsFromConfig(letsencrypt, sslOpts, skipReload)</text:span> — Constructs SSL/TLS configuration from either Let's Encrypt folders or pre-loaded certs.</text:p>
        </text:list-item>
      </text:list>
      <text:p text:style-name="P84"><text:bookmark text:name="_c6iw98j4jiy"/><text:span text:style-name="T4">config/cli/index.ts</text:span></text:p>
      <text:list xml:id="list3734686929" text:style-name="WWNum50">
        <text:list-item>
          <text:p text:style-name="P62"><text:span text:style-name="T10">Function: </text:span><text:span text:style-name="T5">parseProcessArgv()</text:span> — Parses process command-line arguments and flags into CLI config structure.</text:p>
        </text:list-item>
      </text:list>
      <text:p text:style-name="P84"><text:bookmark text:name="_lpjt05dgd8bb"/><text:span text:style-name="T4">config/cli/run-cmd.ts</text:span></text:p>
      <text:list xml:id="list1837787118" text:style-name="WWNum6">
        <text:list-item>
          <text:p text:style-name="P7"><text:span text:style-name="T10">Function: </text:span><text:span text:style-name="T5">parseRunArgs(args, execName)</text:span> — Handles CLI inputs for starting 3NWeb services.</text:p>
        </text:list-item>
        <text:list-item>
          <text:p text:style-name="P30"><text:span text:style-name="T10">Interface: </text:span><text:span text:style-name="T5">ParsedRunArgs</text:span> — Command-line option schema.</text:p>
        </text:list-item>
      </text:list>
      <text:p text:style-name="P84"><text:bookmark text:name="_w7vwryzb854l"/><text:span text:style-name="T4">config/cli/signup-cmd.ts</text:span></text:p>
      <text:list xml:id="list1417956440" text:style-name="WWNum14">
        <text:list-item>
          <text:p text:style-name="P8"><text:span text:style-name="T10">Function: </text:span><text:span text:style-name="T5">parseSignupArgs(args, execName)</text:span> — CLI for managing user signup tokens and accounts.</text:p>
        </text:list-item>
        <text:list-item>
          <text:p text:style-name="P31"><text:span text:style-name="T10">Interface: </text:span><text:span text:style-name="T5">ParsedSignupArgs</text:span> — Signup-related CLI args schema.</text:p>
        </text:list-item>
      </text:list>
      <text:p text:style-name="P84"><text:bookmark text:name="_w642p9q5g6v3"/><text:span text:style-name="T4">config/cli/user-cmd.ts</text:span></text:p>
      <text:list xml:id="list2161057350" text:style-name="WWNum36">
        <text:list-item>
          <text:p text:style-name="P9"><text:span text:style-name="T10">Function: </text:span><text:span text:style-name="T5">parseSignupArgs(args, execName)</text:span> — Special user-centric flag parsing.</text:p>
        </text:list-item>
        <text:list-item>
          <text:p text:style-name="P32"><text:span text:style-name="T10">Interface: </text:span><text:span text:style-name="T5">ParsedUserArgs</text:span> — Args for listing users or showing help.</text:p>
        </text:list-item>
      </text:list>
      <text:p text:style-name="P84"><text:bookmark text:name="_9x28wus9zl9f"/><text:span text:style-name="T4">config/cli/utils.ts</text:span></text:p>
      <text:list xml:id="list3933056522" text:style-name="WWNum16">
        <text:list-item>
          <text:p text:style-name="P10"><text:span text:style-name="T10">Interfaces:</text:span> <text:span text:style-name="T3">OptionDef</text:span>, <text:span text:style-name="T3">UsageSection</text:span>, <text:span text:style-name="T3">HelpArg</text:span>, <text:span text:style-name="T3">CliUsageDisplay</text:span></text:p>
        </text:list-item>
        <text:list-item>
          <text:p text:style-name="P33"><text:span text:style-name="T10">Functions:</text:span> <text:span text:style-name="T3">toUsageDisplay(exitStatus, usage)</text:span>, <text:span text:style-name="T3">toErrorUsage(usage, errTxt)</text:span></text:p>
        </text:list-item>
      </text:list>
      <text:p text:style-name="P80">Display help and error output for CLI usage. Also defines custom flag types and default settings.</text:p>
      <text:p text:style-name="Standard"><draw:rect text:anchor-type="as-char" style:rel-width="100%" draw:z-index="7" draw:style-name="gr1" draw:text-style-name="P86" svg:width="0.0012in" svg:height="0.0213in"><text:p/></draw:rect></text:p>
      <text:p text:style-name="P85"><text:bookmark text:name="_40qtpr1oru78"/><text:soft-page-break/><text:span text:style-name="T9">🧱 lib-common: Core Utilities and Primitives</text:span></text:p>
      <text:p text:style-name="P2">This package includes foundational building blocks used across 3NWeb modules: encoding, assertions, file system wrappers, public key structures, etc.</text:p>
      <text:p text:style-name="P84"><text:bookmark text:name="_u7ji9oppof3g"/><text:span text:style-name="T4">assert.ts</text:span></text:p>
      <text:list xml:id="list1144191320" text:style-name="WWNum30">
        <text:list-item>
          <text:p text:style-name="P63"><text:span text:style-name="T10">Function: </text:span><text:span text:style-name="T5">assert(ok, errMsg?)</text:span> — Throws a runtime error if the condition is not met. Basic internal assertion utility.</text:p>
        </text:list-item>
      </text:list>
      <text:p text:style-name="P84"><text:bookmark text:name="_6kdttmu4jtbj"/><text:span text:style-name="T4">async-fs-node.ts</text:span></text:p>
      <text:list xml:id="list3430603406" text:style-name="WWNum5">
        <text:list-item>
          <text:p text:style-name="P11">Async wrappers around Node.js <text:span text:style-name="T3">fs</text:span> module for reading, writing, opening, and managing files and folders. Supports buffering and custom options.</text:p>
        </text:list-item>
        <text:list-item>
          <text:p text:style-name="P34">Notable functions: <text:span text:style-name="T3">readFile</text:span>, <text:span text:style-name="T3">writeFile</text:span>, <text:span text:style-name="T3">mkdir</text:span>, <text:span text:style-name="T3">symlink</text:span>, <text:span text:style-name="T3">readlink</text:span>, <text:span text:style-name="T3">stat</text:span>, <text:span text:style-name="T3">unlink</text:span>, <text:span text:style-name="T3">truncate</text:span>, <text:span text:style-name="T3">copyFile</text:span></text:p>
        </text:list-item>
      </text:list>
      <text:p text:style-name="P84"><text:bookmark text:name="_oflfqz3m1m35"/><text:span text:style-name="T4">buffer-utils.ts</text:span></text:p>
      <text:list xml:id="list1664775517" text:style-name="WWNum15">
        <text:list-item>
          <text:p text:style-name="P12">Encoding helpers for converting JSON and byte arrays to/from buffers.</text:p>
        </text:list-item>
        <text:list-item>
          <text:p text:style-name="P35">Functions: <text:span text:style-name="T3">toBuffer</text:span>, <text:span text:style-name="T3">bufFromJson</text:span>, <text:span text:style-name="T3">joinByteArrs</text:span>, <text:span text:style-name="T3">allCharsFromAlphabet</text:span></text:p>
        </text:list-item>
      </text:list>
      <text:p text:style-name="P84"><text:bookmark text:name="_q8168drlu3r6"/><text:span text:style-name="T4">canonical-address.ts</text:span></text:p>
      <text:list xml:id="list4080751010" text:style-name="WWNum8">
        <text:list-item>
          <text:p text:style-name="P13">Tools for address normalization and comparison.</text:p>
        </text:list-item>
        <text:list-item>
          <text:p text:style-name="P36">Functions: <text:span text:style-name="T3">toCanonicalAddress</text:span>, <text:span text:style-name="T3">areAddressesEqual</text:span>, <text:span text:style-name="T3">checkAndTransformAddress</text:span></text:p>
        </text:list-item>
      </text:list>
      <text:p text:style-name="P84"><text:bookmark text:name="_ka1pupwnz4lc"/><text:span text:style-name="T4">json-equal.ts</text:span><text:span text:style-name="T11">, </text:span><text:span text:style-name="T4">json-utils.ts</text:span></text:p>
      <text:list xml:id="list176106302" text:style-name="WWNum51">
        <text:list-item>
          <text:p text:style-name="P64"><text:span text:style-name="T10">Function: </text:span><text:span text:style-name="T5">deepEqual(a, b)</text:span> — Performs deep equality check between JSON-like objects.</text:p>
        </text:list-item>
      </text:list>
      <text:p text:style-name="P84"><text:bookmark text:name="_632lpwfeuour"/><text:span text:style-name="T4">bytes-equal.ts</text:span></text:p>
      <text:list xml:id="list158790848" text:style-name="WWNum42">
        <text:list-item>
          <text:p text:style-name="P65"><text:span text:style-name="T10">Function: </text:span><text:span text:style-name="T5">bytesEqual(a, b)</text:span> — Byte-level equality for cryptographic comparison.</text:p>
        </text:list-item>
      </text:list>
      <text:p text:style-name="P84"><text:bookmark text:name="_gwlgwdan7nv"/><text:span text:style-name="T4">jwkeys.ts</text:span></text:p>
      <text:list xml:id="list4225571528" text:style-name="WWNum44">
        <text:list-item>
          <text:p text:style-name="P14">Interfaces for public/private key JSON representations used in MailerId and message signing.</text:p>
        </text:list-item>
        <text:list-item>
          <text:p text:style-name="P37">(Described in detail in the full OpenAPI schema.)</text:p>
        </text:list-item>
      </text:list>
      <text:p text:style-name="Standard"><draw:rect text:anchor-type="as-char" style:rel-width="100%" draw:z-index="8" draw:style-name="gr1" draw:text-style-name="P86" svg:width="0.0012in" svg:height="0.0213in"><text:p/></draw:rect></text:p>
      <text:p text:style-name="P81"><text:bookmark text:name="_mhdyslz85y6q"/><text:span text:style-name="T1">📦 Project Structure</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10">Folder/File Path</text:span></text:p>
          </table:table-cell>
          <table:table-cell table:style-name="Table1.A1" office:value-type="string">
            <text:p text:style-name="P1"><text:span text:style-name="T10">Description</text:span></text:p>
          </table:table-cell>
        </table:table-row>
        <table:table-row table:style-name="Table1.2">
          <table:table-cell table:style-name="Table1.A1" office:value-type="string">
            <text:p text:style-name="Standard"><text:a xlink:type="simple" xlink:href="https://github.com/PrivacySafe/spec-server/tree/master/ts-code#-libts" text:style-name="ListLabel_20_489" text:visited-style-name="ListLabel_20_489"><text:span text:style-name="T13">lib.ts</text:span></text:a></text:p>
          </table:table-cell>
          <table:table-cell table:style-name="Table1.A1" office:value-type="string">
            <text:p text:style-name="Standard">Foundational utilities and shared constants for general reuse.</text:p>
          </table:table-cell>
        </table:table-row>
        <table:table-row table:style-name="Table1.3">
          <table:table-cell table:style-name="Table1.A1" office:value-type="string">
            <text:p text:style-name="Standard"><text:a xlink:type="simple" xlink:href="https://github.com/PrivacySafe/spec-server/tree/master/ts-code#-maints" text:style-name="ListLabel_20_489" text:visited-style-name="ListLabel_20_489"><text:span text:style-name="T13">main.ts</text:span></text:a></text:p>
          </table:table-cell>
          <table:table-cell table:style-name="Table1.A1" office:value-type="string">
            <text:p text:style-name="Standard">Entry point for the application or module.</text:p>
          </table:table-cell>
        </table:table-row>
        <table:table-row table:style-name="Table1.2">
          <table:table-cell table:style-name="Table1.A1" office:value-type="string">
            <text:p text:style-name="Standard"><text:a xlink:type="simple" xlink:href="https://github.com/PrivacySafe/spec-server/tree/master/ts-code#-servicests" text:style-name="ListLabel_20_489" text:visited-style-name="ListLabel_20_489"><text:span text:style-name="T13">services.ts</text:span></text:a></text:p>
          </table:table-cell>
          <table:table-cell table:style-name="Table1.A1" office:value-type="string">
            <text:p text:style-name="Standard">Launches <text:span text:style-name="T3">adminApp</text:span> and <text:span text:style-name="T3">servicesApp</text:span> with shared config.</text:p>
          </table:table-cell>
        </table:table-row>
        <table:table-row table:style-name="Table1.2">
          <table:table-cell table:style-name="Table1.A1" office:value-type="string">
            <text:p text:style-name="Standard"><text:a xlink:type="simple" xlink:href="https://github.com/PrivacySafe/spec-server/tree/master/ts-code#-3nstorage3nstorage-appts" text:style-name="ListLabel_20_489" text:visited-style-name="ListLabel_20_489"><text:span text:style-name="T13">3nstorage/3nstorage-app.ts</text:span></text:a></text:p>
          </table:table-cell>
          <table:table-cell table:style-name="Table1.A1" office:value-type="string">
            <text:p text:style-name="Standard">Initializes the 3nstorage application with auth and logging.</text:p>
          </table:table-cell>
        </table:table-row>
        <table:table-row table:style-name="Table1.2">
          <table:table-cell table:style-name="Table1.A1" office:value-type="string">
            <text:p text:style-name="Standard"><text:a xlink:type="simple" xlink:href="https://github.com/PrivacySafe/spec-server/tree/master/ts-code#-3nstorageownerts" text:style-name="ListLabel_20_489" text:visited-style-name="ListLabel_20_489"><text:span text:style-name="T13">3nstorage/owner.ts</text:span></text:a></text:p>
          </table:table-cell>
          <table:table-cell table:style-name="Table1.A1" office:value-type="string">
            <text:p text:style-name="Standard">Main owner-facing API for encrypted object storage.</text:p>
          </table:table-cell>
        </table:table-row>
        <table:table-row table:style-name="Table1.2">
          <table:table-cell table:style-name="Table1.A1" office:value-type="string">
            <text:p text:style-name="Standard"><text:a xlink:type="simple" xlink:href="https://github.com/PrivacySafe/spec-server/tree/master/ts-code#-3nstoragesharedts" text:style-name="ListLabel_20_489" text:visited-style-name="ListLabel_20_489"><text:span text:style-name="T13">3nstorage/shared.ts</text:span></text:a></text:p>
          </table:table-cell>
          <table:table-cell table:style-name="Table1.A1" office:value-type="string">
            <text:p text:style-name="Standard">Shared logic used across 3nstorage components.</text:p>
          </table:table-cell>
        </table:table-row>
        <table:table-row table:style-name="Table1.3">
          <table:table-cell table:style-name="Table1.A1" office:value-type="string">
            <text:p text:style-name="Standard"><text:a xlink:type="simple" xlink:href="https://github.com/PrivacySafe/spec-server/tree/master/ts-code#-3nstorageresourcessessionsts" text:style-name="ListLabel_20_489" text:visited-style-name="ListLabel_20_489"><text:span text:style-name="T13">3nstorage/resources/sessions.ts</text:span></text:a></text:p>
          </table:table-cell>
          <table:table-cell table:style-name="Table1.A1" office:value-type="string">
            <text:p text:style-name="Standard">Manages session creation and timeouts.</text:p>
          </table:table-cell>
        </table:table-row>
        <table:table-row table:style-name="Table1.2">
          <table:table-cell table:style-name="Table1.A1" office:value-type="string">
            <text:p text:style-name="Standard"><text:a xlink:type="simple" xlink:href="https://github.com/PrivacySafe/spec-server/tree/master/ts-code#-3nstorageresourcesstorets" text:style-name="ListLabel_20_489" text:visited-style-name="ListLabel_20_489"><text:span text:style-name="T13">3nstorage/resources/store.ts</text:span></text:a></text:p>
          </table:table-cell>
          <table:table-cell table:style-name="Table1.A1" office:value-type="string">
            <text:p text:style-name="Standard">Metadata types and tools for versioned object storage.</text:p>
          </table:table-cell>
        </table:table-row>
        <table:table-row table:style-name="Table1.2">
          <table:table-cell table:style-name="Table1.A1" office:value-type="string">
            <text:p text:style-name="Standard"><text:a xlink:type="simple" xlink:href="https://github.com/PrivacySafe/spec-server/tree/master/ts-code#-3nstorageresourcesusersts" text:style-name="ListLabel_20_489" text:visited-style-name="ListLabel_20_489"><text:span text:style-name="T13">3nstorage/resources/users.ts</text:span></text:a></text:p>
          </table:table-cell>
          <table:table-cell table:style-name="Table1.A1" office:value-type="string">
            <text:p text:style-name="Standard">User-facing operations for object version access.</text:p>
          </table:table-cell>
        </table:table-row>
        <table:table-row table:style-name="Table1.2">
          <table:table-cell table:style-name="Table1.A1" office:value-type="string">
            <text:p text:style-name="Standard"><text:a xlink:type="simple" xlink:href="https://github.com/PrivacySafe/spec-server/tree/master/ts-code#-3nstorageroutesownerarchive-obj-versionts" text:style-name="ListLabel_20_489" text:visited-style-name="ListLabel_20_489"><text:span text:style-name="T13">3nstorage/routes/owner/archive-obj-version.ts</text:span></text:a></text:p>
          </table:table-cell>
          <table:table-cell table:style-name="Table1.A1" office:value-type="string">
            <text:p text:style-name="Standard">Route handler to archive an object's current version.</text:p>
          </table:table-cell>
        </table:table-row>
        <table:table-row table:style-name="Table1.12">
          <table:table-cell table:style-name="Table1.A1" office:value-type="string">
            <text:p text:style-name="Standard"><text:a xlink:type="simple" xlink:href="https://github.com/PrivacySafe/spec-server/tree/master/ts-code#-3nstorageroutesownercancel-transts" text:style-name="ListLabel_20_489" text:visited-style-name="ListLabel_20_489"><text:span text:style-name="T13">3nstorage/routes/owner/cancel-trans.ts</text:span></text:a></text:p>
          </table:table-cell>
          <table:table-cell table:style-name="Table1.A1" office:value-type="string">
            <text:p text:style-name="Standard">Cancels in-progress object transactions.</text:p>
          </table:table-cell>
        </table:table-row>
        <table:table-row table:style-name="Table1.12">
          <table:table-cell table:style-name="Table1.A1" office:value-type="string">
            <text:p text:style-name="Standard"><text:a xlink:type="simple" xlink:href="https://github.com/PrivacySafe/spec-server/tree/master/ts-code#-3nstorageroutesownerdelete-objts" text:style-name="ListLabel_20_489" text:visited-style-name="ListLabel_20_489"><text:span text:style-name="T13">3nstorage/routes/owner/delete-obj.ts</text:span></text:a></text:p>
          </table:table-cell>
          <table:table-cell table:style-name="Table1.A1" office:value-type="string">
            <text:p text:style-name="Standard">Deletes the current version of an object.</text:p>
          </table:table-cell>
        </table:table-row>
        <text:soft-page-break/>
        <table:table-row table:style-name="Table1.2">
          <table:table-cell table:style-name="Table1.A1" office:value-type="string">
            <text:p text:style-name="Standard"><text:a xlink:type="simple" xlink:href="https://github.com/PrivacySafe/spec-server/tree/master/ts-code#-3nstorageroutesownerput-current-objts" text:style-name="ListLabel_20_489" text:visited-style-name="ListLabel_20_489"><text:span text:style-name="T13">3nstorage/routes/owner/put-current-obj.ts</text:span></text:a></text:p>
          </table:table-cell>
          <table:table-cell table:style-name="Table1.A1" office:value-type="string">
            <text:p text:style-name="Standard">Saves current version of an object with chunking logic.</text:p>
          </table:table-cell>
        </table:table-row>
        <table:table-row table:style-name="Table1.2">
          <table:table-cell table:style-name="Table1.A1" office:value-type="string">
            <text:p text:style-name="Standard"><text:a xlink:type="simple" xlink:href="https://github.com/PrivacySafe/spec-server/tree/master/ts-code#-3nstorageroutesownersession-paramsts" text:style-name="ListLabel_20_489" text:visited-style-name="ListLabel_20_489"><text:span text:style-name="T13">3nstorage/routes/owner/session-params.ts</text:span></text:a></text:p>
          </table:table-cell>
          <table:table-cell table:style-name="Table1.A1" office:value-type="string">
            <text:p text:style-name="Standard">Injects session-specific parameters like max chunk size.</text:p>
          </table:table-cell>
        </table:table-row>
        <table:table-row table:style-name="Table1.2">
          <table:table-cell table:style-name="Table1.A1" office:value-type="string">
            <text:p text:style-name="Standard"><text:a xlink:type="simple" xlink:href="https://github.com/PrivacySafe/spec-server/tree/master/ts-code#-adminadmin-appts" text:style-name="ListLabel_20_489" text:visited-style-name="ListLabel_20_489"><text:span text:style-name="T13">admin/admin-app.ts</text:span></text:a></text:p>
          </table:table-cell>
          <table:table-cell table:style-name="Table1.A1" office:value-type="string">
            <text:p text:style-name="Standard">Bootstraps the admin backend app with config and logging.</text:p>
          </table:table-cell>
        </table:table-row>
        <table:table-row table:style-name="Table1.2">
          <table:table-cell table:style-name="Table1.A1" office:value-type="string">
            <text:p text:style-name="Standard"><text:a xlink:type="simple" xlink:href="https://github.com/PrivacySafe/spec-server/tree/master/ts-code#-adminsignup-tokensts" text:style-name="ListLabel_20_489" text:visited-style-name="ListLabel_20_489"><text:span text:style-name="T13">admin/signup-tokens.ts</text:span></text:a></text:p>
          </table:table-cell>
          <table:table-cell table:style-name="Table1.A1" office:value-type="string">
            <text:p text:style-name="Standard">Manages user/domain signup tokens and validation logic.</text:p>
          </table:table-cell>
        </table:table-row>
        <table:table-row table:style-name="Table1.2">
          <table:table-cell table:style-name="Table1.A1" office:value-type="string">
            <text:p text:style-name="Standard"><text:a xlink:type="simple" xlink:href="https://github.com/PrivacySafe/spec-server/tree/master/ts-code#-adminresourcesusersts" text:style-name="ListLabel_20_489" text:visited-style-name="ListLabel_20_489"><text:span text:style-name="T13">admin/resources/users.ts</text:span></text:a></text:p>
          </table:table-cell>
          <table:table-cell table:style-name="Table1.A1" office:value-type="string">
            <text:p text:style-name="Standard">Admin utilities for user creation, validation, and factories.</text:p>
          </table:table-cell>
        </table:table-row>
        <table:table-row table:style-name="Table1.3">
          <table:table-cell table:style-name="Table1.A1" office:value-type="string">
            <text:p text:style-name="Standard"><text:a xlink:type="simple" xlink:href="https://github.com/PrivacySafe/spec-server/tree/master/ts-code#-adminroutesaddts" text:style-name="ListLabel_20_489" text:visited-style-name="ListLabel_20_489"><text:span text:style-name="T13">admin/routes/add.ts</text:span></text:a></text:p>
          </table:table-cell>
          <table:table-cell table:style-name="Table1.A1" office:value-type="string">
            <text:p text:style-name="Standard">Endpoint to add new users.</text:p>
          </table:table-cell>
        </table:table-row>
        <table:table-row table:style-name="Table1.12">
          <table:table-cell table:style-name="Table1.A1" office:value-type="string">
            <text:p text:style-name="Standard"><text:a xlink:type="simple" xlink:href="https://github.com/PrivacySafe/spec-server/tree/master/ts-code#-adminroutesget-available-addressests" text:style-name="ListLabel_20_489" text:visited-style-name="ListLabel_20_489"><text:span text:style-name="T13">admin/routes/get-available-addresses.ts</text:span></text:a></text:p>
          </table:table-cell>
          <table:table-cell table:style-name="Table1.A1" office:value-type="string">
            <text:p text:style-name="Standard">Lists valid email addresses for signup.</text:p>
          </table:table-cell>
        </table:table-row>
        <table:table-row table:style-name="Table1.12">
          <table:table-cell table:style-name="Table1.A1" office:value-type="string">
            <text:p text:style-name="Standard"><text:a xlink:type="simple" xlink:href="https://github.com/PrivacySafe/spec-server/tree/master/ts-code#-adminroutesget-available-domainsts" text:style-name="ListLabel_20_489" text:visited-style-name="ListLabel_20_489"><text:span text:style-name="T13">admin/routes/get-available-domains.ts</text:span></text:a></text:p>
          </table:table-cell>
          <table:table-cell table:style-name="Table1.A1" office:value-type="string">
            <text:p text:style-name="Standard">Lists domains available for user signup.</text:p>
          </table:table-cell>
        </table:table-row>
        <table:table-row table:style-name="Table1.2">
          <table:table-cell table:style-name="Table1.A1" office:value-type="string">
            <text:p text:style-name="Standard"><text:a xlink:type="simple" xlink:href="https://github.com/PrivacySafe/spec-server/tree/master/ts-code#-asmailasmail-appts" text:style-name="ListLabel_20_489" text:visited-style-name="ListLabel_20_489"><text:span text:style-name="T13">asmail/asmail-app.ts</text:span></text:a></text:p>
          </table:table-cell>
          <table:table-cell table:style-name="Table1.A1" office:value-type="string">
            <text:p text:style-name="Standard">Bootstraps the ASMail app for secure messaging.</text:p>
          </table:table-cell>
        </table:table-row>
        <table:table-row table:style-name="Table1.3">
          <table:table-cell table:style-name="Table1.A1" office:value-type="string">
            <text:p text:style-name="Standard"><text:a xlink:type="simple" xlink:href="https://github.com/PrivacySafe/spec-server/tree/master/ts-code#-asmailconfigts" text:style-name="ListLabel_20_489" text:visited-style-name="ListLabel_20_489"><text:span text:style-name="T13">asmail/config.ts</text:span></text:a></text:p>
          </table:table-cell>
          <table:table-cell table:style-name="Table1.A1" office:value-type="string">
            <text:p text:style-name="Standard">Sets up ASMail component configuration.</text:p>
          </table:table-cell>
        </table:table-row>
        <table:table-row table:style-name="Table1.2">
          <table:table-cell table:style-name="Table1.A1" office:value-type="string">
            <text:p text:style-name="Standard"><text:a xlink:type="simple" xlink:href="https://github.com/PrivacySafe/spec-server/tree/master/ts-code#-asmaildeliveryts" text:style-name="ListLabel_20_489" text:visited-style-name="ListLabel_20_489"><text:span text:style-name="T13">asmail/delivery.ts</text:span></text:a></text:p>
          </table:table-cell>
          <table:table-cell table:style-name="Table1.A1" office:value-type="string">
            <text:p text:style-name="Standard">Handles message delivery features of ASMail.</text:p>
          </table:table-cell>
        </table:table-row>
        <table:table-row table:style-name="Table1.2">
          <table:table-cell table:style-name="Table1.A1" office:value-type="string">
            <text:p text:style-name="Standard"><text:a xlink:type="simple" xlink:href="https://github.com/PrivacySafe/spec-server/tree/master/ts-code#-asmailretrievalts" text:style-name="ListLabel_20_489" text:visited-style-name="ListLabel_20_489"><text:span text:style-name="T13">asmail/retrieval.ts</text:span></text:a></text:p>
          </table:table-cell>
          <table:table-cell table:style-name="Table1.A1" office:value-type="string">
            <text:p text:style-name="Standard">Message fetching and inbox logic for ASMail.</text:p>
          </table:table-cell>
        </table:table-row>
        <table:table-row table:style-name="Table1.2">
          <table:table-cell table:style-name="Table1.A1" office:value-type="string">
            <text:p text:style-name="Standard"><text:a xlink:type="simple" xlink:href="https://github.com/PrivacySafe/spec-server/tree/master/ts-code#-asmailresourcesdelivery-sessionsts" text:style-name="ListLabel_20_489" text:visited-style-name="ListLabel_20_489"><text:span text:style-name="T13">asmail/resources/delivery-sessions.ts</text:span></text:a></text:p>
          </table:table-cell>
          <table:table-cell table:style-name="Table1.A1" office:value-type="string">
            <text:p text:style-name="Standard">Metadata structure for delivery session tracking.</text:p>
          </table:table-cell>
        </table:table-row>
        <text:soft-page-break/>
        <table:table-row table:style-name="Table1.2">
          <table:table-cell table:style-name="Table1.A1" office:value-type="string">
            <text:p text:style-name="Standard"><text:a xlink:type="simple" xlink:href="https://github.com/PrivacySafe/spec-server/tree/master/ts-code#-asmailroutesdeliveryrestart-sessionts" text:style-name="ListLabel_20_489" text:visited-style-name="ListLabel_20_489"><text:span text:style-name="T13">asmail/routes/delivery/restart-session.ts</text:span></text:a></text:p>
          </table:table-cell>
          <table:table-cell table:style-name="Table1.A1" office:value-type="string">
            <text:p text:style-name="Standard">Restarts a partial or interrupted message delivery.</text:p>
          </table:table-cell>
        </table:table-row>
        <table:table-row table:style-name="Table1.2">
          <table:table-cell table:style-name="Table1.A1" office:value-type="string">
            <text:p text:style-name="Standard"><text:a xlink:type="simple" xlink:href="https://github.com/PrivacySafe/spec-server/tree/master/ts-code#-asmailroutesdeliverysender-authorizationts" text:style-name="ListLabel_20_489" text:visited-style-name="ListLabel_20_489"><text:span text:style-name="T13">asmail/routes/delivery/sender-authorization.ts</text:span></text:a></text:p>
          </table:table-cell>
          <table:table-cell table:style-name="Table1.A1" office:value-type="string">
            <text:p text:style-name="Standard">Authenticates senders via domain credentials.</text:p>
          </table:table-cell>
        </table:table-row>
        <table:table-row table:style-name="Table1.12">
          <table:table-cell table:style-name="Table1.A1" office:value-type="string">
            <text:p text:style-name="Standard"><text:a xlink:type="simple" xlink:href="https://github.com/PrivacySafe/spec-server/tree/master/ts-code#-asmailroutesdeliverystart-sessionts" text:style-name="ListLabel_20_489" text:visited-style-name="ListLabel_20_489"><text:span text:style-name="T13">asmail/routes/delivery/start-session.ts</text:span></text:a></text:p>
          </table:table-cell>
          <table:table-cell table:style-name="Table1.A1" office:value-type="string">
            <text:p text:style-name="Standard">Initializes new message delivery sessions.</text:p>
          </table:table-cell>
        </table:table-row>
        <table:table-row table:style-name="Table1.12">
          <table:table-cell table:style-name="Table1.A1" office:value-type="string">
            <text:p text:style-name="Standard"><text:a xlink:type="simple" xlink:href="https://github.com/PrivacySafe/spec-server/tree/master/ts-code#-asmailroutesretrievalget-message-metats" text:style-name="ListLabel_20_489" text:visited-style-name="ListLabel_20_489"><text:span text:style-name="T13">asmail/routes/retrieval/get-message-meta.ts</text:span></text:a></text:p>
          </table:table-cell>
          <table:table-cell table:style-name="Table1.A1" office:value-type="string">
            <text:p text:style-name="Standard">Provides metadata about a message.</text:p>
          </table:table-cell>
        </table:table-row>
        <table:table-row table:style-name="Table1.12">
          <table:table-cell table:style-name="Table1.A1" office:value-type="string">
            <text:p text:style-name="Standard"><text:a xlink:type="simple" xlink:href="https://github.com/PrivacySafe/spec-server/tree/master/ts-code#-asmailroutesretrievalget-message-objts" text:style-name="ListLabel_20_489" text:visited-style-name="ListLabel_20_489"><text:span text:style-name="T13">asmail/routes/retrieval/get-message-obj.ts</text:span></text:a></text:p>
          </table:table-cell>
          <table:table-cell table:style-name="Table1.A1" office:value-type="string">
            <text:p text:style-name="Standard">Retrieves full message content by ID.</text:p>
          </table:table-cell>
        </table:table-row>
        <table:table-row table:style-name="Table1.12">
          <table:table-cell table:style-name="Table1.A1" office:value-type="string">
            <text:p text:style-name="Standard"><text:a xlink:type="simple" xlink:href="https://github.com/PrivacySafe/spec-server/tree/master/ts-code#-asmailroutesretrievallist-messagests" text:style-name="ListLabel_20_489" text:visited-style-name="ListLabel_20_489"><text:span text:style-name="T13">asmail/routes/retrieval/list-messages.ts</text:span></text:a></text:p>
          </table:table-cell>
          <table:table-cell table:style-name="Table1.A1" office:value-type="string">
            <text:p text:style-name="Standard">Lists all message IDs for a recipient.</text:p>
          </table:table-cell>
        </table:table-row>
        <table:table-row table:style-name="Table1.12">
          <table:table-cell table:style-name="Table1.A1" office:value-type="string">
            <text:p text:style-name="Standard"><text:a xlink:type="simple" xlink:href="https://github.com/PrivacySafe/spec-server/tree/master/ts-code#-asmailroutesretrievalremove-messagets" text:style-name="ListLabel_20_489" text:visited-style-name="ListLabel_20_489"><text:span text:style-name="T13">asmail/routes/retrieval/remove-message.ts</text:span></text:a></text:p>
          </table:table-cell>
          <table:table-cell table:style-name="Table1.A1" office:value-type="string">
            <text:p text:style-name="Standard">Deletes a stored message securely.</text:p>
          </table:table-cell>
        </table:table-row>
        <table:table-row table:style-name="Table1.2">
          <table:table-cell table:style-name="Table1.A1" office:value-type="string">
            <text:p text:style-name="Standard"><text:a xlink:type="simple" xlink:href="https://github.com/PrivacySafe/spec-server/tree/master/ts-code#-configfrom-yamlts" text:style-name="ListLabel_20_489" text:visited-style-name="ListLabel_20_489"><text:span text:style-name="T13">config/from-yaml.ts</text:span></text:a></text:p>
          </table:table-cell>
          <table:table-cell table:style-name="Table1.A1" office:value-type="string">
            <text:p text:style-name="Standard">Loads YAML config files for runtime setup.</text:p>
          </table:table-cell>
        </table:table-row>
        <table:table-row table:style-name="Table1.2">
          <table:table-cell table:style-name="Table1.A1" office:value-type="string">
            <text:p text:style-name="Standard"><text:a xlink:type="simple" xlink:href="https://github.com/PrivacySafe/spec-server/tree/master/ts-code#-configletsencryptts" text:style-name="ListLabel_20_489" text:visited-style-name="ListLabel_20_489"><text:span text:style-name="T13">config/letsencrypt.ts</text:span></text:a></text:p>
          </table:table-cell>
          <table:table-cell table:style-name="Table1.A1" office:value-type="string">
            <text:p text:style-name="Standard">Manages TLS settings using Let's Encrypt certs.</text:p>
          </table:table-cell>
        </table:table-row>
        <table:table-row table:style-name="Table1.3">
          <table:table-cell table:style-name="Table1.A1" office:value-type="string">
            <text:p text:style-name="Standard"><text:a xlink:type="simple" xlink:href="https://github.com/PrivacySafe/spec-server/tree/master/ts-code#-configsignupts" text:style-name="ListLabel_20_489" text:visited-style-name="ListLabel_20_489"><text:span text:style-name="T13">config/signup.ts</text:span></text:a></text:p>
          </table:table-cell>
          <table:table-cell table:style-name="Table1.A1" office:value-type="string">
            <text:p text:style-name="Standard">Defines signup-related config logic.</text:p>
          </table:table-cell>
        </table:table-row>
        <table:table-row table:style-name="Table1.2">
          <table:table-cell table:style-name="Table1.A1" office:value-type="string">
            <text:p text:style-name="Standard"><text:a xlink:type="simple" xlink:href="https://github.com/PrivacySafe/spec-server/tree/master/ts-code#-configcliindexts" text:style-name="ListLabel_20_489" text:visited-style-name="ListLabel_20_489"><text:span text:style-name="T13">config/cli/index.ts</text:span></text:a></text:p>
          </table:table-cell>
          <table:table-cell table:style-name="Table1.A1" office:value-type="string">
            <text:p text:style-name="Standard">CLI entry point for argument parsing and dispatch.</text:p>
          </table:table-cell>
        </table:table-row>
        <table:table-row table:style-name="Table1.2">
          <table:table-cell table:style-name="Table1.A1" office:value-type="string">
            <text:p text:style-name="Standard"><text:a xlink:type="simple" xlink:href="https://github.com/PrivacySafe/spec-server/tree/master/ts-code#-configclirun-cmdts" text:style-name="ListLabel_20_489" text:visited-style-name="ListLabel_20_489"><text:span text:style-name="T13">config/cli/run-cmd.ts</text:span></text:a></text:p>
          </table:table-cell>
          <table:table-cell table:style-name="Table1.A1" office:value-type="string">
            <text:p text:style-name="Standard">Handles CLI arguments for general app execution.</text:p>
          </table:table-cell>
        </table:table-row>
        <table:table-row table:style-name="Table1.2">
          <table:table-cell table:style-name="Table1.A1" office:value-type="string">
            <text:p text:style-name="Standard"><text:a xlink:type="simple" xlink:href="https://github.com/PrivacySafe/spec-server/tree/master/ts-code#-configclisignup-cmdts" text:style-name="ListLabel_20_489" text:visited-style-name="ListLabel_20_489"><text:span text:style-name="T13">config/cli/signup-cmd.ts</text:span></text:a></text:p>
          </table:table-cell>
          <table:table-cell table:style-name="Table1.A1" office:value-type="string">
            <text:p text:style-name="Standard">CLI tools for managing signup tokens and domains.</text:p>
          </table:table-cell>
        </table:table-row>
        <text:soft-page-break/>
        <table:table-row table:style-name="Table1.2">
          <table:table-cell table:style-name="Table1.A1" office:value-type="string">
            <text:p text:style-name="Standard"><text:a xlink:type="simple" xlink:href="https://github.com/PrivacySafe/spec-server/tree/master/ts-code#-configcliuser-cmdts" text:style-name="ListLabel_20_489" text:visited-style-name="ListLabel_20_489"><text:span text:style-name="T13">config/cli/user-cmd.ts</text:span></text:a></text:p>
          </table:table-cell>
          <table:table-cell table:style-name="Table1.A1" office:value-type="string">
            <text:p text:style-name="Standard">CLI interface for listing or managing users.</text:p>
          </table:table-cell>
        </table:table-row>
        <table:table-row table:style-name="Table1.2">
          <table:table-cell table:style-name="Table1.A1" office:value-type="string">
            <text:p text:style-name="Standard"><text:a xlink:type="simple" xlink:href="https://github.com/PrivacySafe/spec-server/tree/master/ts-code#-configcliutilsts" text:style-name="ListLabel_20_489" text:visited-style-name="ListLabel_20_489"><text:span text:style-name="T13">config/cli/utils.ts</text:span></text:a></text:p>
          </table:table-cell>
          <table:table-cell table:style-name="Table1.A1" office:value-type="string">
            <text:p text:style-name="Standard">Defines shared CLI types and rendering helpers.</text:p>
          </table:table-cell>
        </table:table-row>
        <table:table-row table:style-name="Table1.3">
          <table:table-cell table:style-name="Table1.A1" office:value-type="string">
            <text:p text:style-name="Standard"><text:a xlink:type="simple" xlink:href="https://github.com/PrivacySafe/spec-server/tree/master/ts-code#-lib-commonassertts" text:style-name="ListLabel_20_489" text:visited-style-name="ListLabel_20_489"><text:span text:style-name="T13">lib-common/assert.ts</text:span></text:a></text:p>
          </table:table-cell>
          <table:table-cell table:style-name="Table1.A1" office:value-type="string">
            <text:p text:style-name="Standard">Runtime assertion utility.</text:p>
          </table:table-cell>
        </table:table-row>
        <table:table-row table:style-name="Table1.2">
          <table:table-cell table:style-name="Table1.A1" office:value-type="string">
            <text:p text:style-name="Standard"><text:a xlink:type="simple" xlink:href="https://github.com/PrivacySafe/spec-server/tree/master/ts-code#-lib-commonasync-fs-nodets" text:style-name="ListLabel_20_489" text:visited-style-name="ListLabel_20_489"><text:span text:style-name="T13">lib-common/async-fs-node.ts</text:span></text:a></text:p>
          </table:table-cell>
          <table:table-cell table:style-name="Table1.A1" office:value-type="string">
            <text:p text:style-name="Standard">Async wrappers for file system methods in Node.</text:p>
          </table:table-cell>
        </table:table-row>
      </table:table>
      <text:p text:style-name="Standard"><draw:rect text:anchor-type="as-char" style:rel-width="100%" draw:z-index="9" draw:style-name="gr1" draw:text-style-name="P86" svg:width="0.0012in" svg:height="0.0213in"><text:p/></draw:rect></text:p>
      <text:p text:style-name="P85"><text:bookmark text:name="_4rbgfjtn6qv1"/><text:span text:style-name="T9">📄 </text:span><text:span text:style-name="T6">lib.ts</text:span></text:p>
      <text:p text:style-name="P2"><text:span text:style-name="T10">Purpose:</text:span> Defines foundational utilities, shared constants, or core logic intended to be reused across multiple parts of the project.</text:p>
      <text:p text:style-name="Standard"><draw:rect text:anchor-type="as-char" style:rel-width="100%" draw:z-index="10" draw:style-name="gr1" draw:text-style-name="P86" svg:width="0.0012in" svg:height="0.0213in"><text:p/></draw:rect></text:p>
      <text:p text:style-name="P85"><text:bookmark text:name="_jczkyxwvwds1"/><text:span text:style-name="T9">📄 </text:span><text:span text:style-name="T6">main.ts</text:span></text:p>
      <text:p text:style-name="P2"><text:span text:style-name="T10">Purpose:</text:span> Acts as the primary entry point for the application or module.</text:p>
      <text:p text:style-name="Standard"><draw:rect text:anchor-type="as-char" style:rel-width="100%" draw:z-index="11" draw:style-name="gr1" draw:text-style-name="P86" svg:width="0.0012in" svg:height="0.0213in"><text:p/></draw:rect></text:p>
      <text:p text:style-name="P85"><text:bookmark text:name="_w14yyeo01g5x"/><text:span text:style-name="T9">📄 </text:span><text:span text:style-name="T6">services.ts</text:span></text:p>
      <text:p text:style-name="P2"><text:span text:style-name="T10">Purpose:</text:span> Defines application entry points for launching the <text:span text:style-name="T3">adminApp</text:span> and <text:span text:style-name="T3">servicesApp</text:span>, both based on a shared configuration.</text:p>
      <text:p text:style-name="P84"><text:bookmark text:name="_82z5ficadwcp"/><text:span text:style-name="T11">🧩 Interface: </text:span><text:span text:style-name="T4">Configurations</text:span></text:p>
      <text:p text:style-name="Standard">interface Configurations {</text:p>
      <text:p text:style-name="Standard">enabledServices: {</text:p>
      <text:p text:style-name="Standard">ASMail?: boolean;</text:p>
      <text:p text:style-name="Standard">storage?: boolean;</text:p>
      <text:p text:style-name="Standard">mailerId?: boolean;</text:p>
      <text:p text:style-name="Standard">}</text:p>
      <text:p text:style-name="Standard">}</text:p>
      <text:p text:style-name="P2"><text:span text:style-name="T14">Describes the available services enabled in the application configuration.</text:span></text:p>
      <text:p text:style-name="P84"><text:bookmark text:name="_gml0ofcf67zp"/><text:span text:style-name="T11">⚙️ Function: </text:span><text:span text:style-name="T4">servicesApp</text:span></text:p>
      <text:p text:style-name="Standard">function servicesApp(conf: Configurations, errLogger?: ErrLogger | 'console', logSetup?: 'console')</text:p>
      <text:p text:style-name="P2"><text:span text:style-name="T14">Initializes and returns the services application, using the provided configuration and optional error logging.</text:span></text:p>
      <text:p text:style-name="P84"><text:bookmark text:name="_658n10ptcifl"/><text:span text:style-name="T11">⚙️ Function: </text:span><text:span text:style-name="T4">adminApp</text:span></text:p>
      <text:p text:style-name="Standard">function adminApp(conf: Configurations, errLogger?: ErrLogger | 'console', logSetup?: 'console')</text:p>
      <text:p text:style-name="P2"><text:span text:style-name="T14">Initializes and returns the admin application, similarly configured with logging and error handling.</text:span></text:p>
      <text:p text:style-name="Standard"><draw:rect text:anchor-type="as-char" style:rel-width="100%" draw:z-index="12" draw:style-name="gr1" draw:text-style-name="P86" svg:width="0.0012in" svg:height="0.0213in"><text:p/></draw:rect></text:p>
      <text:p text:style-name="P85"><text:bookmark text:name="_k63on25y832t"/><text:span text:style-name="T9">📄 </text:span><text:span text:style-name="T6">3nstorage/3nstorage-app.ts</text:span></text:p>
      <text:p text:style-name="P2"><text:soft-page-break/><text:span text:style-name="T10">Purpose:</text:span> Bootstraps the <text:span text:style-name="T3">3nstorage</text:span> application, handling mid authorization and optional error logging.</text:p>
      <text:p text:style-name="P84"><text:bookmark text:name="_fk1qz33wrgvd"/><text:span text:style-name="T11">⚙️ Function: </text:span><text:span text:style-name="T4">makeApp</text:span></text:p>
      <text:p text:style-name="Standard">function makeApp(dataFolder: string, domain: string, midAuthorizer: MidAuthorizer,</text:p>
      <text:p text:style-name="Standard">errLogger?: ErrLogger)</text:p>
      <text:p text:style-name="P2"><text:span text:style-name="T14">Constructs the encrypted storage application given storage path, domain, and authorization logic.</text:span></text:p>
      <text:p text:style-name="Standard"><draw:rect text:anchor-type="as-char" style:rel-width="100%" draw:z-index="13" draw:style-name="gr1" draw:text-style-name="P86" svg:width="0.0012in" svg:height="0.0213in"><text:p/></draw:rect></text:p>
      <text:p text:style-name="P85"><text:bookmark text:name="_3do59l9xo1qq"/><text:span text:style-name="T9">📄 </text:span><text:span text:style-name="T6">3nstorage/owner.ts</text:span></text:p>
      <text:p text:style-name="P2"><text:span text:style-name="T10">Purpose:</text:span> Serves as the main app interface for owner-based access to encrypted object storage.</text:p>
      <text:p text:style-name="P84"><text:bookmark text:name="_hebxh2vvfokr"/><text:span text:style-name="T11">⚙️ Function: </text:span><text:span text:style-name="T4">makeApp</text:span></text:p>
      <text:p text:style-name="Standard">function makeApp(domain: string, sessions: SessionsFactory, users: usersFactory,</text:p>
      <text:p text:style-name="Standard">midAuthorizer: MidAuthorizer)</text:p>
      <text:p text:style-name="P2"><text:span text:style-name="T14">Builds the owner-facing storage app with user/session handling and authorization mechanisms.</text:span></text:p>
      <text:p text:style-name="Standard"><draw:rect text:anchor-type="as-char" style:rel-width="100%" draw:z-index="14" draw:style-name="gr1" draw:text-style-name="P86" svg:width="0.0012in" svg:height="0.0213in"><text:p/></draw:rect></text:p>
      <text:p text:style-name="P85"><text:bookmark text:name="_5nxyxospdyxi"/><text:span text:style-name="T9">📄 </text:span><text:span text:style-name="T6">3nstorage/shared.ts</text:span></text:p>
      <text:p text:style-name="P2"><text:span text:style-name="T10">Purpose:</text:span> Shared app logic for use between components in the <text:span text:style-name="T3">3nstorage</text:span> module.</text:p>
      <text:p text:style-name="P84"><text:bookmark text:name="_cxxju23ehisp"/><text:span text:style-name="T11">⚙️ Function: </text:span><text:span text:style-name="T4">makeApp</text:span></text:p>
      <text:p text:style-name="Standard">function makeApp(sessions: SessionsFactory, users: usersFactory)</text:p>
      <text:p text:style-name="P2"><text:span text:style-name="T14">Initializes shared application logic using the provided session and user factories.</text:span></text:p>
      <text:p text:style-name="Standard"><draw:rect text:anchor-type="as-char" style:rel-width="100%" draw:z-index="15" draw:style-name="gr1" draw:text-style-name="P86" svg:width="0.0012in" svg:height="0.0213in"><text:p/></draw:rect></text:p>
      <text:p text:style-name="P85"><text:bookmark text:name="_51cty9k8cftz"/><text:span text:style-name="T9">📄 </text:span><text:span text:style-name="T6">3nstorage/resources/sessions.ts</text:span></text:p>
      <text:p text:style-name="P2"><text:span text:style-name="T10">Purpose:</text:span> Defines session management tools for object interaction workflows.</text:p>
      <text:p text:style-name="P84"><text:bookmark text:name="_gbm541euv3ki"/><text:span text:style-name="T11">⚙️ Function: </text:span><text:span text:style-name="T4">makeSessionFactory</text:span></text:p>
      <text:p text:style-name="Standard">function makeSessionFactory(timeout: number)</text:p>
      <text:p text:style-name="P2"><text:span text:style-name="T14">Creates a factory that produces session objects with the specified timeout period.</text:span></text:p>
      <text:p text:style-name="Standard"><draw:rect text:anchor-type="as-char" style:rel-width="100%" draw:z-index="16" draw:style-name="gr1" draw:text-style-name="P86" svg:width="0.0012in" svg:height="0.0213in"><text:p/></draw:rect></text:p>
      <text:p text:style-name="P85"><text:bookmark text:name="_wsup1o88pplh"/><text:span text:style-name="T9">📄 </text:span><text:span text:style-name="T6">3nstorage/resources/store.ts</text:span></text:p>
      <text:p text:style-name="P2"><text:span text:style-name="T10">Purpose:</text:span> Contains types and utilities for object version tracking and storage metadata.</text:p>
      <text:p text:style-name="P84"><text:bookmark text:name="_ccycod3vlxcl"/><text:soft-page-break/><text:span text:style-name="T11">🧩 Interface: </text:span><text:span text:style-name="T4">MismatchedObjVerException</text:span></text:p>
      <text:p text:style-name="Standard">interface MismatchedObjVerException {</text:p>
      <text:p text:style-name="Standard">type: 'mismatched-obj-ver';</text:p>
      <text:p text:style-name="Standard">current_version: number;</text:p>
      <text:p text:style-name="Standard">}</text:p>
      <text:p text:style-name="P2"><text:span text:style-name="T14">Describes a version mismatch error when working with stored objects.</text:span></text:p>
      <text:p text:style-name="P84"><text:bookmark text:name="_rsgoyws2nq36"/><text:span text:style-name="T11">🧩 Interface: </text:span><text:span text:style-name="T4">ObjStatusInfo</text:span></text:p>
      <text:p text:style-name="Standard">interface ObjStatusInfo {</text:p>
      <text:p text:style-name="Standard">state: 'new' | 'current' | 'archived';</text:p>
      <text:p text:style-name="Standard">currentVersion?: number;</text:p>
      <text:p text:style-name="Standard">archivedVersions?: number[];</text:p>
      <text:p text:style-name="Standard">}</text:p>
      <text:p text:style-name="P2"><text:span text:style-name="T14">Provides status metadata about the current and archived versions of an object.</text:span></text:p>
      <text:p text:style-name="P84"><text:bookmark text:name="_fkew0lv6tqj"/><text:span text:style-name="T11">🧩 Interface: </text:span><text:span text:style-name="T4">TransactionParams</text:span></text:p>
      <text:p text:style-name="Standard">interface TransactionParams {</text:p>
      <text:p text:style-name="Standard">isNewObj?: boolean;</text:p>
      <text:p text:style-name="Standard">version: number;</text:p>
      <text:p text:style-name="Standard">baseVersion?: number;</text:p>
      <text:p text:style-name="Standard">}</text:p>
      <text:p text:style-name="P2"><text:span text:style-name="T14">Describes parameters required for storing or modifying object versions.</text:span></text:p>
      <text:p text:style-name="P84"><text:bookmark text:name="_j80bay6y68d6"/><text:span text:style-name="T11">⚙️ Function: </text:span><text:span text:style-name="T4">makeMismatchedObjVerException</text:span></text:p>
      <text:p text:style-name="Standard">function makeMismatchedObjVerException(current_version: number)</text:p>
      <text:p text:style-name="P2"><text:span text:style-name="T14">Constructs a structured exception object for version mismatches.</text:span></text:p>
      <text:p text:style-name="Standard"><draw:rect text:anchor-type="as-char" style:rel-width="100%" draw:z-index="17" draw:style-name="gr1" draw:text-style-name="P86" svg:width="0.0012in" svg:height="0.0213in"><text:p/></draw:rect></text:p>
      <text:p text:style-name="P85"><text:bookmark text:name="_a23bmzozu11z"/><text:span text:style-name="T9">📄 </text:span><text:span text:style-name="T6">3nstorage/resources/users.ts</text:span></text:p>
      <text:p text:style-name="P2"><text:span text:style-name="T10">Purpose:</text:span> Provides the user-facing factory interface to interact with stored objects and their metadata.</text:p>
      <text:p text:style-name="P84"><text:bookmark text:name="_5hdsgx83d6bs"/><text:span text:style-name="T11">🧩 Interface: </text:span><text:span text:style-name="T4">Factory</text:span></text:p>
      <text:p text:style-name="Standard"><text:soft-page-break/>interface Factory {</text:p>
      <text:p text:style-name="Standard">exists: UserExists;</text:p>
      <text:p text:style-name="Standard">getKeyDerivParams: GetKeyDerivParams;</text:p>
      <text:p text:style-name="Standard">setKeyDerivParams: SetKeyDerivParams;</text:p>
      <text:p text:style-name="Standard">getSpaceQuota: GetSpaceQuota;</text:p>
      <text:p text:style-name="Standard">cancelTransaction: CancelTransaction;</text:p>
      <text:p text:style-name="Standard">getCurrentObj: GetCurrentObj;</text:p>
      <text:p text:style-name="Standard">saveNewObjVersion: SaveNewObjVersion;</text:p>
      <text:p text:style-name="Standard">saveNewRootVersion: SaveNewObjVersion;</text:p>
      <text:p text:style-name="Standard">getCurrentRootObj: GetCurrentObj;</text:p>
      <text:p text:style-name="Standard">getObjStatus: GetObjStatus;</text:p>
      <text:p text:style-name="Standard">archiveObjVersion: ArchiveObjCurrentVersion;</text:p>
      <text:p text:style-name="Standard">getArchivedRootVersion: GetArchivedObjVersion;</text:p>
      <text:p text:style-name="Standard">getArchivedObjVersion: GetArchivedObjVersion;</text:p>
      <text:p text:style-name="Standard">deleteCurrentObjVersion: DeleteCurrentObjVersion;</text:p>
      <text:p text:style-name="Standard">deleteArchivedObjVersion: DeleteArchivedObjVersion;</text:p>
      <text:p text:style-name="Standard">setStorageEventsSink(sink: EventsSink): void;</text:p>
      <text:p text:style-name="Standard">}</text:p>
      <text:p text:style-name="P2"><text:span text:style-name="T14">Defines user-level storage operations for creating, retrieving, updating, deleting, and archiving encrypted objects.</text:span></text:p>
      <text:p text:style-name="P84"><text:bookmark text:name="_v1wpwdvru1s3"/><text:span text:style-name="T11">⚙️ Function: </text:span><text:span text:style-name="T4">makeFactory</text:span></text:p>
      <text:p text:style-name="Standard">function makeFactory(rootFolder: string,</text:p>
      <text:p text:style-name="Standard">writeBufferSize?: string | number, readBufferSize?: string | number)</text:p>
      <text:p text:style-name="P2"><text:span text:style-name="T14">Creates a user-facing storage factory instance, parameterized by folder path and buffer sizes.</text:span></text:p>
      <text:p text:style-name="Standard"><draw:rect text:anchor-type="as-char" style:rel-width="100%" draw:z-index="18" draw:style-name="gr1" draw:text-style-name="P86" svg:width="0.0012in" svg:height="0.0213in"><text:p/></draw:rect></text:p>
      <text:p text:style-name="P85"><text:bookmark text:name="_2d3mk3mp063b"/><text:span text:style-name="T9">📄 </text:span><text:span text:style-name="T6">3nstorage/routes/owner/archive-obj-version.ts</text:span></text:p>
      <text:p text:style-name="P2"><text:span text:style-name="T10">Purpose:</text:span> Route handler to archive an object's current version in owner-scoped storage.</text:p>
      <text:p text:style-name="P84"><text:bookmark text:name="_xp6py7stcif8"/><text:span text:style-name="T11">⚙️ Function: </text:span><text:span text:style-name="T4">archiveCurrentObjVersion</text:span></text:p>
      <text:p text:style-name="Standard"><text:soft-page-break/>function archiveCurrentObjVersion(root: boolean, archiveObjVerFunc: ArchiveObjCurrentVersion)</text:p>
      <text:p text:style-name="P2"><text:span text:style-name="T14">Wraps the archiving logic into a route-ready function for secure access by the storage owner.</text:span></text:p>
      <text:p text:style-name="Standard"><draw:rect text:anchor-type="as-char" style:rel-width="100%" draw:z-index="19" draw:style-name="gr1" draw:text-style-name="P86" svg:width="0.0012in" svg:height="0.0213in"><text:p/></draw:rect></text:p>
      <text:p text:style-name="P85"><text:bookmark text:name="_bd7rvla3sxaf"/><text:span text:style-name="T9">📄 </text:span><text:span text:style-name="T6">3nstorage/routes/owner/cancel-trans.ts</text:span></text:p>
      <text:p text:style-name="P2"><text:span text:style-name="T10">Purpose:</text:span> Route handler to cancel an in-progress object transaction.</text:p>
      <text:p text:style-name="P84"><text:bookmark text:name="_g4vn11epyoxt"/><text:span text:style-name="T11">⚙️ Function: </text:span><text:span text:style-name="T4">cancelTransaction</text:span></text:p>
      <text:p text:style-name="Standard">function cancelTransaction(root: boolean, cancelTransFunc: CancelTransaction)</text:p>
      <text:p text:style-name="P2"><text:span text:style-name="T14">Implements cancellation logic for object version transactions via owner route.</text:span></text:p>
      <text:p text:style-name="Standard"><draw:rect text:anchor-type="as-char" style:rel-width="100%" draw:z-index="20" draw:style-name="gr1" draw:text-style-name="P86" svg:width="0.0012in" svg:height="0.0213in"><text:p/></draw:rect></text:p>
      <text:p text:style-name="P85"><text:bookmark text:name="_ye2b4e3qfxs9"/><text:span text:style-name="T9">📄 </text:span><text:span text:style-name="T6">3nstorage/routes/owner/delete-obj.ts</text:span></text:p>
      <text:p text:style-name="P2"><text:span text:style-name="T10">Purpose:</text:span> Route handler for removing the current version of a stored object.</text:p>
      <text:p text:style-name="P84"><text:bookmark text:name="_9lrnktnn457n"/><text:span text:style-name="T11">⚙️ Function: </text:span><text:span text:style-name="T4">deleteCurrentObjVer</text:span></text:p>
      <text:p text:style-name="Standard">function deleteCurrentObjVer(deleteObjFunc: DeleteCurrentObjVersion)</text:p>
      <text:p text:style-name="P2"><text:span text:style-name="T14">Removes the current version of an object using the configured deletion strategy.</text:span></text:p>
      <text:p text:style-name="Standard"><draw:rect text:anchor-type="as-char" style:rel-width="100%" draw:z-index="21" draw:style-name="gr1" draw:text-style-name="P86" svg:width="0.0012in" svg:height="0.0213in"><text:p/></draw:rect></text:p>
      <text:p text:style-name="P85"><text:bookmark text:name="_ttmj3v13khym"/><text:span text:style-name="T9">📄 </text:span><text:span text:style-name="T6">3nstorage/routes/owner/put-current-obj.ts</text:span></text:p>
      <text:p text:style-name="P2"><text:span text:style-name="T10">Purpose:</text:span> Handles the saving of the current encrypted object version. Part of the object lifecycle management, this function coordinates storing and versioning of user-owned objects using segmentation and defined limits.</text:p>
      <text:p text:style-name="P84"><text:bookmark text:name="_20iqa0m67ti3"/><text:span text:style-name="T11">⚙️ Function: </text:span><text:span text:style-name="T4">saveCurrentObj</text:span></text:p>
      <text:p text:style-name="Standard">function saveCurrentObj(root: boolean, saveObjFunc: SaveNewObjVersion, chunkLimit: string|number)</text:p>
      <text:p text:style-name="P2"><text:span text:style-name="T14">Stores a new version of an object, chunked according to a specified limit. Accepts a function that handles the actual object storage process (</text:span><text:span text:style-name="T7">saveObjFunc</text:span><text:span text:style-name="T14">), a </text:span><text:span text:style-name="T7">root</text:span><text:span text:style-name="T14"> flag to determine if this is a root context, and </text:span><text:span text:style-name="T7">chunkLimit</text:span><text:span text:style-name="T14"> which sets the max size for each object segment.</text:span></text:p>
      <text:p text:style-name="Standard"><draw:rect text:anchor-type="as-char" style:rel-width="100%" draw:z-index="22" draw:style-name="gr1" draw:text-style-name="P86" svg:width="0.0012in" svg:height="0.0213in"><text:p/></draw:rect></text:p>
      <text:p text:style-name="P85"><text:bookmark text:name="_m6g86dmc7blo"/><text:span text:style-name="T9">📄 </text:span><text:span text:style-name="T6">3nstorage/routes/owner/session-params.ts</text:span></text:p>
      <text:p text:style-name="P2"><text:span text:style-name="T10">Purpose:</text:span> Manages session-specific parameters like maximum chunk size for object storage. Used to customize or restrict upload behavior for a given session.</text:p>
      <text:p text:style-name="P84"><text:bookmark text:name="_boqhdobr4xk4"/><text:span text:style-name="T11">⚙️ Function: </text:span><text:span text:style-name="T4">sessionParams</text:span></text:p>
      <text:p text:style-name="Standard">function sessionParams(maxChunk: number|string)</text:p>
      <text:p text:style-name="P2"><text:span text:style-name="T14">Returns a middleware or handler that injects session-related configuration, particularly the </text:span><text:span text:style-name="T7">maxChunk</text:span><text:span text:style-name="T14"> limit which governs how large each object segment can be during upload or processing.</text:span></text:p>
      <text:p text:style-name="Standard"><draw:rect text:anchor-type="as-char" style:rel-width="100%" draw:z-index="23" draw:style-name="gr1" draw:text-style-name="P86" svg:width="0.0012in" svg:height="0.0213in"><text:p/></draw:rect></text:p>
      <text:p text:style-name="P85"><text:bookmark text:name="_6hm22s50lvl8"/><text:soft-page-break/><text:span text:style-name="T9">📄 </text:span><text:span text:style-name="T6">admin/admin-app.ts</text:span></text:p>
      <text:p text:style-name="P2"><text:span text:style-name="T10">Purpose:</text:span> Main entry point for the admin server-side application. This module sets up configuration, error handling, and optional logging behavior for administrative services.</text:p>
      <text:p text:style-name="P84"><text:bookmark text:name="_d6v5xotoqgxu"/><text:span text:style-name="T11">⚙️ Function: </text:span><text:span text:style-name="T4">makeApp</text:span></text:p>
      <text:p text:style-name="Standard">function makeApp(conf: Configurations, errLogger?: ErrLogger, logSetup?: 'console')</text:p>
      <text:p text:style-name="P2"><text:span text:style-name="T14">Initializes and returns the admin application. Accepts </text:span><text:span text:style-name="T7">Configurations</text:span><text:span text:style-name="T14">, an optional </text:span><text:span text:style-name="T7">ErrLogger</text:span><text:span text:style-name="T14">, and an optional </text:span><text:span text:style-name="T7">logSetup</text:span><text:span text:style-name="T14"> to define how logs should be output (e.g., to console).</text:span></text:p>
      <text:p text:style-name="Standard"><draw:rect text:anchor-type="as-char" style:rel-width="100%" draw:z-index="24" draw:style-name="gr1" draw:text-style-name="P86" svg:width="0.0012in" svg:height="0.0213in"><text:p/></draw:rect></text:p>
      <text:p text:style-name="P85"><text:bookmark text:name="_avzow7e3mm9n"/><text:span text:style-name="T9">📄 </text:span><text:span text:style-name="T6">admin/signup-tokens.ts</text:span></text:p>
      <text:p text:style-name="P2"><text:span text:style-name="T10">Purpose:</text:span> Defines logic and data structures for managing user signup tokens, including both single-user and multi-domain contexts.</text:p>
      <text:p text:style-name="P84"><text:bookmark text:name="_7blyrx9qw09z"/><text:span text:style-name="T11">🧩 Interface: </text:span><text:span text:style-name="T4">SingleUserSignupCtx</text:span></text:p>
      <text:p text:style-name="Standard">interface SingleUserSignupCtx {</text:p>
      <text:p text:style-name="Standard">token: string;</text:p>
      <text:p text:style-name="Standard">type: 'single-user';</text:p>
      <text:p text:style-name="Standard">userId: string;</text:p>
      <text:p text:style-name="Standard">validTill?: number;</text:p>
      <text:p text:style-name="Standard">}</text:p>
      <text:p text:style-name="P2"><text:span text:style-name="T14">Represents a signup context specifically for a single user. Includes a unique token, user ID, and optional expiration.</text:span></text:p>
      <text:p text:style-name="P84"><text:bookmark text:name="_ilyxn23v4qyn"/><text:span text:style-name="T11">🧩 Interface: </text:span><text:span text:style-name="T4">MultiDomainSignupCtx</text:span></text:p>
      <text:p text:style-name="Standard">interface MultiDomainSignupCtx {</text:p>
      <text:p text:style-name="Standard">token?: string;</text:p>
      <text:p text:style-name="Standard">type: 'multi-domain';</text:p>
      <text:p text:style-name="Standard">domains: string[];</text:p>
      <text:p text:style-name="Standard">validTill?: number;</text:p>
      <text:p text:style-name="Standard">}</text:p>
      <text:p text:style-name="P2"><text:span text:style-name="T14">Describes a signup context where access is granted based on permitted domains. Useful for multi-tenant or multi-org platforms.</text:span></text:p>
      <text:p text:style-name="P84"><text:bookmark text:name="_1f94853k60y"/><text:span text:style-name="T11">⚙️ Function: </text:span><text:span text:style-name="T4">canCreateUser</text:span></text:p>
      <text:p text:style-name="Standard">function canCreateUser(userId: string, ctx: SignupContext)</text:p>
      <text:p text:style-name="P2"><text:span text:style-name="T14">Checks whether the provided </text:span><text:span text:style-name="T7">userId</text:span><text:span text:style-name="T14"> is authorized to be created under the given signup context.</text:span></text:p>
      <text:p text:style-name="P84"><text:bookmark text:name="_e3yzsw5fdilr"/><text:soft-page-break/><text:span text:style-name="T11">⚙️ Function: </text:span><text:span text:style-name="T4">addressesForName</text:span></text:p>
      <text:p text:style-name="Standard">function addressesForName(name: string, ctx: SignupContext)</text:p>
      <text:p text:style-name="P2"><text:span text:style-name="T14">Determines valid email addresses or aliases for a new user name based on signup policy.</text:span></text:p>
      <text:p text:style-name="P84"><text:bookmark text:name="_du0l0j6fb5ud"/><text:span text:style-name="T11">⚙️ Function: </text:span><text:span text:style-name="T4">makeSingleUserSignupCtx</text:span></text:p>
      <text:p text:style-name="Standard">function makeSingleUserSignupCtx(token: string, userId: string, validitySecs?: number)</text:p>
      <text:p text:style-name="P2"><text:span text:style-name="T14">Creates a </text:span><text:span text:style-name="T7">SingleUserSignupCtx</text:span><text:span text:style-name="T14"> with an optional expiration time.</text:span></text:p>
      <text:p text:style-name="P84"><text:bookmark text:name="_qr8efcv4395o"/><text:span text:style-name="T11">⚙️ Function: </text:span><text:span text:style-name="T4">makeMultiDomainSignupCtx</text:span></text:p>
      <text:p text:style-name="Standard">function makeMultiDomainSignupCtx(signupDomains: string[], token?: string, validitySecs?: number)</text:p>
      <text:p text:style-name="P2"><text:span text:style-name="T14">Builds a </text:span><text:span text:style-name="T7">MultiDomainSignupCtx</text:span><text:span text:style-name="T14"> that allows users from specific domains to sign up using an optional token.</text:span></text:p>
      <text:p text:style-name="P84"><text:bookmark text:name="_dx3x56uk2ltk"/><text:span text:style-name="T11">⚙️ Function: </text:span><text:span text:style-name="T4">parseToken</text:span></text:p>
      <text:p text:style-name="Standard">function parseToken(token: string)</text:p>
      <text:p text:style-name="P2"><text:span text:style-name="T14">Parses and decodes a signup token string into a usable object structure.</text:span></text:p>
      <text:p text:style-name="P84"><text:bookmark text:name="_l2o78wfsavnd"/><text:span text:style-name="T11">⚙️ Function: </text:span><text:span text:style-name="T4">tokenPath</text:span></text:p>
      <text:p text:style-name="Standard">function tokenPath(rootFolder: string, token: string)</text:p>
      <text:p text:style-name="P2"><text:span text:style-name="T14">Determines the filesystem path for storing or retrieving token metadata based on a token ID.</text:span></text:p>
      <text:p text:style-name="P84"><text:bookmark text:name="_xy5l2s1hvi7b"/><text:span text:style-name="T11">⚙️ Function: </text:span><text:span text:style-name="T4">areTokensSame</text:span></text:p>
      <text:p text:style-name="Standard">function areTokensSame(t1: Buffer, t2: string)</text:p>
      <text:p text:style-name="P2"><text:span text:style-name="T14">Performs a secure comparison between two tokens to prevent timing attacks or mismatches.</text:span></text:p>
      <text:p text:style-name="Standard"><draw:rect text:anchor-type="as-char" style:rel-width="100%" draw:z-index="25" draw:style-name="gr1" draw:text-style-name="P86" svg:width="0.0012in" svg:height="0.0213in"><text:p/></draw:rect></text:p>
      <text:p text:style-name="P85"><text:bookmark text:name="_pno8ttx9cdbf"/><text:span text:style-name="T9">📄 </text:span><text:span text:style-name="T6">admin/resources/users.ts</text:span></text:p>
      <text:p text:style-name="P2"><text:span text:style-name="T10">Purpose:</text:span> Provides administrative utilities for managing users, including validation and user factory setup.</text:p>
      <text:p text:style-name="P84"><text:bookmark text:name="_cnvbajev4m20"/><text:span text:style-name="T11">🧩 Interface: </text:span><text:span text:style-name="T4">Factory</text:span></text:p>
      <text:p text:style-name="Standard">interface Factory {</text:p>
      <text:p text:style-name="Standard">getAvailableDomains: IAvailableDomains;</text:p>
      <text:p text:style-name="Standard">getAvailableAddresses: IAvailableAddressesForName;</text:p>
      <text:p text:style-name="Standard">add: IAdd;</text:p>
      <text:p text:style-name="Standard">}</text:p>
      <text:p text:style-name="P2"><text:soft-page-break/><text:span text:style-name="T14">Represents a user management factory. It provides methods to retrieve domain/address options and add new users.</text:span></text:p>
      <text:p text:style-name="P84"><text:bookmark text:name="_gozgx3qzkzc8"/><text:span text:style-name="T11">⚙️ Function: </text:span><text:span text:style-name="T4">validateUserMidParams</text:span></text:p>
      <text:p text:style-name="Standard">function validateUserMidParams(params: UserMidParams)</text:p>
      <text:p text:style-name="P2"><text:span text:style-name="T14">Validates mid-layer user parameters. Ensures required values for middleware operations are present and well-formed.</text:span></text:p>
      <text:p text:style-name="P84"><text:bookmark text:name="_cgktvwxex69z"/><text:span text:style-name="T11">⚙️ Function: </text:span><text:span text:style-name="T4">validateUserStorageParams</text:span></text:p>
      <text:p text:style-name="Standard">function validateUserStorageParams(params: UserStorageParams)</text:p>
      <text:p text:style-name="P2"><text:span text:style-name="T14">Validates the user’s storage configuration. Ensures data-related parameters are structured properly before user creation.</text:span></text:p>
      <text:p text:style-name="P84"><text:bookmark text:name="_ampl984ejpyt"/><text:span text:style-name="T11">⚙️ Function: </text:span><text:span text:style-name="T4">makeFactory</text:span></text:p>
      <text:p text:style-name="Standard">function makeFactory(rootFolder: string, noTokenFile: string|undefined)</text:p>
      <text:p text:style-name="P2"><text:span text:style-name="T14">Creates a new user management factory using the specified root directory and optional token-based access override.</text:span></text:p>
      <text:p text:style-name="Standard"><draw:rect text:anchor-type="as-char" style:rel-width="100%" draw:z-index="26" draw:style-name="gr1" draw:text-style-name="P86" svg:width="0.0012in" svg:height="0.0213in"><text:p/></draw:rect></text:p>
      <text:p text:style-name="P85"><text:bookmark text:name="_iv1zwtgvo6ek"/><text:span text:style-name="T9">📄 </text:span><text:span text:style-name="T6">admin/routes/add.ts</text:span></text:p>
      <text:p text:style-name="P2"><text:span text:style-name="T10">Purpose:</text:span> Defines the endpoint for adding a new user to the system.</text:p>
      <text:p text:style-name="P84"><text:bookmark text:name="_c5e1qthtpxc3"/><text:span text:style-name="T11">⚙️ Function: </text:span><text:span text:style-name="T4">addUser</text:span></text:p>
      <text:p text:style-name="Standard">function addUser(addUserFunc: IAdd)</text:p>
      <text:p text:style-name="P2"><text:span text:style-name="T14">Registers an HTTP handler that creates users via the provided </text:span><text:span text:style-name="T7">addUserFunc</text:span><text:span text:style-name="T14">, which performs user insertion logic.</text:span></text:p>
      <text:p text:style-name="Standard"><draw:rect text:anchor-type="as-char" style:rel-width="100%" draw:z-index="27" draw:style-name="gr1" draw:text-style-name="P86" svg:width="0.0012in" svg:height="0.0213in"><text:p/></draw:rect></text:p>
      <text:p text:style-name="P85"><text:bookmark text:name="_eog1qyt9m9rv"/><text:span text:style-name="T9">📄 </text:span><text:span text:style-name="T6">admin/routes/get-available-addresses.ts</text:span></text:p>
      <text:p text:style-name="P2"><text:span text:style-name="T10">Purpose:</text:span> Provides an API handler to return available email addresses for a given name.</text:p>
      <text:p text:style-name="P84"><text:bookmark text:name="_5yuuxxcwbesu"/><text:span text:style-name="T11">⚙️ Function: </text:span><text:span text:style-name="T4">availableAddresses</text:span></text:p>
      <text:p text:style-name="Standard">function availableAddresses(availableAddressesFunc: IAvailableAddressesForName)</text:p>
      <text:p text:style-name="P2"><text:span text:style-name="T14">Registers an HTTP endpoint to retrieve available addresses based on the provided name handler.</text:span></text:p>
      <text:p text:style-name="Standard"><draw:rect text:anchor-type="as-char" style:rel-width="100%" draw:z-index="28" draw:style-name="gr1" draw:text-style-name="P86" svg:width="0.0012in" svg:height="0.0213in"><text:p/></draw:rect></text:p>
      <text:p text:style-name="P85"><text:bookmark text:name="_dbqfzqev57ph"/><text:span text:style-name="T9">📄 </text:span><text:span text:style-name="T6">admin/routes/get-available-domains.ts</text:span></text:p>
      <text:p text:style-name="P2"><text:span text:style-name="T10">Purpose:</text:span> Provides an API handler to return a list of available domains for signup or usage.</text:p>
      <text:p text:style-name="P84"><text:bookmark text:name="_ufhyau5b395w"/><text:span text:style-name="T11">⚙️ Function: </text:span><text:span text:style-name="T4">availableDomains</text:span></text:p>
      <text:p text:style-name="Standard">function availableDomains(availableDomainsFunc: IAvailableDomains)</text:p>
      <text:p text:style-name="P2"><text:soft-page-break/><text:span text:style-name="T14">Registers an HTTP endpoint that returns domain options available in the system.</text:span></text:p>
      <text:p text:style-name="Standard"><draw:rect text:anchor-type="as-char" style:rel-width="100%" draw:z-index="29" draw:style-name="gr1" draw:text-style-name="P86" svg:width="0.0012in" svg:height="0.0213in"><text:p/></draw:rect></text:p>
      <text:p text:style-name="P85"><text:bookmark text:name="_rff2j2h98te6"/><text:span text:style-name="T9">📄 </text:span><text:span text:style-name="T6">asmail/asmail-app.ts</text:span></text:p>
      <text:p text:style-name="P2"><text:span text:style-name="T10">Purpose:</text:span> Main application initializer for the ASMail service, handling configuration and route registration.</text:p>
      <text:p text:style-name="P84"><text:bookmark text:name="_rbbay8axelz7"/><text:span text:style-name="T11">⚙️ Function: </text:span><text:span text:style-name="T4">makeApp</text:span></text:p>
      <text:p text:style-name="Standard">function makeApp(rootFolder: string, domain: string, midAuthorizer: MidAuthorizer,</text:p>
      <text:p text:style-name="Standard"><text:tab/>errLogger?: ErrLogger)</text:p>
      <text:p text:style-name="P2"><text:span text:style-name="T14">Initializes the ASMail application using the root directory and domain, along with optional middleware authorization and error logging.</text:span></text:p>
      <text:p text:style-name="Standard"><draw:rect text:anchor-type="as-char" style:rel-width="100%" draw:z-index="30" draw:style-name="gr1" draw:text-style-name="P86" svg:width="0.0012in" svg:height="0.0213in"><text:p/></draw:rect></text:p>
      <text:p text:style-name="P85"><text:bookmark text:name="_6mvscxsf56sq"/><text:span text:style-name="T9">📄 </text:span><text:span text:style-name="T6">asmail/config.ts</text:span></text:p>
      <text:p text:style-name="P2"><text:span text:style-name="T10">Purpose:</text:span> Sets up application-level configuration used by the ASMail components.</text:p>
      <text:p text:style-name="P84"><text:bookmark text:name="_vzdb8ee5dgdv"/><text:span text:style-name="T11">⚙️ Function: </text:span><text:span text:style-name="T4">makeApp</text:span></text:p>
      <text:p text:style-name="Standard">function makeApp(domain: string, sessions: SessionsFactory, recipients: usersFactory,midAuthorizer: MidAuthorizer)</text:p>
      <text:p text:style-name="P2"><text:span text:style-name="T14">Constructs an application instance configured with session and recipient logic, along with domain and authorization behavior.</text:span></text:p>
      <text:p text:style-name="Standard"><draw:rect text:anchor-type="as-char" style:rel-width="100%" draw:z-index="31" draw:style-name="gr1" draw:text-style-name="P86" svg:width="0.0012in" svg:height="0.0213in"><text:p/></draw:rect></text:p>
      <text:p text:style-name="P85"><text:bookmark text:name="_ii6snpjqzq6"/><text:span text:style-name="T9">📄 </text:span><text:span text:style-name="T6">asmail/delivery.ts</text:span></text:p>
      <text:p text:style-name="P2"><text:span text:style-name="T10">Purpose:</text:span> Initializes the delivery-side functionality of ASMail, including message transmission setup.</text:p>
      <text:p text:style-name="P84"><text:bookmark text:name="_gn4kk9osuft7"/><text:span text:style-name="T11">⚙️ Function: </text:span><text:span text:style-name="T4">makeApp</text:span></text:p>
      <text:p text:style-name="Standard">function makeApp(domain: string, sessions: SessionsFactory, recipients: recipFactory,</text:p>
      <text:p text:style-name="Standard"><text:tab/>midAuthorizer: IMidAuthorizer)</text:p>
      <text:p text:style-name="P2"><text:span text:style-name="T14">Bootstraps the delivery component for ASMail with handlers for session control, recipient access, and authorization.</text:span></text:p>
      <text:p text:style-name="Standard"><draw:rect text:anchor-type="as-char" style:rel-width="100%" draw:z-index="32" draw:style-name="gr1" draw:text-style-name="P86" svg:width="0.0012in" svg:height="0.0213in"><text:p/></draw:rect></text:p>
      <text:p text:style-name="P85"><text:bookmark text:name="_pads49aflq4k"/><text:span text:style-name="T9">📄 </text:span><text:span text:style-name="T6">asmail/retrieval.ts</text:span></text:p>
      <text:p text:style-name="P2"><text:span text:style-name="T10">Purpose:</text:span> Handles retrieval-side logic of ASMail, providing routes for users to fetch stored messages.</text:p>
      <text:p text:style-name="P84"><text:bookmark text:name="_t3wrpt5mfnnn"/><text:span text:style-name="T11">⚙️ Function: </text:span><text:span text:style-name="T4">makeApp</text:span></text:p>
      <text:p text:style-name="Standard">function makeApp(domain: string, sessions: SessionsFactory, recipients: recipFactory,</text:p>
      <text:p text:style-name="Standard"><text:tab/>midAuthorizer: MidAuthorizer)</text:p>
      <text:p text:style-name="P2"><text:soft-page-break/><text:span text:style-name="T14">Bootstraps the retrieval-side application instance, giving access to inbox message fetching and validation routes.</text:span></text:p>
      <text:p text:style-name="Standard"><draw:rect text:anchor-type="as-char" style:rel-width="100%" draw:z-index="33" draw:style-name="gr1" draw:text-style-name="P86" svg:width="0.0012in" svg:height="0.0213in"><text:p/></draw:rect></text:p>
      <text:p text:style-name="P85"><text:bookmark text:name="_dvinpoxbm8jo"/><text:span text:style-name="T9">📄 </text:span><text:span text:style-name="T6">asmail/resources/delivery-sessions.ts</text:span></text:p>
      <text:p text:style-name="P2"><text:span text:style-name="T10">Purpose:</text:span> Manages the session metadata used in message delivery operations.</text:p>
      <text:p text:style-name="P84"><text:bookmark text:name="_qwfcf0a46sd4"/><text:span text:style-name="T11">🧩 Interface: </text:span><text:span text:style-name="T4">SessionParams</text:span></text:p>
      <text:p text:style-name="Standard">interface SessionParams {</text:p>
      <text:p text:style-name="Standard">recipient: string;</text:p>
      <text:p text:style-name="Standard">sender: string|undefined;</text:p>
      <text:p text:style-name="Standard">invite: string|undefined;</text:p>
      <text:p text:style-name="Standard">maxMsgLength: number;</text:p>
      <text:p text:style-name="Standard">currentMsgLength: number;</text:p>
      <text:p text:style-name="Standard">msgId: string;</text:p>
      <text:p text:style-name="Standard">}</text:p>
      <text:p text:style-name="P2"><text:span text:style-name="T14">Defines the parameters required to track an active delivery session, including sender/recipient details and message limits.</text:span></text:p>
      <text:p text:style-name="Standard"><draw:rect text:anchor-type="as-char" style:rel-width="100%" draw:z-index="34" draw:style-name="gr1" draw:text-style-name="P86" svg:width="0.0012in" svg:height="0.0213in"><text:p/></draw:rect></text:p>
      <text:p text:style-name="P85"><text:bookmark text:name="_sakk1p7mgn5s"/><text:span text:style-name="T9">📄 </text:span><text:span text:style-name="T6">asmail/routes/delivery/restart-session.ts</text:span></text:p>
      <text:p text:style-name="P2"><text:span text:style-name="T10">Purpose:</text:span> Defines the API route used to restart an in-progress message delivery session. This is used when a message object transfer is interrupted or needs to resume. The function ensures session continuity by retrieving prior session details and setting up the environment again.</text:p>
      <text:p text:style-name="P84"><text:bookmark text:name="_bhlfq0f42woe"/><text:span text:style-name="T11">⚙️ Function: </text:span><text:span text:style-name="T4">restartSession</text:span></text:p>
      <text:p text:style-name="Standard">function restartSession(</text:p>
      <text:p text:style-name="Standard">sessionGenFunc: GenerateSession,</text:p>
      <text:p text:style-name="Standard">sessionForMsgFunc: GetSessionForMsg,</text:p>
      <text:p text:style-name="Standard">incompleteMsgFunc: IncompleteMsgDeliveryParams,</text:p>
      <text:p text:style-name="Standard">maxChunk: string|number,</text:p>
      <text:p text:style-name="Standard">redirectFunc?: Redirect</text:p>
      <text:p text:style-name="Standard">)</text:p>
      <text:p text:style-name="P2"><text:span text:style-name="T14">Reestablishes a message delivery session by using previously stored session and message metadata. It combines session creation with logic to resume transmission from a partial state. Optionally supports HTTP redirection on completion.</text:span></text:p>
      <text:p text:style-name="Standard"><draw:rect text:anchor-type="as-char" style:rel-width="100%" draw:z-index="35" draw:style-name="gr1" draw:text-style-name="P86" svg:width="0.0012in" svg:height="0.0213in"><text:p/></draw:rect></text:p>
      <text:p text:style-name="P85"><text:bookmark text:name="_b1eydhjoaho1"/><text:soft-page-break/><text:span text:style-name="T9">📄 </text:span><text:span text:style-name="T6">asmail/routes/delivery/sender-authorization.ts</text:span></text:p>
      <text:p text:style-name="P2"><text:span text:style-name="T10">Purpose:</text:span> Handles authentication and authorization of senders during message delivery. Ensures that the domain initiating the message has the correct credentials and authorization to proceed with delivery.</text:p>
      <text:p text:style-name="P84"><text:bookmark text:name="_cnb2eyqvq7o2"/><text:span text:style-name="T11">⚙️ Function: </text:span><text:span text:style-name="T4">authorize</text:span></text:p>
      <text:p text:style-name="Standard">function authorize(</text:p>
      <text:p text:style-name="Standard">relyingPartyDomain: string,</text:p>
      <text:p text:style-name="Standard">midAuthorizingFunc: IMidAuthorizer</text:p>
      <text:p text:style-name="Standard">)</text:p>
      <text:p text:style-name="P2"><text:span text:style-name="T14">Validates a sender’s domain against a middleware-based authorizer function. Intended for use in validating cross-domain or federated message deliveries.</text:span></text:p>
      <text:p text:style-name="Standard"><draw:rect text:anchor-type="as-char" style:rel-width="100%" draw:z-index="36" draw:style-name="gr1" draw:text-style-name="P86" svg:width="0.0012in" svg:height="0.0213in"><text:p/></draw:rect></text:p>
      <text:p text:style-name="P85"><text:bookmark text:name="_5i7upqryopdu"/><text:span text:style-name="T9">📄 </text:span><text:span text:style-name="T6">asmail/routes/delivery/start-session.ts</text:span></text:p>
      <text:p text:style-name="P2"><text:span text:style-name="T10">Purpose:</text:span> Defines the endpoint for initiating a new delivery session. Validates message size limits and sets up the foundational structure required to begin transmitting message content.</text:p>
      <text:p text:style-name="P84"><text:bookmark text:name="_gqgke9dkh2wu"/><text:span text:style-name="T11">⚙️ Function: </text:span><text:span text:style-name="T4">startSession</text:span></text:p>
      <text:p text:style-name="Standard">function startSession(</text:p>
      <text:p text:style-name="Standard">allowedMsgSizeFunc: AllowedMaxMsgSize,</text:p>
      <text:p text:style-name="Standard">sessionGenFunc: GenerateSession,</text:p>
      <text:p text:style-name="Standard">redirectFunc?: Redirect</text:p>
      <text:p text:style-name="Standard">)</text:p>
      <text:p text:style-name="P2"><text:span text:style-name="T14">Initializes a new message delivery session by checking max allowed sizes, creating a session ID, and optionally redirecting clients as part of a federated message flow.</text:span></text:p>
      <text:p text:style-name="Standard"><draw:rect text:anchor-type="as-char" style:rel-width="100%" draw:z-index="37" draw:style-name="gr1" draw:text-style-name="P86" svg:width="0.0012in" svg:height="0.0213in"><text:p/></draw:rect></text:p>
      <text:p text:style-name="P85"><text:bookmark text:name="_k61y7v4ba63x"/><text:span text:style-name="T9">📄 </text:span><text:span text:style-name="T6">asmail/routes/retrieval/get-message-meta.ts</text:span></text:p>
      <text:p text:style-name="P2"><text:span text:style-name="T10">Purpose:</text:span> Provides metadata about a stored message, such as sender, size, timestamp, or related information. Used for UI display or verification purposes before downloading content.</text:p>
      <text:p text:style-name="P84"><text:bookmark text:name="_m9ewv05eh8f1"/><text:span text:style-name="T11">⚙️ Function: </text:span><text:span text:style-name="T4">getMsgMeta</text:span></text:p>
      <text:p text:style-name="Standard">function getMsgMeta(getMsgMetaFunc: GetMsgMeta)</text:p>
      <text:p text:style-name="P2"><text:span text:style-name="T14">Retrieves and returns structured metadata for a given message, identified by its message ID. Helps clients prepare for or understand the context of message content.</text:span></text:p>
      <text:p text:style-name="Standard"><draw:rect text:anchor-type="as-char" style:rel-width="100%" draw:z-index="38" draw:style-name="gr1" draw:text-style-name="P86" svg:width="0.0012in" svg:height="0.0213in"><text:p/></draw:rect></text:p>
      <text:p text:style-name="P85"><text:bookmark text:name="_rqmqa4dnc5gf"/><text:span text:style-name="T9">📄 </text:span><text:span text:style-name="T6">asmail/routes/retrieval/get-message-obj.ts</text:span></text:p>
      <text:p text:style-name="P2"><text:span text:style-name="T10">Purpose:</text:span> Enables the actual retrieval of a message object — including its encrypted content, attachments, or associated chunks — by ID.</text:p>
      <text:p text:style-name="P84"><text:bookmark text:name="_hkpftyrui1a9"/><text:soft-page-break/><text:span text:style-name="T11">⚙️ Function: </text:span><text:span text:style-name="T4">getMsgObj</text:span></text:p>
      <text:p text:style-name="Standard">function getMsgObj(getMsgObjFunc: GetObj)</text:p>
      <text:p text:style-name="P2"><text:span text:style-name="T14">Fetches the full message object from storage for secure client retrieval. Complements </text:span><text:span text:style-name="T7">getMsgMeta</text:span><text:span text:style-name="T14"> by delivering the actual data payload.</text:span></text:p>
      <text:p text:style-name="Standard"><draw:rect text:anchor-type="as-char" style:rel-width="100%" draw:z-index="39" draw:style-name="gr1" draw:text-style-name="P86" svg:width="0.0012in" svg:height="0.0213in"><text:p/></draw:rect></text:p>
      <text:p text:style-name="P85"><text:bookmark text:name="_7frcbn1jd1pg"/><text:span text:style-name="T9">📄 </text:span><text:span text:style-name="T6">asmail/routes/retrieval/list-messages.ts</text:span></text:p>
      <text:p text:style-name="P2"><text:span text:style-name="T10">Purpose:</text:span> Lists all message IDs associated with a recipient. This is commonly used to display an inbox view or enumerate messages for batch operations.</text:p>
      <text:p text:style-name="P84"><text:bookmark text:name="_jyyjwb16r1jf"/><text:span text:style-name="T11">⚙️ Function: </text:span><text:span text:style-name="T4">listMsgIds</text:span></text:p>
      <text:p text:style-name="Standard">function listMsgIds(listMsgIdsFunc: GetMsgIds)</text:p>
      <text:p text:style-name="P2"><text:span text:style-name="T14">Returns a list of message identifiers belonging to a recipient, typically used by clients to present message overviews or inboxes.</text:span></text:p>
      <text:p text:style-name="Standard"><draw:rect text:anchor-type="as-char" style:rel-width="100%" draw:z-index="40" draw:style-name="gr1" draw:text-style-name="P86" svg:width="0.0012in" svg:height="0.0213in"><text:p/></draw:rect></text:p>
      <text:p text:style-name="P85"><text:bookmark text:name="_tn1p9etab2y2"/><text:span text:style-name="T9">📄 </text:span><text:span text:style-name="T6">asmail/routes/retrieval/remove-message.ts</text:span></text:p>
      <text:p text:style-name="P2"><text:span text:style-name="T10">Purpose:</text:span> Implements secure deletion of a stored message. Ensures that message objects and their metadata are purged from storage when no longer needed.</text:p>
      <text:p text:style-name="P84"><text:bookmark text:name="_hpi96l7k5ej6"/><text:span text:style-name="T11">⚙️ Function: </text:span><text:span text:style-name="T4">deleteMsg</text:span></text:p>
      <text:p text:style-name="Standard">function deleteMsg(delMsgFunc: DeleteMsg)</text:p>
      <text:p text:style-name="P2"><text:span text:style-name="T14">Deletes a message object by invoking the provided deletion logic. This function ensures clean removal of both content and associated metadata.</text:span></text:p>
      <text:p text:style-name="Standard"><draw:rect text:anchor-type="as-char" style:rel-width="100%" draw:z-index="41" draw:style-name="gr1" draw:text-style-name="P86" svg:width="0.0012in" svg:height="0.0213in"><text:p/></draw:rect></text:p>
      <text:p text:style-name="P85"><text:bookmark text:name="_3yys2v7l69ap"/><text:span text:style-name="T9">📄 </text:span><text:span text:style-name="T6">config/from-yaml.ts</text:span></text:p>
      <text:p text:style-name="P2"><text:span text:style-name="T10">Purpose:</text:span> Loads configuration settings from a YAML file. Used during server startup or runtime configuration parsing.</text:p>
      <text:p text:style-name="P84"><text:bookmark text:name="_38xvxvlph1vh"/><text:span text:style-name="T11">⚙️ Function: </text:span><text:span text:style-name="T4">readYamlConfFile</text:span></text:p>
      <text:p text:style-name="Standard">function readYamlConfFile(path: string)</text:p>
      <text:p text:style-name="P2"><text:span text:style-name="T14">Reads a YAML file at the given path and parses its contents into an in-memory configuration object.</text:span></text:p>
      <text:p text:style-name="Standard"><draw:rect text:anchor-type="as-char" style:rel-width="100%" draw:z-index="42" draw:style-name="gr1" draw:text-style-name="P86" svg:width="0.0012in" svg:height="0.0213in"><text:p/></draw:rect></text:p>
      <text:p text:style-name="P85"><text:bookmark text:name="_26w36rvxri1d"/><text:span text:style-name="T9">📄 </text:span><text:span text:style-name="T6">config/letsencrypt.ts</text:span></text:p>
      <text:p text:style-name="P2"><text:span text:style-name="T10">Purpose:</text:span> Generates TLS/SSL options from Let's Encrypt configuration, supporting dynamic certificate reloading and HTTPS setup.</text:p>
      <text:p text:style-name="P84"><text:bookmark text:name="_vi36iohog55q"/><text:span text:style-name="T11">⚙️ Function: </text:span><text:span text:style-name="T4">sslOptsFromConfig</text:span></text:p>
      <text:p text:style-name="Standard">function sslOptsFromConfig(</text:p>
      <text:p text:style-name="Standard">letsencrypt: string|undefined,</text:p>
      <text:p text:style-name="Standard"><text:soft-page-break/>sslOpts: ServerOptions|undefined,</text:p>
      <text:p text:style-name="Standard">skipReloadOnCertsChange: boolean|undefined</text:p>
      <text:p text:style-name="Standard">)</text:p>
      <text:p text:style-name="P2"><text:span text:style-name="T14">Creates a TLS configuration object based on Let's Encrypt certs or fallback options. Supports live reload of certificates and optional skipping of reload triggers.</text:span></text:p>
      <text:p text:style-name="Standard"><draw:rect text:anchor-type="as-char" style:rel-width="100%" draw:z-index="43" draw:style-name="gr1" draw:text-style-name="P86" svg:width="0.0012in" svg:height="0.0213in"><text:p/></draw:rect></text:p>
      <text:p text:style-name="P85"><text:bookmark text:name="_ot626fiif8ix"/><text:span text:style-name="T9">📄 </text:span><text:span text:style-name="T6">config/signup.ts</text:span></text:p>
      <text:p text:style-name="P2"><text:span text:style-name="T10">Purpose:</text:span> Defines configuration schemas and logic related to the signup process for the system. This may include handling user registration, token validation, and domain restrictions.</text:p>
      <text:p text:style-name="Standard"><draw:rect text:anchor-type="as-char" style:rel-width="100%" draw:z-index="44" draw:style-name="gr1" draw:text-style-name="P86" svg:width="0.0012in" svg:height="0.0213in"><text:p/></draw:rect></text:p>
      <text:p text:style-name="P85"><text:bookmark text:name="_2hudeq7cmqtd"/><text:span text:style-name="T9">📄 </text:span><text:span text:style-name="T6">config/cli/index.ts</text:span></text:p>
      <text:p text:style-name="P2"><text:span text:style-name="T10">Purpose:</text:span> Acts as the main entry point for CLI-based configuration processing. Typically responsible for parsing and routing command-line arguments to appropriate subcommands.</text:p>
      <text:p text:style-name="P84"><text:bookmark text:name="_wiozkehgh7a6"/><text:span text:style-name="T11">⚙️ Function: </text:span><text:span text:style-name="T4">parseProcessArgv</text:span></text:p>
      <text:p text:style-name="Standard">function parseProcessArgv()</text:p>
      <text:p text:style-name="P2"><text:span text:style-name="T14">Parses arguments passed to the CLI tool and dispatches them for processing. This serves as the main initializer for CLI command interpretation.</text:span></text:p>
      <text:p text:style-name="Standard"><draw:rect text:anchor-type="as-char" style:rel-width="100%" draw:z-index="45" draw:style-name="gr1" draw:text-style-name="P86" svg:width="0.0012in" svg:height="0.0213in"><text:p/></draw:rect></text:p>
      <text:p text:style-name="P85"><text:bookmark text:name="_u48j74eq0uz"/><text:span text:style-name="T9">📄 </text:span><text:span text:style-name="T6">config/cli/run-cmd.ts</text:span></text:p>
      <text:p text:style-name="P2"><text:span text:style-name="T10">Purpose:</text:span> Processes and interprets CLI arguments specific to general application execution.</text:p>
      <text:p text:style-name="P84"><text:bookmark text:name="_8yd76y56a3ie"/><text:span text:style-name="T11">🧩 Interface: </text:span><text:span text:style-name="T4">ParsedRunArgs</text:span></text:p>
      <text:p text:style-name="Standard">interface ParsedRunArgs {</text:p>
      <text:p text:style-name="Standard">config?: string;</text:p>
      <text:p text:style-name="Standard">help?: boolean;</text:p>
      <text:p text:style-name="Standard">}</text:p>
      <text:p text:style-name="P2"><text:span text:style-name="T14">Defines the expected structure of parsed arguments for the main execution command, including support for configuration path and help toggling.</text:span></text:p>
      <text:p text:style-name="P84"><text:bookmark text:name="_mssjbix614v"/><text:span text:style-name="T11">⚙️ Function: </text:span><text:span text:style-name="T4">parseRunArgs</text:span></text:p>
      <text:p text:style-name="Standard">function parseRunArgs(args: string[], execName: string)</text:p>
      <text:p text:style-name="P2"><text:span text:style-name="T14">Extracts and validates run-specific arguments from the CLI invocation, customizing behavior based on the provided executable name.</text:span></text:p>
      <text:p text:style-name="Standard"><draw:rect text:anchor-type="as-char" style:rel-width="100%" draw:z-index="46" draw:style-name="gr1" draw:text-style-name="P86" svg:width="0.0012in" svg:height="0.0213in"><text:p/></draw:rect></text:p>
      <text:p text:style-name="P85"><text:bookmark text:name="_twu93xdwzs0m"/><text:span text:style-name="T9">📄 </text:span><text:span text:style-name="T6">config/cli/signup-cmd.ts</text:span></text:p>
      <text:p text:style-name="P2"><text:soft-page-break/><text:span text:style-name="T10">Purpose:</text:span> Handles CLI arguments related to user or domain signup operations.</text:p>
      <text:p text:style-name="P84"><text:bookmark text:name="_cuetl3w5jzef"/><text:span text:style-name="T11">🧩 Interface: </text:span><text:span text:style-name="T4">ParsedSignupArgs</text:span></text:p>
      <text:p text:style-name="Standard">interface ParsedSignupArgs {</text:p>
      <text:p text:style-name="Standard">info?: boolean;</text:p>
      <text:p text:style-name="Standard">config?: string;</text:p>
      <text:p text:style-name="Standard">help?: boolean;</text:p>
      <text:p text:style-name="Standard">listTokens?: boolean;</text:p>
      <text:p text:style-name="Standard">showToken?: boolean;</text:p>
      <text:p text:style-name="Standard">token?: string;</text:p>
      <text:p text:style-name="Standard">createToken?: boolean;</text:p>
      <text:p text:style-name="Standard">domain?: string[];</text:p>
      <text:p text:style-name="Standard">user?: string;</text:p>
      <text:p text:style-name="Standard">}</text:p>
      <text:p text:style-name="P2"><text:span text:style-name="T14">Defines a structured representation of all arguments related to signup management, such as token operations, user assignment, and domain setup.</text:span></text:p>
      <text:p text:style-name="P84"><text:bookmark text:name="_nc4j0ylp6v7p"/><text:span text:style-name="T11">⚙️ Function: </text:span><text:span text:style-name="T4">parseSignupArgs</text:span></text:p>
      <text:p text:style-name="Standard">function parseSignupArgs(args: string[], execName: string)</text:p>
      <text:p text:style-name="P2"><text:span text:style-name="T14">Parses and validates CLI arguments for the signup subcommand, customizing logic based on command context.</text:span></text:p>
      <text:p text:style-name="Standard"><draw:rect text:anchor-type="as-char" style:rel-width="100%" draw:z-index="47" draw:style-name="gr1" draw:text-style-name="P86" svg:width="0.0012in" svg:height="0.0213in"><text:p/></draw:rect></text:p>
      <text:p text:style-name="P85"><text:bookmark text:name="_qjra1x2luaor"/><text:span text:style-name="T9">📄 </text:span><text:span text:style-name="T6">config/cli/user-cmd.ts</text:span></text:p>
      <text:p text:style-name="P2"><text:span text:style-name="T10">Purpose:</text:span> CLI interface for user-related administrative actions.</text:p>
      <text:p text:style-name="P84"><text:bookmark text:name="_dp7wmbz1j5fn"/><text:span text:style-name="T11">🧩 Interface: </text:span><text:span text:style-name="T4">ParsedUserArgs</text:span></text:p>
      <text:p text:style-name="Standard">interface ParsedUserArgs {</text:p>
      <text:p text:style-name="Standard">listAll?: true;</text:p>
      <text:p text:style-name="Standard">}</text:p>
      <text:p text:style-name="P2"><text:span text:style-name="T14">Specifies argument options for listing users from the CLI.</text:span></text:p>
      <text:p text:style-name="P84"><text:bookmark text:name="_t5yca57yvs71"/><text:span text:style-name="T11">⚙️ Function: </text:span><text:span text:style-name="T4">parseSignupArgs</text:span></text:p>
      <text:p text:style-name="Standard">function parseSignupArgs(args: string[], execName: string)</text:p>
      <text:p text:style-name="P2"><text:soft-page-break/><text:span text:style-name="T14">Used here for argument parsing but reused from signup commands, highlighting shared CLI structure.</text:span></text:p>
      <text:p text:style-name="Standard"><draw:rect text:anchor-type="as-char" style:rel-width="100%" draw:z-index="48" draw:style-name="gr1" draw:text-style-name="P86" svg:width="0.0012in" svg:height="0.0213in"><text:p/></draw:rect></text:p>
      <text:p text:style-name="P85"><text:bookmark text:name="_af0tcch28ulx"/><text:span text:style-name="T9">📄 </text:span><text:span text:style-name="T6">config/cli/utils.ts</text:span></text:p>
      <text:p text:style-name="P2"><text:span text:style-name="T10">Purpose:</text:span> Provides utility types and rendering logic for displaying CLI usage help, validating arguments, and building consistent argument schemas.</text:p>
      <text:p text:style-name="P84"><text:bookmark text:name="_yk03auniayxd"/><text:span text:style-name="T11">🧩 Interface: </text:span><text:span text:style-name="T4">OptionDef</text:span></text:p>
      <text:p text:style-name="Standard">interface OptionDef {</text:p>
      <text:p text:style-name="Standard">name: string;</text:p>
      <text:p text:style-name="Standard">type: (typeof Boolean) | (typeof String) | (typeof Number) | ((value: string) =&gt; any);</text:p>
      <text:p text:style-name="Standard">alias?: string;</text:p>
      <text:p text:style-name="Standard">description?: string;</text:p>
      <text:p text:style-name="Standard">typeLabel?: string;</text:p>
      <text:p text:style-name="Standard">multiple?: boolean;</text:p>
      <text:p text:style-name="Standard">defaultOption?: boolean;</text:p>
      <text:p text:style-name="Standard">}</text:p>
      <text:p text:style-name="P2"><text:span text:style-name="T14">Defines the structure of a single CLI option, including type validation and formatting for help output.</text:span></text:p>
      <text:p text:style-name="P84"><text:bookmark text:name="_97o0grf7igzi"/><text:span text:style-name="T11">🧩 Interface: </text:span><text:span text:style-name="T4">UsageSection</text:span></text:p>
      <text:p text:style-name="Standard">interface UsageSection {</text:p>
      <text:p text:style-name="Standard">header?: string;</text:p>
      <text:p text:style-name="Standard">summary?: string;</text:p>
      <text:p text:style-name="Standard">optionList?: OptionDef[];</text:p>
      <text:p text:style-name="Standard">content?: string | UsageSectionContent | (string | UsageSection)[];</text:p>
      <text:p text:style-name="Standard">}</text:p>
      <text:p text:style-name="P2"><text:span text:style-name="T14">Represents a section of help documentation shown to the user in CLI tools.</text:span></text:p>
      <text:p text:style-name="P84"><text:bookmark text:name="_kxmkok6ydf6j"/><text:span text:style-name="T11">🧩 Interface: </text:span><text:span text:style-name="T4">UsageSectionContent</text:span></text:p>
      <text:p text:style-name="Standard">interface UsageSectionContent {</text:p>
      <text:p text:style-name="Standard">options: any;</text:p>
      <text:p text:style-name="Standard">data: any;</text:p>
      <text:p text:style-name="Standard"><text:soft-page-break/>}</text:p>
      <text:p text:style-name="P2"><text:span text:style-name="T14">Provides structured content for </text:span><text:span text:style-name="T7">UsageSection</text:span><text:span text:style-name="T14">, especially useful for custom rendering engines.</text:span></text:p>
      <text:p text:style-name="P84"><text:bookmark text:name="_8ah7xmymh765"/><text:span text:style-name="T11">🧩 Interface: </text:span><text:span text:style-name="T4">ParseOptions</text:span></text:p>
      <text:p text:style-name="Standard">interface ParseOptions {</text:p>
      <text:p text:style-name="Standard">argv?: string[];</text:p>
      <text:p text:style-name="Standard">partial?: boolean;</text:p>
      <text:p text:style-name="Standard">stopAtFirstUnknown?: boolean;</text:p>
      <text:p text:style-name="Standard">camelCase?: boolean;</text:p>
      <text:p text:style-name="Standard">caseInsensitive?: boolean;</text:p>
      <text:p text:style-name="Standard">}</text:p>
      <text:p text:style-name="P2"><text:span text:style-name="T14">Controls the behavior of the argument parser, such as case handling and partial matching support.</text:span></text:p>
      <text:p text:style-name="P84"><text:bookmark text:name="_gbqjloopc92"/><text:span text:style-name="T11">🧩 Interface: </text:span><text:span text:style-name="T4">CliUsageDisplay</text:span></text:p>
      <text:p text:style-name="Standard">interface CliUsageDisplay {</text:p>
      <text:p text:style-name="Standard">txtToDisplay: string;</text:p>
      <text:p text:style-name="Standard">exitStatus: number;</text:p>
      <text:p text:style-name="Standard">}</text:p>
      <text:p text:style-name="P2"><text:span text:style-name="T14">Defines how usage or help text should be displayed to the user, including exit codes.</text:span></text:p>
      <text:p text:style-name="P84"><text:bookmark text:name="_y6juhw8si7wl"/><text:span text:style-name="T11">🧩 Interface: </text:span><text:span text:style-name="T4">HelpArg</text:span></text:p>
      <text:p text:style-name="Standard">interface HelpArg {</text:p>
      <text:p text:style-name="Standard">help?: boolean;</text:p>
      <text:p text:style-name="Standard">}</text:p>
      <text:p text:style-name="P2"><text:span text:style-name="T14">A minimal interface indicating whether help text should be displayed.</text:span></text:p>
      <text:p text:style-name="P84"><text:bookmark text:name="_rgf6ayywf35m"/><text:span text:style-name="T11">⚙️ Function: </text:span><text:span text:style-name="T4">toUsageDisplay</text:span></text:p>
      <text:p text:style-name="Standard">function toUsageDisplay(exitStatus: number, usage: UsageSection[])</text:p>
      <text:p text:style-name="P2"><text:span text:style-name="T14">Generates a full usage message for the CLI from structured documentation sections.</text:span></text:p>
      <text:p text:style-name="P84"><text:bookmark text:name="_8pps7f5cumih"/><text:span text:style-name="T11">⚙️ Function: </text:span><text:span text:style-name="T4">toErrorUsage</text:span></text:p>
      <text:p text:style-name="Standard">function toErrorUsage(usage: UsageSection[], errTxt: string)</text:p>
      <text:p text:style-name="P2"><text:soft-page-break/><text:span text:style-name="T14">Renders a usage message that includes an error explanation for user feedback.</text:span></text:p>
      <text:p text:style-name="Standard"><draw:rect text:anchor-type="as-char" style:rel-width="100%" draw:z-index="49" draw:style-name="gr1" draw:text-style-name="P86" svg:width="0.0012in" svg:height="0.0213in"><text:p/></draw:rect></text:p>
      <text:p text:style-name="P85"><text:bookmark text:name="_81cszyvpqfp7"/><text:span text:style-name="T9">📄 </text:span><text:span text:style-name="T6">lib-common/assert.ts</text:span></text:p>
      <text:p text:style-name="P2"><text:span text:style-name="T10">Purpose:</text:span> Lightweight utility to enforce invariants at runtime.</text:p>
      <text:p text:style-name="P84"><text:bookmark text:name="_vu9uwd2bwn7k"/><text:span text:style-name="T11">⚙️ Function: </text:span><text:span text:style-name="T4">assert</text:span></text:p>
      <text:p text:style-name="Standard">function assert(ok: boolean, errMsg?: string)</text:p>
      <text:p text:style-name="P2"><text:span text:style-name="T14">Throws an error if </text:span><text:span text:style-name="T7">ok</text:span><text:span text:style-name="T14"> is false. Commonly used to enforce assumptions in code during execution. If </text:span><text:span text:style-name="T7">errMsg</text:span><text:span text:style-name="T14"> is provided, it will be used as the error message.</text:span></text:p>
      <text:p text:style-name="Standard"><draw:rect text:anchor-type="as-char" style:rel-width="100%" draw:z-index="50" draw:style-name="gr1" draw:text-style-name="P86" svg:width="0.0012in" svg:height="0.0213in"><text:p/></draw:rect></text:p>
      <text:p text:style-name="P85"><text:bookmark text:name="_n9a5pqkkzjcm"/><text:span text:style-name="T9">📄 </text:span><text:span text:style-name="T6">lib-common/async-fs-node.ts</text:span></text:p>
      <text:p text:style-name="P2"><text:span text:style-name="T10">Purpose:</text:span> A promise-based wrapper around Node.js filesystem methods, supporting both low-level and high-level file operations.</text:p>
      <text:p text:style-name="Standard"><draw:rect text:anchor-type="as-char" style:rel-width="100%" draw:z-index="51" draw:style-name="gr1" draw:text-style-name="P86" svg:width="0.0012in" svg:height="0.0213in"><text:p/></draw:rect></text:p>
      <text:p text:style-name="P84"><text:bookmark text:name="_n0qxt971x6pi"/><text:span text:style-name="T11">⚙️ File Operations</text:span></text:p>
      <text:p text:style-name="P83"><text:bookmark text:name="_hvfbqkbmatqm"/><text:span text:style-name="T8">readFile</text:span></text:p>
      <text:p text:style-name="Standard">function readFile(filename: string, options: { encoding: string; flag?: string; })</text:p>
      <text:p text:style-name="Standard">function readFile(filename: string, options?: { flag?: string; })</text:p>
      <text:p text:style-name="Standard">function readFile(path: string, options?: { flag?: string; encoding?: string; })</text:p>
      <text:p text:style-name="P2"><text:span text:style-name="T14">Reads the contents of a file. Supports multiple overloads to specify encoding, flags, or file path types.</text:span></text:p>
      <text:p text:style-name="P83"><text:bookmark text:name="_emyv48f228y"/><text:span text:style-name="T8">writeFile</text:span></text:p>
      <text:p text:style-name="Standard">function writeFile(path: string, data: any, options: {</text:p>
      <text:p text:style-name="Standard">encoding?: string;</text:p>
      <text:p text:style-name="Standard">mode?: number|string;</text:p>
      <text:p text:style-name="Standard">flag?: string;</text:p>
      <text:p text:style-name="Standard">})</text:p>
      <text:p text:style-name="P2"><text:span text:style-name="T14">Writes data to a file with customizable options like encoding, permission mode, and open flag.</text:span></text:p>
      <text:p text:style-name="P83"><text:bookmark text:name="_9emx4pgkviip"/><text:span text:style-name="T8">mkdir</text:span></text:p>
      <text:p text:style-name="Standard">function mkdir(path: string)</text:p>
      <text:p text:style-name="P2"><text:span text:style-name="T14">Creates a new directory at the specified path.</text:span></text:p>
      <text:p text:style-name="P83"><text:bookmark text:name="_twnyxzxkgz21"/><text:soft-page-break/><text:span text:style-name="T8">open</text:span></text:p>
      <text:p text:style-name="Standard">function open(path: string, flags: string)</text:p>
      <text:p text:style-name="P2"><text:span text:style-name="T14">Opens a file descriptor with specified flags.</text:span></text:p>
      <text:p text:style-name="P83"><text:bookmark text:name="_1kf4v7zc6cm9"/><text:span text:style-name="T8">close</text:span></text:p>
      <text:p text:style-name="Standard">function close(fd: number)</text:p>
      <text:p text:style-name="P2"><text:span text:style-name="T14">Closes an open file descriptor.</text:span></text:p>
      <text:p text:style-name="Standard"><draw:rect text:anchor-type="as-char" style:rel-width="100%" draw:z-index="52" draw:style-name="gr1" draw:text-style-name="P86" svg:width="0.0012in" svg:height="0.0213in"><text:p/></draw:rect></text:p>
      <text:p text:style-name="P84"><text:bookmark text:name="_ko3veo63qbgw"/><text:span text:style-name="T11">⚙️ Symlinks and Path Resolution</text:span></text:p>
      <text:p text:style-name="P83"><text:bookmark text:name="_64r6hkhel3do"/><text:span text:style-name="T8">symlink</text:span></text:p>
      <text:p text:style-name="Standard">function symlink(target: string, path: string, type?: 'dir'|'file'|'junction')</text:p>
      <text:p text:style-name="P2"><text:span text:style-name="T14">Creates a symbolic link pointing to </text:span><text:span text:style-name="T7">target</text:span><text:span text:style-name="T14"> from </text:span><text:span text:style-name="T7">path</text:span><text:span text:style-name="T14">, with an optional link type.</text:span></text:p>
      <text:p text:style-name="P83"><text:bookmark text:name="_sryxstqaubdt"/><text:span text:style-name="T8">readlink</text:span></text:p>
      <text:p text:style-name="Standard">function readlink(path: string)</text:p>
      <text:p text:style-name="P2"><text:span text:style-name="T14">Resolves and returns the target path of a symbolic link.</text:span></text:p>
      <text:p text:style-name="Standard"><draw:rect text:anchor-type="as-char" style:rel-width="100%" draw:z-index="53" draw:style-name="gr1" draw:text-style-name="P86" svg:width="0.0012in" svg:height="0.0213in"><text:p/></draw:rect></text:p>
      <text:p text:style-name="P84"><text:bookmark text:name="_vx06zvdw16s8"/><text:span text:style-name="T11">⚙️ File and Directory Stats</text:span></text:p>
      <text:p text:style-name="P83"><text:bookmark text:name="_codtf6gt8p69"/><text:span text:style-name="T8">lstat</text:span></text:p>
      <text:p text:style-name="Standard">function lstat(path: string)</text:p>
      <text:p text:style-name="P2"><text:span text:style-name="T14">Returns information about a symbolic link or file without following the link.</text:span></text:p>
      <text:p text:style-name="P83"><text:bookmark text:name="_o2lycxqsblhh"/><text:span text:style-name="T8">stat</text:span></text:p>
      <text:p text:style-name="Standard">function stat(path: string)</text:p>
      <text:p text:style-name="P2"><text:span text:style-name="T14">Returns information about a file, following symlinks.</text:span></text:p>
      <text:p text:style-name="P83"><text:bookmark text:name="_tzn7qcgwbbmx"/><text:span text:style-name="T8">fstat</text:span></text:p>
      <text:p text:style-name="Standard">function fstat(fd: number)</text:p>
      <text:p text:style-name="P2"><text:span text:style-name="T14">Returns information about an open file descriptor.</text:span></text:p>
      <text:p text:style-name="Standard"><draw:rect text:anchor-type="as-char" style:rel-width="100%" draw:z-index="54" draw:style-name="gr1" draw:text-style-name="P86" svg:width="0.0012in" svg:height="0.0213in"><text:p/></draw:rect></text:p>
      <text:p text:style-name="P84"><text:bookmark text:name="_xbwmsv20mq7d"/><text:span text:style-name="T11">⚙️ Directory Operations</text:span></text:p>
      <text:p text:style-name="P83"><text:bookmark text:name="_g8ez31ygrjt"/><text:soft-page-break/><text:span text:style-name="T8">readdir</text:span></text:p>
      <text:p text:style-name="Standard">function readdir(path: string)</text:p>
      <text:p text:style-name="P2"><text:span text:style-name="T14">Reads the contents of a directory, returning a list of file names.</text:span></text:p>
      <text:p text:style-name="P83"><text:bookmark text:name="_ke0x83vmf215"/><text:span text:style-name="T8">rmdir</text:span></text:p>
      <text:p text:style-name="Standard">function rmdir(path: string)</text:p>
      <text:p text:style-name="P2"><text:span text:style-name="T14">Removes a directory.</text:span></text:p>
      <text:p text:style-name="P83"><text:bookmark text:name="_6mupkq3415ww"/><text:span text:style-name="T8">unlink</text:span></text:p>
      <text:p text:style-name="Standard">function unlink(path: string)</text:p>
      <text:p text:style-name="P2"><text:span text:style-name="T14">Deletes a file.</text:span></text:p>
      <text:p text:style-name="P83"><text:bookmark text:name="_kkdlqlf5u0pj"/><text:span text:style-name="T8">rename</text:span></text:p>
      <text:p text:style-name="Standard">function rename(oldPath: string, newPath: string)</text:p>
      <text:p text:style-name="P2"><text:span text:style-name="T14">Renames or moves a file or directory.</text:span></text:p>
      <text:p text:style-name="Standard"><draw:rect text:anchor-type="as-char" style:rel-width="100%" draw:z-index="55" draw:style-name="gr1" draw:text-style-name="P86" svg:width="0.0012in" svg:height="0.0213in"><text:p/></draw:rect></text:p>
      <text:p text:style-name="P84"><text:bookmark text:name="_8dlub9tlet13"/><text:span text:style-name="T11">⚙️ Truncation and File Size</text:span></text:p>
      <text:p text:style-name="P83"><text:bookmark text:name="_jh6l46sus1y8"/><text:span text:style-name="T8">truncate</text:span></text:p>
      <text:p text:style-name="Standard">function truncate(path: string, size: number)</text:p>
      <text:p text:style-name="P2"><text:span text:style-name="T14">Truncates a file to the specified size.</text:span></text:p>
      <text:p text:style-name="P83"><text:bookmark text:name="_ofk8d1wr2i63"/><text:span text:style-name="T8">ftruncate</text:span></text:p>
      <text:p text:style-name="Standard">function ftruncate(fd: number, size: number)</text:p>
      <text:p text:style-name="P2"><text:span text:style-name="T14">Truncates an open file referenced by a file descriptor.</text:span></text:p>
      <text:p text:style-name="Standard"><draw:rect text:anchor-type="as-char" style:rel-width="100%" draw:z-index="56" draw:style-name="gr1" draw:text-style-name="P86" svg:width="0.0012in" svg:height="0.0213in"><text:p/></draw:rect></text:p>
      <text:p text:style-name="P84"><text:bookmark text:name="_xjw8a9ca97lb"/><text:span text:style-name="T11">⚙️ Utility</text:span></text:p>
      <text:p text:style-name="P83"><text:bookmark text:name="_xolk1757q4as"/><text:span text:style-name="T8">existsFolderSync</text:span></text:p>
      <text:p text:style-name="Standard">function existsFolderSync(path: string)</text:p>
      <text:p text:style-name="P2"><text:span text:style-name="T14">Synchronously checks whether a folder exists.</text:span></text:p>
      <text:p text:style-name="P83"><text:bookmark text:name="_b1l2c0cu31o1"/><text:span text:style-name="T8">copyFile</text:span></text:p>
      <text:p text:style-name="Standard">function copyFile(src: string, dst: string, overwrite = false, dstMode = '660')</text:p>
      <text:p text:style-name="P2"><text:soft-page-break/><text:span text:style-name="T14">Copies a file from </text:span><text:span text:style-name="T7">src</text:span><text:span text:style-name="T14"> to </text:span><text:span text:style-name="T7">dst</text:span><text:span text:style-name="T14">. Overwrites only if specified, and sets permissions using </text:span><text:span text:style-name="T7">dstMode</text:span><text:span text:style-name="T14">.</text:span></text:p>
      <text:p text:style-name="Standard"><draw:rect text:anchor-type="as-char" style:rel-width="100%" draw:z-index="57" draw:style-name="gr1" draw:text-style-name="P86" svg:width="0.0012in" svg:height="0.0213in"><text:p/></draw:rect></text:p>
      <text:p text:style-name="P85"><text:bookmark text:name="_forroq56grjd"/><text:span text:style-name="T9">📄 </text:span><text:span text:style-name="T6">lib-common/binding.ts</text:span></text:p>
      <text:p text:style-name="P2"><text:span text:style-name="T10">Purpose:</text:span> Placeholder module or stub for future functionality, potentially related to binding native code or system-level operations.</text:p>
      <text:p text:style-name="Standard"><draw:rect text:anchor-type="as-char" style:rel-width="100%" draw:z-index="58" draw:style-name="gr1" draw:text-style-name="P86" svg:width="0.0012in" svg:height="0.0213in"><text:p/></draw:rect></text:p>
      <text:p text:style-name="P85"><text:bookmark text:name="_22uj8un7bzs8"/><text:span text:style-name="T9">📄 </text:span><text:span text:style-name="T6">lib-common/buffer-utils.ts</text:span></text:p>
      <text:p text:style-name="P2"><text:span text:style-name="T10">Purpose:</text:span> Provides utilities for handling byte arrays (<text:span text:style-name="T3">Uint8Array</text:span>) including encoding, decoding, packing, joining, and converting between buffer representations and JSON.</text:p>
      <text:p text:style-name="P84"><text:bookmark text:name="_wsfsim3s9fr8"/><text:span text:style-name="T11">⚙️ Function: </text:span><text:span text:style-name="T4">toBuffer</text:span></text:p>
      <text:p text:style-name="Standard">function toBuffer(bytes: Uint8Array)</text:p>
      <text:p text:style-name="P2"><text:span text:style-name="T14">Wraps or clones a </text:span><text:span text:style-name="T7">Uint8Array</text:span><text:span text:style-name="T14"> into a standardized buffer format.</text:span></text:p>
      <text:p text:style-name="P84"><text:bookmark text:name="_msp0j5gp0ufn"/><text:span text:style-name="T11">⚙️ Function: </text:span><text:span text:style-name="T4">bufFromJson</text:span></text:p>
      <text:p text:style-name="Standard">function bufFromJson(json: any)</text:p>
      <text:p text:style-name="P2"><text:span text:style-name="T14">Converts JSON-encoded data (typically base64 or byte-represented arrays) into a </text:span><text:span text:style-name="T7">Uint8Array</text:span><text:span text:style-name="T14">.</text:span></text:p>
      <text:p text:style-name="P84"><text:bookmark text:name="_4iyt0vsfdg2a"/><text:span text:style-name="T11">⚙️ Function: </text:span><text:span text:style-name="T4">pack</text:span></text:p>
      <text:p text:style-name="Standard">function pack(bytes: Uint8Array)</text:p>
      <text:p text:style-name="Standard">function pack(str: string)</text:p>
      <text:p text:style-name="P2"><text:span text:style-name="T14">Overloaded to accept either a string or a </text:span><text:span text:style-name="T7">Uint8Array</text:span><text:span text:style-name="T14">. Converts the input into a compact string-encoded representation (typically base64 or URL-safe).</text:span></text:p>
      <text:p text:style-name="P84"><text:bookmark text:name="_tr3yg8dafbfs"/><text:span text:style-name="T11">⚙️ Function: </text:span><text:span text:style-name="T4">open</text:span></text:p>
      <text:p text:style-name="Standard">function open(str: string)</text:p>
      <text:p text:style-name="Standard">function open(bytes: Uint8Array)</text:p>
      <text:p text:style-name="P2"><text:span text:style-name="T14">Overloaded function that decodes a packed string (or byte buffer) back into its original byte form.</text:span></text:p>
      <text:p text:style-name="P84"><text:bookmark text:name="_c7vtzz2l6uvx"/><text:span text:style-name="T11">⚙️ Function: </text:span><text:span text:style-name="T4">allCharsFromAlphabet</text:span></text:p>
      <text:p text:style-name="Standard">function allCharsFromAlphabet(str: string)</text:p>
      <text:p text:style-name="P2"><text:span text:style-name="T14">Checks whether all characters in a string are part of a predefined encoding alphabet (e.g., base64, custom safe charsets).</text:span></text:p>
      <text:p text:style-name="P84"><text:bookmark text:name="_hmzlas4ou42s"/><text:span text:style-name="T11">⚙️ Function: </text:span><text:span text:style-name="T4">joinByteArrs</text:span></text:p>
      <text:p text:style-name="Standard">function joinByteArrs(arrs: Uint8Array[])</text:p>
      <text:p text:style-name="P2"><text:span text:style-name="T14">Merges multiple </text:span><text:span text:style-name="T7">Uint8Array</text:span><text:span text:style-name="T14"> buffers into one contiguous byte array.</text:span></text:p>
      <text:p text:style-name="Standard"><text:soft-page-break/><draw:rect text:anchor-type="as-char" style:rel-width="100%" draw:z-index="59" draw:style-name="gr1" draw:text-style-name="P86" svg:width="0.0012in" svg:height="0.0213in"><text:p/></draw:rect></text:p>
      <text:p text:style-name="P85"><text:bookmark text:name="_m26j3jh6zahd"/><text:span text:style-name="T9">📄 </text:span><text:span text:style-name="T6">lib-common/bytes-equal.ts</text:span></text:p>
      <text:p text:style-name="P2"><text:span text:style-name="T10">Purpose:</text:span> Fast equality comparison of two <text:span text:style-name="T3">Uint8Array</text:span> byte sequences.</text:p>
      <text:p text:style-name="P84"><text:bookmark text:name="_d86axkh8wnzg"/><text:span text:style-name="T11">⚙️ Function: </text:span><text:span text:style-name="T4">bytesEqual</text:span></text:p>
      <text:p text:style-name="Standard">function bytesEqual(a: Uint8Array, b: Uint8Array)</text:p>
      <text:p text:style-name="P2"><text:span text:style-name="T14">Performs a byte-by-byte comparison between two buffers to check for strict equality.</text:span></text:p>
      <text:p text:style-name="Standard"><draw:rect text:anchor-type="as-char" style:rel-width="100%" draw:z-index="60" draw:style-name="gr1" draw:text-style-name="P86" svg:width="0.0012in" svg:height="0.0213in"><text:p/></draw:rect></text:p>
      <text:p text:style-name="P85"><text:bookmark text:name="_fvripjptjw31"/><text:span text:style-name="T9">📄 </text:span><text:span text:style-name="T6">lib-common/canonical-address.ts</text:span></text:p>
      <text:p text:style-name="P2"><text:span text:style-name="T10">Purpose:</text:span> Normalizes and verifies user addresses or identifiers to ensure consistent formatting and comparison across the system.</text:p>
      <text:p text:style-name="P84"><text:bookmark text:name="_akd22xpj5ads"/><text:span text:style-name="T11">⚙️ Function: </text:span><text:span text:style-name="T4">toCanonicalAddress</text:span></text:p>
      <text:p text:style-name="Standard">function toCanonicalAddress(address: string)</text:p>
      <text:p text:style-name="P2"><text:span text:style-name="T14">Normalizes the format of an address (e.g., lowercase conversion, character trimming).</text:span></text:p>
      <text:p text:style-name="P84"><text:bookmark text:name="_2cgg1sfbb1n5"/><text:span text:style-name="T11">⚙️ Function: </text:span><text:span text:style-name="T4">areAddressesEqual</text:span></text:p>
      <text:p text:style-name="Standard">function areAddressesEqual(a: string, b: string)</text:p>
      <text:p text:style-name="P2"><text:span text:style-name="T14">Determines if two user addresses are equivalent, accounting for canonical formatting.</text:span></text:p>
      <text:p text:style-name="P84"><text:bookmark text:name="_xqnpd9xqmxi0"/><text:span text:style-name="T11">⚙️ Function: </text:span><text:span text:style-name="T4">checkAndTransformAddress</text:span></text:p>
      <text:p text:style-name="Standard">function checkAndTransformAddress(address: string)</text:p>
      <text:p text:style-name="P2"><text:span text:style-name="T14">Validates and normalizes an address, throwing an error or rejecting malformed inputs.</text:span></text:p>
      <text:p text:style-name="Standard"><draw:rect text:anchor-type="as-char" style:rel-width="100%" draw:z-index="61" draw:style-name="gr1" draw:text-style-name="P86" svg:width="0.0012in" svg:height="0.0213in"><text:p/></draw:rect></text:p>
      <text:p text:style-name="P85"><text:bookmark text:name="_gzo6q3llmqfb"/><text:span text:style-name="T9">📄 </text:span><text:span text:style-name="T6">lib-common/json-equal.ts</text:span></text:p>
      <text:p text:style-name="P2"><text:span text:style-name="T10">Purpose:</text:span> Provides deep comparison functionality for structured JavaScript objects.</text:p>
      <text:p text:style-name="P84"><text:bookmark text:name="_o2vackfyfij0"/><text:span text:style-name="T11">⚙️ Function: </text:span><text:span text:style-name="T4">deepEqual</text:span></text:p>
      <text:p text:style-name="Standard">function deepEqual(a: any, b: any)</text:p>
      <text:p text:style-name="P2"><text:span text:style-name="T14">Recursively checks whether two JavaScript objects or arrays are deeply equal in content and structure.</text:span></text:p>
      <text:p text:style-name="Standard"><draw:rect text:anchor-type="as-char" style:rel-width="100%" draw:z-index="62" draw:style-name="gr1" draw:text-style-name="P86" svg:width="0.0012in" svg:height="0.0213in"><text:p/></draw:rect></text:p>
      <text:p text:style-name="P85"><text:bookmark text:name="_9s6xvxhf4p27"/><text:span text:style-name="T9">📄 </text:span><text:span text:style-name="T6">lib-common/json-utils.ts</text:span></text:p>
      <text:p text:style-name="P2"><text:span text:style-name="T10">Purpose:</text:span> Additional JSON-related tools, likely extending or aliasing equality checking.</text:p>
      <text:p text:style-name="P84"><text:bookmark text:name="_qgrii4lar1is"/><text:soft-page-break/><text:span text:style-name="T11">⚙️ Function: </text:span><text:span text:style-name="T4">deepEqual</text:span></text:p>
      <text:p text:style-name="Standard">function deepEqual(a: any, b: any)</text:p>
      <text:p text:style-name="P2"><text:span text:style-name="T14">Re-exports or mirrors deep equality checking for structured JSON.</text:span></text:p>
      <text:p text:style-name="Standard"><draw:rect text:anchor-type="as-char" style:rel-width="100%" draw:z-index="63" draw:style-name="gr1" draw:text-style-name="P86" svg:width="0.0012in" svg:height="0.0213in"><text:p/></draw:rect></text:p>
      <text:p text:style-name="P85"><text:bookmark text:name="_vpy3dfh5wl68"/><text:span text:style-name="T9">📄 </text:span><text:span text:style-name="T6">lib-common/jwkeys.ts</text:span></text:p>
      <text:p text:style-name="P2"><text:span text:style-name="T10">Purpose:</text:span> Defines types and utility functions for managing cryptographic keys and signatures, including validation, conversion, and access to certified public key structures. This module is critical for safely handling keys used in secure communication, especially in JSON Web Key (JWK)-like format.</text:p>
      <text:p text:style-name="Standard"><draw:rect text:anchor-type="as-char" style:rel-width="100%" draw:z-index="64" draw:style-name="gr1" draw:text-style-name="P86" svg:width="0.0012in" svg:height="0.0213in"><text:p/></draw:rect></text:p>
      <text:p text:style-name="P84"><text:bookmark text:name="_gu5sese91ed6"/><text:span text:style-name="T11">🧩 Interface: </text:span><text:span text:style-name="T4">JsonKeyShort</text:span></text:p>
      <text:p text:style-name="Standard">interface JsonKeyShort {</text:p>
      <text:p text:style-name="Standard">k: string;</text:p>
      <text:p text:style-name="Standard">kid: string;</text:p>
      <text:p text:style-name="Standard">}</text:p>
      <text:p text:style-name="P2"><text:span text:style-name="T14">Represents a minimal JSON-style public key. The </text:span><text:span text:style-name="T7">k</text:span><text:span text:style-name="T14"> field holds the base64-encoded key bytes, and </text:span><text:span text:style-name="T7">kid</text:span><text:span text:style-name="T14"> is a string identifier.</text:span></text:p>
      <text:p text:style-name="Standard"><draw:rect text:anchor-type="as-char" style:rel-width="100%" draw:z-index="65" draw:style-name="gr1" draw:text-style-name="P86" svg:width="0.0012in" svg:height="0.0213in"><text:p/></draw:rect></text:p>
      <text:p text:style-name="P84"><text:bookmark text:name="_5pegejrq5dpz"/><text:span text:style-name="T11">🧩 Interface: </text:span><text:span text:style-name="T4">Key</text:span></text:p>
      <text:p text:style-name="Standard">interface Key {</text:p>
      <text:p text:style-name="Standard">k: Uint8Array;</text:p>
      <text:p text:style-name="Standard">kid: string;</text:p>
      <text:p text:style-name="Standard">use: string;</text:p>
      <text:p text:style-name="Standard">alg: string;</text:p>
      <text:p text:style-name="Standard">}</text:p>
      <text:p text:style-name="P2"><text:span text:style-name="T14">Defines a full cryptographic key object with byte-level data (</text:span><text:span text:style-name="T7">k</text:span><text:span text:style-name="T14">), a key ID (</text:span><text:span text:style-name="T7">kid</text:span><text:span text:style-name="T14">), intended application use (</text:span><text:span text:style-name="T7">use</text:span><text:span text:style-name="T14">), and the crypto box function or suite used (</text:span><text:span text:style-name="T7">alg</text:span><text:span text:style-name="T14">). Emphasizes complete cryptographic functionality rather than primitives.</text:span></text:p>
      <text:p text:style-name="Standard"><draw:rect text:anchor-type="as-char" style:rel-width="100%" draw:z-index="66" draw:style-name="gr1" draw:text-style-name="P86" svg:width="0.0012in" svg:height="0.0213in"><text:p/></draw:rect></text:p>
      <text:p text:style-name="P84"><text:bookmark text:name="_qu4877t1w56s"/><text:span text:style-name="T11">🧩 Interface: </text:span><text:span text:style-name="T4">SignedLoad</text:span></text:p>
      <text:p text:style-name="Standard">interface SignedLoad {</text:p>
      <text:p text:style-name="Standard">alg: string;</text:p>
      <text:p text:style-name="Standard">kid: string;</text:p>
      <text:p text:style-name="Standard"><text:soft-page-break/>sig: string;</text:p>
      <text:p text:style-name="Standard">load: string;</text:p>
      <text:p text:style-name="Standard">}</text:p>
      <text:p text:style-name="P2"><text:span text:style-name="T14">Describes a signed payload structure, including the algorithm used, key identifier, base64-encoded signature, and the signed content in base64.</text:span></text:p>
      <text:p text:style-name="Standard"><draw:rect text:anchor-type="as-char" style:rel-width="100%" draw:z-index="67" draw:style-name="gr1" draw:text-style-name="P86" svg:width="0.0012in" svg:height="0.0213in"><text:p/></draw:rect></text:p>
      <text:p text:style-name="P84"><text:bookmark text:name="_7h06d65l05zz"/><text:span text:style-name="T11">🧩 Interface: </text:span><text:span text:style-name="T4">KeyCert</text:span></text:p>
      <text:p text:style-name="Standard">interface KeyCert {</text:p>
      <text:p text:style-name="Standard">cert: {</text:p>
      <text:p text:style-name="Standard">publicKey: JsonKey;</text:p>
      <text:p text:style-name="Standard">principal: {</text:p>
      <text:p text:style-name="Standard">address: string;</text:p>
      <text:p text:style-name="Standard">};</text:p>
      <text:p text:style-name="Standard">};</text:p>
      <text:p text:style-name="Standard">}</text:p>
      <text:p text:style-name="P2"><text:span text:style-name="T14">Represents a certificate that ties a JSON-formatted public key to an identity (such as an email address or user address).</text:span></text:p>
      <text:p text:style-name="Standard"><draw:rect text:anchor-type="as-char" style:rel-width="100%" draw:z-index="68" draw:style-name="gr1" draw:text-style-name="P86" svg:width="0.0012in" svg:height="0.0213in"><text:p/></draw:rect></text:p>
      <text:p text:style-name="P84"><text:bookmark text:name="_1udql9x9gp2"/><text:span text:style-name="T11">🧩 Interface: </text:span><text:span text:style-name="T4">MailerIdAssertionLoad</text:span></text:p>
      <text:p text:style-name="Standard">interface MailerIdAssertionLoad {</text:p>
      <text:p text:style-name="Standard">user: string;</text:p>
      <text:p text:style-name="Standard">rpDomain: string;</text:p>
      <text:p text:style-name="Standard">sessionId: string;</text:p>
      <text:p text:style-name="Standard">issuedAt: number;</text:p>
      <text:p text:style-name="Standard">expiresAt: number;</text:p>
      <text:p text:style-name="Standard">}</text:p>
      <text:p text:style-name="P2"><text:span text:style-name="T14">Defines a signed data structure used for asserting identity in a mailer session. Includes timestamps for issuance and expiration.</text:span></text:p>
      <text:p text:style-name="Standard"><draw:rect text:anchor-type="as-char" style:rel-width="100%" draw:z-index="69" draw:style-name="gr1" draw:text-style-name="P86" svg:width="0.0012in" svg:height="0.0213in"><text:p/></draw:rect></text:p>
      <text:p text:style-name="P84"><text:bookmark text:name="_pte2k0r4p6hw"/><text:span text:style-name="T11">⚙️ Function: </text:span><text:span text:style-name="T4">isLikeJsonKey</text:span></text:p>
      <text:p text:style-name="Standard"><text:soft-page-break/>function isLikeJsonKey(jkey: JsonKey)</text:p>
      <text:p text:style-name="P2"><text:span text:style-name="T14">Type guard that verifies whether a given object conforms to the </text:span><text:span text:style-name="T7">JsonKey</text:span><text:span text:style-name="T14"> structure.</text:span></text:p>
      <text:p text:style-name="Standard"><draw:rect text:anchor-type="as-char" style:rel-width="100%" draw:z-index="70" draw:style-name="gr1" draw:text-style-name="P86" svg:width="0.0012in" svg:height="0.0213in"><text:p/></draw:rect></text:p>
      <text:p text:style-name="P84"><text:bookmark text:name="_zc3rn5aa9hfl"/><text:span text:style-name="T11">⚙️ Function: </text:span><text:span text:style-name="T4">isLikeSignedLoad</text:span></text:p>
      <text:p text:style-name="Standard">function isLikeSignedLoad(load: SignedLoad)</text:p>
      <text:p text:style-name="P2"><text:span text:style-name="T14">Type guard to ensure that an object looks like a valid </text:span><text:span text:style-name="T7">SignedLoad</text:span><text:span text:style-name="T14"> payload.</text:span></text:p>
      <text:p text:style-name="Standard"><draw:rect text:anchor-type="as-char" style:rel-width="100%" draw:z-index="71" draw:style-name="gr1" draw:text-style-name="P86" svg:width="0.0012in" svg:height="0.0213in"><text:p/></draw:rect></text:p>
      <text:p text:style-name="P84"><text:bookmark text:name="_gbaykbwdzw3f"/><text:span text:style-name="T11">⚙️ Function: </text:span><text:span text:style-name="T4">isLikeKeyCert</text:span></text:p>
      <text:p text:style-name="Standard">function isLikeKeyCert(cert: KeyCert)</text:p>
      <text:p text:style-name="P2"><text:span text:style-name="T14">Type guard for validating whether an object matches the </text:span><text:span text:style-name="T7">KeyCert</text:span><text:span text:style-name="T14"> structure.</text:span></text:p>
      <text:p text:style-name="Standard"><draw:rect text:anchor-type="as-char" style:rel-width="100%" draw:z-index="72" draw:style-name="gr1" draw:text-style-name="P86" svg:width="0.0012in" svg:height="0.0213in"><text:p/></draw:rect></text:p>
      <text:p text:style-name="P84"><text:bookmark text:name="_b5j1lxph4huv"/><text:span text:style-name="T11">⚙️ Function: </text:span><text:span text:style-name="T4">isLikeSignedKeyCert</text:span></text:p>
      <text:p text:style-name="Standard">function isLikeSignedKeyCert(load: SignedLoad)</text:p>
      <text:p text:style-name="P2"><text:span text:style-name="T14">Checks if a </text:span><text:span text:style-name="T7">SignedLoad</text:span><text:span text:style-name="T14"> object can be interpreted as a signed key certificate.</text:span></text:p>
      <text:p text:style-name="Standard"><draw:rect text:anchor-type="as-char" style:rel-width="100%" draw:z-index="73" draw:style-name="gr1" draw:text-style-name="P86" svg:width="0.0012in" svg:height="0.0213in"><text:p/></draw:rect></text:p>
      <text:p text:style-name="P84"><text:bookmark text:name="_ogs59fmdr08z"/><text:span text:style-name="T11">⚙️ Function: </text:span><text:span text:style-name="T4">keyFromJson</text:span></text:p>
      <text:p text:style-name="Standard">function keyFromJson(key: JsonKey, use: string, alg: string, klen: number)</text:p>
      <text:p text:style-name="P2"><text:span text:style-name="T14">Creates a </text:span><text:span text:style-name="T7">Key</text:span><text:span text:style-name="T14"> object from its JSON representation, specifying usage context and expected algorithm.</text:span></text:p>
      <text:p text:style-name="Standard"><draw:rect text:anchor-type="as-char" style:rel-width="100%" draw:z-index="74" draw:style-name="gr1" draw:text-style-name="P86" svg:width="0.0012in" svg:height="0.0213in"><text:p/></draw:rect></text:p>
      <text:p text:style-name="P84"><text:bookmark text:name="_54pn3mqm6ed"/><text:span text:style-name="T11">⚙️ Function: </text:span><text:span text:style-name="T4">keyToJson</text:span></text:p>
      <text:p text:style-name="Standard">function keyToJson(key: Key)</text:p>
      <text:p text:style-name="P2"><text:span text:style-name="T14">Converts a </text:span><text:span text:style-name="T7">Key</text:span><text:span text:style-name="T14"> object into a </text:span><text:span text:style-name="T7">JsonKeyShort</text:span><text:span text:style-name="T14"> JSON-serializable format.</text:span></text:p>
      <text:p text:style-name="Standard"><draw:rect text:anchor-type="as-char" style:rel-width="100%" draw:z-index="75" draw:style-name="gr1" draw:text-style-name="P86" svg:width="0.0012in" svg:height="0.0213in"><text:p/></draw:rect></text:p>
      <text:p text:style-name="P84"><text:bookmark text:name="_88zp2nk4zvvk"/><text:span text:style-name="T11">⚙️ Function: </text:span><text:span text:style-name="T4">getKeyCert</text:span></text:p>
      <text:p text:style-name="Standard">function getKeyCert(signedCert: SignedLoad)</text:p>
      <text:p text:style-name="P2"><text:span text:style-name="T14">Extracts a verified </text:span><text:span text:style-name="T7">KeyCert</text:span><text:span text:style-name="T14"> from a signed payload.</text:span></text:p>
      <text:p text:style-name="Standard"><draw:rect text:anchor-type="as-char" style:rel-width="100%" draw:z-index="76" draw:style-name="gr1" draw:text-style-name="P86" svg:width="0.0012in" svg:height="0.0213in"><text:p/></draw:rect></text:p>
      <text:p text:style-name="P84"><text:bookmark text:name="_o77bnr5r26qw"/><text:soft-page-break/><text:span text:style-name="T11">⚙️ Function: </text:span><text:span text:style-name="T4">getPubKey</text:span></text:p>
      <text:p text:style-name="Standard">function getPubKey(signedCert: SignedLoad)</text:p>
      <text:p text:style-name="P2"><text:span text:style-name="T14">Parses and returns the public key from a signed key certificate payload.</text:span></text:p>
      <text:p text:style-name="Standard"><draw:rect text:anchor-type="as-char" style:rel-width="100%" draw:z-index="77" draw:style-name="gr1" draw:text-style-name="P86" svg:width="0.0012in" svg:height="0.0213in"><text:p/></draw:rect></text:p>
      <text:p text:style-name="P84"><text:bookmark text:name="_30hd5uqsz3pt"/><text:span text:style-name="T11">⚙️ Function: </text:span><text:span text:style-name="T4">getPrincipalAddress</text:span></text:p>
      <text:p text:style-name="Standard">function getPrincipalAddress(signedCert: SignedLoad)</text:p>
      <text:p text:style-name="P2"><text:span text:style-name="T14">Extracts the principal's address (identity info) from a signed certificate.</text:span></text:p>
      <text:p text:style-name="Standard"><draw:rect text:anchor-type="as-char" style:rel-width="100%" draw:z-index="78" draw:style-name="gr1" draw:text-style-name="P86" svg:width="0.0012in" svg:height="0.0213in"><text:p/></draw:rect></text:p>
      <text:p text:style-name="P84"><text:bookmark text:name="_808i33rdgw72"/><text:span text:style-name="T11">⚙️ Function: </text:span><text:span text:style-name="T4">isLikeMailerIdAssertion</text:span></text:p>
      <text:p text:style-name="Standard">function isLikeMailerIdAssertion(assertLoad: MailerIdAssertionLoad)</text:p>
      <text:p text:style-name="P2"><text:span text:style-name="T14">Type guard that checks if a payload matches the structure of a MailerId assertion.</text:span></text:p>
      <text:p text:style-name="Standard"><draw:rect text:anchor-type="as-char" style:rel-width="100%" draw:z-index="79" draw:style-name="gr1" draw:text-style-name="P86" svg:width="0.0012in" svg:height="0.0213in"><text:p/></draw:rect></text:p>
      <text:p text:style-name="P84"><text:bookmark text:name="_ri2eohvl4rhv"/><text:span text:style-name="T11">⚙️ Function: </text:span><text:span text:style-name="T4">isLikeSignedMailerIdAssertion</text:span></text:p>
      <text:p text:style-name="Standard">function isLikeSignedMailerIdAssertion(load: SignedLoad)</text:p>
      <text:p text:style-name="P2"><text:span text:style-name="T14">Confirms whether a </text:span><text:span text:style-name="T7">SignedLoad</text:span><text:span text:style-name="T14"> matches the expected structure of a signed MailerIdentity assertion.</text:span></text:p>
      <text:p text:style-name="Standard"><draw:rect text:anchor-type="as-char" style:rel-width="100%" draw:z-index="80" draw:style-name="gr1" draw:text-style-name="P86" svg:width="0.0012in" svg:height="0.0213in"><text:p/></draw:rect></text:p>
      <text:p text:style-name="P85"><text:bookmark text:name="_6irhnw15d0yn"/><text:span text:style-name="T9">📄 </text:span><text:span text:style-name="T6">lib-common/mid-sigs-NaCl-Ed.ts</text:span></text:p>
      <text:p text:style-name="P2"><text:span text:style-name="T10">Purpose:</text:span> Provides utility functions and interfaces for signing, verifying, and managing certificate chains and assertions using NaCl (Ed25519) cryptography. This is used to secure identity assertions and public key certificates within the system.</text:p>
      <text:p text:style-name="Standard"><draw:rect text:anchor-type="as-char" style:rel-width="100%" draw:z-index="81" draw:style-name="gr1" draw:text-style-name="P86" svg:width="0.0012in" svg:height="0.0213in"><text:p/></draw:rect></text:p>
      <text:p text:style-name="P84"><text:bookmark text:name="_mpgmib9l9idx"/><text:span text:style-name="T11">🧩 Interface: </text:span><text:span text:style-name="T4">Keypair</text:span></text:p>
      <text:p text:style-name="Standard">interface Keypair {</text:p>
      <text:p text:style-name="Standard">pkey: JsonKey;</text:p>
      <text:p text:style-name="Standard">skey: Key;</text:p>
      <text:p text:style-name="Standard">}</text:p>
      <text:p text:style-name="P2"><text:span text:style-name="T14">Represents a public/private keypair, with the public key (</text:span><text:span text:style-name="T7">pkey</text:span><text:span text:style-name="T14">) in a JSON-safe format and the secret key (</text:span><text:span text:style-name="T7">skey</text:span><text:span text:style-name="T14">) in binary.</text:span></text:p>
      <text:p text:style-name="Standard"><draw:rect text:anchor-type="as-char" style:rel-width="100%" draw:z-index="82" draw:style-name="gr1" draw:text-style-name="P86" svg:width="0.0012in" svg:height="0.0213in"><text:p/></draw:rect></text:p>
      <text:p text:style-name="P84"><text:bookmark text:name="_7u4sr7cdk47a"/><text:span text:style-name="T11">🧩 Interface: </text:span><text:span text:style-name="T4">IdProviderCertifier</text:span></text:p>
      <text:p text:style-name="Standard"><text:soft-page-break/>interface IdProviderCertifier {</text:p>
      <text:p text:style-name="Standard">certify(publicKey: JsonKey, address: string, validFor?: number): SignedLoad;</text:p>
      <text:p text:style-name="Standard">destroy(): void;</text:p>
      <text:p text:style-name="Standard">}</text:p>
      <text:p text:style-name="P2"><text:span text:style-name="T14">Describes an entity that can generate certificates for given public keys and destroy its own internal signing key when no longer needed.</text:span></text:p>
      <text:p text:style-name="Standard"><draw:rect text:anchor-type="as-char" style:rel-width="100%" draw:z-index="83" draw:style-name="gr1" draw:text-style-name="P86" svg:width="0.0012in" svg:height="0.0213in"><text:p/></draw:rect></text:p>
      <text:p text:style-name="P84"><text:bookmark text:name="_4zvvqbuwxqle"/><text:span text:style-name="T11">🧩 Interface: </text:span><text:span text:style-name="T4">AssertionLoad</text:span></text:p>
      <text:p text:style-name="Standard">interface AssertionLoad {</text:p>
      <text:p text:style-name="Standard">user: string;</text:p>
      <text:p text:style-name="Standard">rpDomain: string;</text:p>
      <text:p text:style-name="Standard">sessionId: string;</text:p>
      <text:p text:style-name="Standard">issuedAt: number;</text:p>
      <text:p text:style-name="Standard">expiresAt: number;</text:p>
      <text:p text:style-name="Standard">}</text:p>
      <text:p text:style-name="P2"><text:span text:style-name="T14">Represents the content of an identity assertion used in secure communication or authentication flows.</text:span></text:p>
      <text:p text:style-name="Standard"><draw:rect text:anchor-type="as-char" style:rel-width="100%" draw:z-index="84" draw:style-name="gr1" draw:text-style-name="P86" svg:width="0.0012in" svg:height="0.0213in"><text:p/></draw:rect></text:p>
      <text:p text:style-name="P84"><text:bookmark text:name="_qk79nz3nfmt3"/><text:span text:style-name="T11">🧩 Interface: </text:span><text:span text:style-name="T4">CertsChain</text:span></text:p>
      <text:p text:style-name="Standard">interface CertsChain {</text:p>
      <text:p text:style-name="Standard">user: SignedLoad;</text:p>
      <text:p text:style-name="Standard">prov: SignedLoad;</text:p>
      <text:p text:style-name="Standard">root: SignedLoad;</text:p>
      <text:p text:style-name="Standard">}</text:p>
      <text:p text:style-name="P2"><text:span text:style-name="T14">Represents the complete certificate chain for a user, including the user’s certificate, provider’s certificate, and the root authority’s certificate.</text:span></text:p>
      <text:p text:style-name="Standard"><draw:rect text:anchor-type="as-char" style:rel-width="100%" draw:z-index="85" draw:style-name="gr1" draw:text-style-name="P86" svg:width="0.0012in" svg:height="0.0213in"><text:p/></draw:rect></text:p>
      <text:p text:style-name="P84"><text:bookmark text:name="_vd0mxn9whybu"/><text:span text:style-name="T11">🧩 Interface: </text:span><text:span text:style-name="T4">AssertionInfo</text:span></text:p>
      <text:p text:style-name="Standard">interface AssertionInfo {</text:p>
      <text:p text:style-name="Standard">relyingPartyDomain: string;</text:p>
      <text:p text:style-name="Standard"><text:soft-page-break/>sessionId: string;</text:p>
      <text:p text:style-name="Standard">user: string;</text:p>
      <text:p text:style-name="Standard">}</text:p>
      <text:p text:style-name="P2"><text:span text:style-name="T14">Contains identifying information extracted from an identity assertion, typically used for authorization or session validation.</text:span></text:p>
      <text:p text:style-name="Standard"><draw:rect text:anchor-type="as-char" style:rel-width="100%" draw:z-index="86" draw:style-name="gr1" draw:text-style-name="P86" svg:width="0.0012in" svg:height="0.0213in"><text:p/></draw:rect></text:p>
      <text:p text:style-name="P84"><text:bookmark text:name="_5qurmak0kdfu"/><text:span text:style-name="T11">🧩 Interface: </text:span><text:span text:style-name="T4">MailerIdSigner</text:span></text:p>
      <text:p text:style-name="Standard">interface MailerIdSigner {</text:p>
      <text:p text:style-name="Standard">address: string;</text:p>
      <text:p text:style-name="Standard">userCert: SignedLoad;</text:p>
      <text:p text:style-name="Standard">providerCert: SignedLoad;</text:p>
      <text:p text:style-name="Standard">issuer: string;</text:p>
      <text:p text:style-name="Standard">certExpiresAt: number;</text:p>
      <text:p text:style-name="Standard">validityPeriod: number;</text:p>
      <text:p text:style-name="Standard">generateAssertionFor(rpDomain: string, sessionId: string, validFor?: number): SignedLoad;</text:p>
      <text:p text:style-name="Standard">certifyPublicKey(pkey: JsonKey, validFor: number): SignedLoad;</text:p>
      <text:p text:style-name="Standard">destroy(): void;</text:p>
      <text:p text:style-name="Standard">}</text:p>
      <text:p text:style-name="P2"><text:span text:style-name="T14">Manages signing responsibilities for a mailer’s identity. It can generate signed assertions and sign public keys for recipients, and revoke its signing capability.</text:span></text:p>
      <text:p text:style-name="Standard"><draw:rect text:anchor-type="as-char" style:rel-width="100%" draw:z-index="87" draw:style-name="gr1" draw:text-style-name="P86" svg:width="0.0012in" svg:height="0.0213in"><text:p/></draw:rect></text:p>
      <text:p text:style-name="P84"><text:bookmark text:name="_r9ypaqtg21h1"/><text:span text:style-name="T11">⚙️ Function: </text:span><text:span text:style-name="T4">makeMalformedCertsException</text:span></text:p>
      <text:p text:style-name="Standard">function makeMalformedCertsException(msg: string, cause?: any)</text:p>
      <text:p text:style-name="P2"><text:span text:style-name="T14">Creates a structured error when certificates are improperly formatted or incomplete.</text:span></text:p>
      <text:p text:style-name="Standard"><draw:rect text:anchor-type="as-char" style:rel-width="100%" draw:z-index="88" draw:style-name="gr1" draw:text-style-name="P86" svg:width="0.0012in" svg:height="0.0213in"><text:p/></draw:rect></text:p>
      <text:p text:style-name="P84"><text:bookmark text:name="_5l93ds3ng4ac"/><text:span text:style-name="T11">⚙️ Function: </text:span><text:span text:style-name="T4">makeSelfSignedCert</text:span></text:p>
      <text:p text:style-name="Standard">function makeSelfSignedCert(address: string, validityPeriod: number,</text:p>
      <text:p text:style-name="Standard"><text:tab/><text:tab/><text:tab/>sjkey: JsonKey, arrFactory?: arrays.Factory)</text:p>
      <text:p text:style-name="P2"><text:span text:style-name="T14">Generates a certificate signed with its own key—used for root authority or local development.</text:span></text:p>
      <text:p text:style-name="Standard"><text:soft-page-break/><draw:rect text:anchor-type="as-char" style:rel-width="100%" draw:z-index="89" draw:style-name="gr1" draw:text-style-name="P86" svg:width="0.0012in" svg:height="0.0213in"><text:p/></draw:rect></text:p>
      <text:p text:style-name="P84"><text:bookmark text:name="_nntd9jke1qri"/><text:span text:style-name="T11">⚙️ Function: </text:span><text:span text:style-name="T4">generateRootKey</text:span></text:p>
      <text:p text:style-name="Standard">function generateRootKey(address: string, validityPeriod: number,</text:p>
      <text:p text:style-name="Standard"><text:tab/><text:tab/><text:tab/>random: GetRandom, arrFactory?: arrays.Factory)</text:p>
      <text:p text:style-name="P2"><text:span text:style-name="T14">Creates a keypair and self-signed root certificate to serve as the trust anchor for a certificate chain.</text:span></text:p>
      <text:p text:style-name="Standard"><draw:rect text:anchor-type="as-char" style:rel-width="100%" draw:z-index="90" draw:style-name="gr1" draw:text-style-name="P86" svg:width="0.0012in" svg:height="0.0213in"><text:p/></draw:rect></text:p>
      <text:p text:style-name="P84"><text:bookmark text:name="_y73mjh6gavef"/><text:span text:style-name="T11">⚙️ Function: </text:span><text:span text:style-name="T4">generateProviderKey</text:span></text:p>
      <text:p text:style-name="Standard">function generateProviderKey(address: string, validityPeriod: number,</text:p>
      <text:p text:style-name="Standard"><text:tab/><text:tab/><text:tab/>rootJKey: JsonKey, random: GetRandom,</text:p>
      <text:p text:style-name="Standard"><text:tab/><text:tab/><text:tab/>arrFactory?: arrays.Factory)</text:p>
      <text:p text:style-name="P2"><text:span text:style-name="T14">Generates a provider's certificate signed by the root key.</text:span></text:p>
      <text:p text:style-name="Standard"><draw:rect text:anchor-type="as-char" style:rel-width="100%" draw:z-index="91" draw:style-name="gr1" draw:text-style-name="P86" svg:width="0.0012in" svg:height="0.0213in"><text:p/></draw:rect></text:p>
      <text:p text:style-name="P84"><text:bookmark text:name="_nxpychhe618"/><text:span text:style-name="T11">⚙️ Function: </text:span><text:span text:style-name="T4">makeIdProviderCertifier</text:span></text:p>
      <text:p text:style-name="Standard">function makeIdProviderCertifier(issuer: string,</text:p>
      <text:p text:style-name="Standard"><text:tab/><text:tab/><text:tab/>validityPeriod: number, signJKey: JsonKey,</text:p>
      <text:p text:style-name="Standard"><text:tab/><text:tab/><text:tab/>arrFactory?: arrays.Factory)</text:p>
      <text:p text:style-name="P2"><text:span text:style-name="T14">Creates a certifier object capable of signing public keys with a provided signing key.</text:span></text:p>
      <text:p text:style-name="Standard"><draw:rect text:anchor-type="as-char" style:rel-width="100%" draw:z-index="92" draw:style-name="gr1" draw:text-style-name="P86" svg:width="0.0012in" svg:height="0.0213in"><text:p/></draw:rect></text:p>
      <text:p text:style-name="P84"><text:bookmark text:name="_cnfyhekjbf5"/><text:span text:style-name="T11">⚙️ Function: </text:span><text:span text:style-name="T4">verifyChainAndGetUserKey</text:span></text:p>
      <text:p text:style-name="Standard">function verifyChainAndGetUserKey(certs: CertsChain,</text:p>
      <text:p text:style-name="Standard"><text:tab/><text:tab/><text:tab/>rootAddr: string, validAt: number, arrFactory?: arrays.Factory)</text:p>
      <text:p text:style-name="P2"><text:span text:style-name="T14">Verifies a full certificate chain and returns the user’s public key if valid.</text:span></text:p>
      <text:p text:style-name="Standard"><draw:rect text:anchor-type="as-char" style:rel-width="100%" draw:z-index="93" draw:style-name="gr1" draw:text-style-name="P86" svg:width="0.0012in" svg:height="0.0213in"><text:p/></draw:rect></text:p>
      <text:p text:style-name="P84"><text:bookmark text:name="_4lb56so5ppe9"/><text:span text:style-name="T11">⚙️ Function: </text:span><text:span text:style-name="T4">verifyAssertion</text:span></text:p>
      <text:p text:style-name="Standard">function verifyAssertion(midAssertion: SignedLoad,</text:p>
      <text:p text:style-name="Standard"><text:tab/><text:tab/><text:tab/>certChain: CertsChain, rootAddr: string,</text:p>
      <text:p text:style-name="Standard"><text:tab/><text:tab/><text:tab/>validAt: number, arrFactory?: arrays.Factory)</text:p>
      <text:p text:style-name="P2"><text:soft-page-break/><text:span text:style-name="T14">Validates a signed identity assertion against a certificate chain and a trusted root authority.</text:span></text:p>
      <text:p text:style-name="Standard"><draw:rect text:anchor-type="as-char" style:rel-width="100%" draw:z-index="94" draw:style-name="gr1" draw:text-style-name="P86" svg:width="0.0012in" svg:height="0.0213in"><text:p/></draw:rect></text:p>
      <text:p text:style-name="P84"><text:bookmark text:name="_tzl4icbc9mly"/><text:span text:style-name="T11">⚙️ Function: </text:span><text:span text:style-name="T4">verifyKeyCert</text:span></text:p>
      <text:p text:style-name="Standard">function verifyKeyCert(keyCert: SignedLoad,</text:p>
      <text:p text:style-name="Standard"><text:tab/><text:tab/><text:tab/>principalAddress: string, signingKey: Key, validAt: number,</text:p>
      <text:p text:style-name="Standard"><text:tab/><text:tab/><text:tab/>arrFactory?: arrays.Factory)</text:p>
      <text:p text:style-name="P2"><text:span text:style-name="T14">Confirms that a key certificate was properly signed by the expected key and is currently valid.</text:span></text:p>
      <text:p text:style-name="Standard"><draw:rect text:anchor-type="as-char" style:rel-width="100%" draw:z-index="95" draw:style-name="gr1" draw:text-style-name="P86" svg:width="0.0012in" svg:height="0.0213in"><text:p/></draw:rect></text:p>
      <text:p text:style-name="P84"><text:bookmark text:name="_3io62c4zx94z"/><text:span text:style-name="T11">⚙️ Function: </text:span><text:span text:style-name="T4">verifyPubKey</text:span></text:p>
      <text:p text:style-name="Standard">function verifyPubKey(pubKeyCert: SignedLoad,</text:p>
      <text:p text:style-name="Standard"><text:tab/><text:tab/><text:tab/>principalAddress: string, certChain: CertsChain, rootAddr: string,</text:p>
      <text:p text:style-name="Standard"><text:tab/><text:tab/><text:tab/>validAt: number, arrFactory?: arrays.Factory)</text:p>
      <text:p text:style-name="P2"><text:span text:style-name="T14">Verifies the authenticity of a public key against a valid certificate chain and root authority.</text:span></text:p>
      <text:p text:style-name="Standard"><draw:rect text:anchor-type="as-char" style:rel-width="100%" draw:z-index="96" draw:style-name="gr1" draw:text-style-name="P86" svg:width="0.0012in" svg:height="0.0213in"><text:p/></draw:rect></text:p>
      <text:p text:style-name="P84"><text:bookmark text:name="_nx43eg7q9px8"/><text:span text:style-name="T11">⚙️ Function: </text:span><text:span text:style-name="T4">generateSigningKeyPair</text:span></text:p>
      <text:p text:style-name="Standard">function generateSigningKeyPair(random: GetRandom,</text:p>
      <text:p text:style-name="Standard"><text:tab/><text:tab/><text:tab/>arrFactory?: arrays.Factory)</text:p>
      <text:p text:style-name="P2"><text:span text:style-name="T14">Generates a new signing keypair used in identity and certificate signing processes.</text:span></text:p>
      <text:p text:style-name="Standard"><draw:rect text:anchor-type="as-char" style:rel-width="100%" draw:z-index="97" draw:style-name="gr1" draw:text-style-name="P86" svg:width="0.0012in" svg:height="0.0213in"><text:p/></draw:rect></text:p>
      <text:p text:style-name="P84"><text:bookmark text:name="_nfvuf28k861b"/><text:span text:style-name="T11">⚙️ Function: </text:span><text:span text:style-name="T4">makeMailerIdSigner</text:span></text:p>
      <text:p text:style-name="Standard">function makeMailerIdSigner(signKey: Key,</text:p>
      <text:p text:style-name="Standard"><text:tab/><text:tab/><text:tab/>userCert: SignedLoad, provCert: SignedLoad,</text:p>
      <text:p text:style-name="Standard"><text:tab/><text:tab/><text:tab/>assertionValidity = user.MAX_SIG_VALIDITY,</text:p>
      <text:p text:style-name="Standard"><text:tab/><text:tab/><text:tab/>arrFactory?: arrays.Factory)</text:p>
      <text:p text:style-name="P2"><text:span text:style-name="T14">Creates a signer that can issue identity assertions and certificates based on user and provider credentials.</text:span></text:p>
      <text:p text:style-name="Standard"><draw:rect text:anchor-type="as-char" style:rel-width="100%" draw:z-index="98" draw:style-name="gr1" draw:text-style-name="P86" svg:width="0.0012in" svg:height="0.0213in"><text:p/></draw:rect></text:p>
      <text:p text:style-name="P85"><text:bookmark text:name="_o5l53xtraf5x"/><text:span text:style-name="T9">📄 </text:span><text:span text:style-name="T6">lib-common/processes.ts</text:span></text:p>
      <text:p text:style-name="P2"><text:soft-page-break/><text:span text:style-name="T10">Purpose:</text:span> Provides utility functions for asynchronous locking and scheduling. Enables read/write locking semantics for concurrency control in environments such as multi-threaded or async workflows.</text:p>
      <text:p text:style-name="P84"><text:bookmark text:name="_o7a3r9d7kwgv"/><text:span text:style-name="T11">🧩 Interface: </text:span><text:span text:style-name="T4">ReadWriteLock</text:span></text:p>
      <text:p text:style-name="Standard">interface ReadWriteLock {</text:p>
      <text:p text:style-name="Standard">lockForRead(): Promise&lt;() =&gt; void&gt;;</text:p>
      <text:p text:style-name="Standard">lockForWrite(): Promise&lt;() =&gt; void&gt;;</text:p>
      <text:p text:style-name="Standard">}</text:p>
      <text:p text:style-name="P2"><text:span text:style-name="T14">Describes a concurrency lock that distinguishes between read and write access, ensuring fair scheduling and mutual exclusion where needed.</text:span></text:p>
      <text:p text:style-name="P84"><text:bookmark text:name="_jke068eaf6wr"/><text:span text:style-name="T11">⚙️ Function: </text:span><text:span text:style-name="T4">sleep</text:span></text:p>
      <text:p text:style-name="Standard">function sleep(millis: number)</text:p>
      <text:p text:style-name="P2"><text:span text:style-name="T14">Delays execution for a specified number of milliseconds. Returns a promise.</text:span></text:p>
      <text:p text:style-name="P84"><text:bookmark text:name="_mbvrl45gmdud"/><text:span text:style-name="T11">⚙️ Function: </text:span><text:span text:style-name="T4">makeLock</text:span></text:p>
      <text:p text:style-name="Standard">function makeLock()</text:p>
      <text:p text:style-name="P2"><text:span text:style-name="T14">Creates a basic asynchronous lock. Only one caller can hold the lock at a time.</text:span></text:p>
      <text:p text:style-name="P84"><text:bookmark text:name="_cdz7lzrztrxa"/><text:span text:style-name="T11">⚙️ Function: </text:span><text:span text:style-name="T4">makeReadWriteLock</text:span></text:p>
      <text:p text:style-name="Standard">function makeReadWriteLock()</text:p>
      <text:p text:style-name="P2"><text:span text:style-name="T14">Generates a </text:span><text:span text:style-name="T7">ReadWriteLock</text:span><text:span text:style-name="T14"> allowing concurrent reads and exclusive writes, with fair queuing logic.</text:span></text:p>
      <text:p text:style-name="Standard"><draw:rect text:anchor-type="as-char" style:rel-width="100%" draw:z-index="99" draw:style-name="gr1" draw:text-style-name="P86" svg:width="0.0012in" svg:height="0.0213in"><text:p/></draw:rect></text:p>
      <text:p text:style-name="P85"><text:bookmark text:name="_qr4uj3ty4n3l"/><text:span text:style-name="T9">📄 </text:span><text:span text:style-name="T6">lib-common/random-node.ts</text:span></text:p>
      <text:p text:style-name="P2"><text:span text:style-name="T10">Purpose:</text:span> Cryptographic randomness utilities, built on Node.js APIs. Used for generating secure random values and encoded representations.</text:p>
      <text:p text:style-name="P84"><text:bookmark text:name="_61mobq33sqwc"/><text:span text:style-name="T11">⚙️ Function: </text:span><text:span text:style-name="T4">bytesSync</text:span></text:p>
      <text:p text:style-name="Standard">function bytesSync(numOfBytes: number)</text:p>
      <text:p text:style-name="P2"><text:span text:style-name="T14">Synchronously generates a random byte array of the specified length.</text:span></text:p>
      <text:p text:style-name="P84"><text:bookmark text:name="_en13ljtvrbom"/><text:span text:style-name="T11">⚙️ Function: </text:span><text:span text:style-name="T4">bytes</text:span></text:p>
      <text:p text:style-name="Standard">function bytes(numOfBytes: number)</text:p>
      <text:p text:style-name="P2"><text:span text:style-name="T14">Asynchronously generates a random byte array.</text:span></text:p>
      <text:p text:style-name="P84"><text:bookmark text:name="_lm62xyx4e97s"/><text:span text:style-name="T11">⚙️ Function: </text:span><text:span text:style-name="T4">uint8Sync</text:span></text:p>
      <text:p text:style-name="Standard">function uint8Sync()</text:p>
      <text:p text:style-name="P2"><text:soft-page-break/><text:span text:style-name="T14">Generates a single random byte.</text:span></text:p>
      <text:p text:style-name="P84"><text:bookmark text:name="_o2rl7fpunfiy"/><text:span text:style-name="T11">⚙️ Function: </text:span><text:span text:style-name="T4">uint48Sync</text:span></text:p>
      <text:p text:style-name="Standard">function uint48Sync()</text:p>
      <text:p text:style-name="P2"><text:span text:style-name="T14">Generates a 48-bit random integer.</text:span></text:p>
      <text:p text:style-name="P84"><text:bookmark text:name="_itadswmjjjoj"/><text:span text:style-name="T11">⚙️ Function: </text:span><text:span text:style-name="T4">stringOfB64UrlSafeCharsSync</text:span></text:p>
      <text:p text:style-name="Standard">function stringOfB64UrlSafeCharsSync(numOfChars: number)</text:p>
      <text:p text:style-name="P2"><text:span text:style-name="T14">Generates a base64 URL-safe random string.</text:span></text:p>
      <text:p text:style-name="P84"><text:bookmark text:name="_54wopgupybq7"/><text:span text:style-name="T11">⚙️ Function: </text:span><text:span text:style-name="T4">stringOfB64CharsSync</text:span></text:p>
      <text:p text:style-name="Standard">function stringOfB64CharsSync(numOfChars: number)</text:p>
      <text:p text:style-name="P2"><text:span text:style-name="T14">Generates a standard base64-encoded random string.</text:span></text:p>
      <text:p text:style-name="Standard"><draw:rect text:anchor-type="as-char" style:rel-width="100%" draw:z-index="100" draw:style-name="gr1" draw:text-style-name="P86" svg:width="0.0012in" svg:height="0.0213in"><text:p/></draw:rect></text:p>
      <text:p text:style-name="P85"><text:bookmark text:name="_8ltgq7sfupbv"/><text:span text:style-name="T9">📄 </text:span><text:span text:style-name="T6">lib-common/session-encryptor.ts</text:span></text:p>
      <text:p text:style-name="P2"><text:span text:style-name="T10">Purpose:</text:span> Provides encryption/decryption utilities for handling secure sessions using symmetric cryptography.</text:p>
      <text:p text:style-name="P84"><text:bookmark text:name="_h16km54qp5dq"/><text:span text:style-name="T11">⚙️ Function: </text:span><text:span text:style-name="T4">makeSessionEncryptor</text:span></text:p>
      <text:p text:style-name="Standard">function makeSessionEncryptor(key: Uint8Array, nextNonce: Uint8Array)</text:p>
      <text:p text:style-name="P2"><text:span text:style-name="T14">Creates an encryptor instance initialized with a shared secret and nonce seed. Enables encoding and decoding of session content.</text:span></text:p>
      <text:p text:style-name="Standard"><draw:rect text:anchor-type="as-char" style:rel-width="100%" draw:z-index="101" draw:style-name="gr1" draw:text-style-name="P86" svg:width="0.0012in" svg:height="0.0213in"><text:p/></draw:rect></text:p>
      <text:p text:style-name="P85"><text:bookmark text:name="_6mu1shi0xkbx"/><text:span text:style-name="T9">📄 </text:span><text:span text:style-name="T6">lib-common/admin-api/signup.ts</text:span></text:p>
      <text:p text:style-name="P2"><text:span text:style-name="T10">Purpose:</text:span> Defines administrative API types related to the signup process for users and domains.</text:p>
      <text:p text:style-name="P84"><text:bookmark text:name="_jawpcpyxm902"/><text:span text:style-name="T11">🧩 Interface: </text:span><text:span text:style-name="T4">Request</text:span></text:p>
      <text:p text:style-name="Standard">interface Request {</text:p>
      <text:p text:style-name="Standard">name: string;</text:p>
      <text:p text:style-name="Standard">signupToken?: string;</text:p>
      <text:p text:style-name="Standard">}</text:p>
      <text:p text:style-name="P2"><text:span text:style-name="T14">Used for signup requests that include an optional token and a display name.</text:span></text:p>
      <text:p text:style-name="Standard">interface Request {</text:p>
      <text:p text:style-name="Standard">signupToken?: string;</text:p>
      <text:p text:style-name="Standard"><text:soft-page-break/>}</text:p>
      <text:p text:style-name="P2"><text:span text:style-name="T14">A minimal form of the signup request used in other admin contexts.</text:span></text:p>
      <text:p text:style-name="Standard">interface Request {</text:p>
      <text:p text:style-name="Standard">userId: string;</text:p>
      <text:p text:style-name="Standard">mailerId: UserMidParams;</text:p>
      <text:p text:style-name="Standard">storage: UserStorageParams;</text:p>
      <text:p text:style-name="Standard">signupToken?: string;</text:p>
      <text:p text:style-name="Standard">}</text:p>
      <text:p text:style-name="P2"><text:span text:style-name="T14">Signup request with full mid and storage initialization parameters for creating new users.</text:span></text:p>
      <text:p text:style-name="Standard">interface Request {</text:p>
      <text:p text:style-name="Standard">userId: string;</text:p>
      <text:p text:style-name="Standard">}</text:p>
      <text:p text:style-name="P2"><text:span text:style-name="T14">Simplified version used for user-specific actions where only a user ID is required.</text:span></text:p>
      <text:p text:style-name="P84"><text:bookmark text:name="_1uiqpbe019vd"/><text:span text:style-name="T11">🧩 Interface: </text:span><text:span text:style-name="T4">UserMidParams</text:span></text:p>
      <text:p text:style-name="Standard">interface UserMidParams {</text:p>
      <text:p text:style-name="Standard">defaultPKey: {</text:p>
      <text:p text:style-name="Standard">pkey: JsonKey;</text:p>
      <text:p text:style-name="Standard">kdParams: any;</text:p>
      <text:p text:style-name="Standard">}</text:p>
      <text:p text:style-name="Standard">}</text:p>
      <text:p text:style-name="P2"><text:span text:style-name="T14">Represents mid-tier cryptographic parameters used during user registration.</text:span></text:p>
      <text:p text:style-name="P84"><text:bookmark text:name="_6o9oz16g18kn"/><text:span text:style-name="T11">🧩 Interface: </text:span><text:span text:style-name="T4">UserStorageParams</text:span></text:p>
      <text:p text:style-name="Standard">interface UserStorageParams {</text:p>
      <text:p text:style-name="Standard">kdParams: any;</text:p>
      <text:p text:style-name="Standard">}</text:p>
      <text:p text:style-name="P2"><text:span text:style-name="T14">Specifies the encryption parameters for the user’s storage configuration.</text:span></text:p>
      <text:p text:style-name="P84"><text:bookmark text:name="_rnvsm8156f6"/><text:span text:style-name="T11">🧩 Interface: </text:span><text:span text:style-name="T4">ErrorReply</text:span></text:p>
      <text:p text:style-name="Standard"><text:soft-page-break/>interface ErrorReply {</text:p>
      <text:p text:style-name="Standard">error: string;</text:p>
      <text:p text:style-name="Standard">}</text:p>
      <text:p text:style-name="P2"><text:span text:style-name="T14">Standard format for reporting API errors.</text:span></text:p>
      <text:p text:style-name="Standard"><draw:rect text:anchor-type="as-char" style:rel-width="100%" draw:z-index="102" draw:style-name="gr1" draw:text-style-name="P86" svg:width="0.0012in" svg:height="0.0213in"><text:p/></draw:rect></text:p>
      <text:p text:style-name="P85"><text:bookmark text:name="_ikb9jdppnlqq"/><text:span text:style-name="T9">📄 </text:span><text:span text:style-name="T6">lib-common/byte-streaming/common.ts</text:span></text:p>
      <text:p text:style-name="P2"><text:span text:style-name="T10">Purpose:</text:span> Provides utility wrappers for byte source and sink implementations used in stream processing.</text:p>
      <text:p text:style-name="P84"><text:bookmark text:name="_m2oo0qd1n5o0"/><text:span text:style-name="T11">⚙️ Function: </text:span><text:span text:style-name="T4">wrapByteSourceImplementation</text:span></text:p>
      <text:p text:style-name="Standard">function wrapByteSourceImplementation(src: ByteSource)</text:p>
      <text:p text:style-name="P2"><text:span text:style-name="T14">Wraps a low-level byte source implementation to ensure it conforms to a standardized streaming interface.</text:span></text:p>
      <text:p text:style-name="P84"><text:bookmark text:name="_x4a13r5qsn85"/><text:span text:style-name="T11">⚙️ Function: </text:span><text:span text:style-name="T4">wrapByteSinkImplementation</text:span></text:p>
      <text:p text:style-name="Standard">function wrapByteSinkImplementation(sink: ByteSink)</text:p>
      <text:p text:style-name="P2"><text:span text:style-name="T14">Wraps a byte sink to standardize write operations for stream data consumers.</text:span></text:p>
      <text:p text:style-name="P84"><text:bookmark text:name="_h4egh44kn3zu"/><text:span text:style-name="T11">⚙️ Function: </text:span><text:span text:style-name="T4">sourceFromArray</text:span></text:p>
      <text:p text:style-name="Standard">function sourceFromArray(bytes: Uint8Array)</text:p>
      <text:p text:style-name="P2"><text:span text:style-name="T14">Creates a byte source from a static byte array, allowing it to be consumed as a stream.</text:span></text:p>
      <text:p text:style-name="Standard"><draw:rect text:anchor-type="as-char" style:rel-width="100%" draw:z-index="103" draw:style-name="gr1" draw:text-style-name="P86" svg:width="0.0012in" svg:height="0.0213in"><text:p/></draw:rect></text:p>
      <text:p text:style-name="P85"><text:bookmark text:name="_7m5a0sptb8d"/><text:span text:style-name="T9">📄 </text:span><text:span text:style-name="T6">lib-common/exceptions/error.ts</text:span></text:p>
      <text:p text:style-name="P2"><text:span text:style-name="T10">Purpose:</text:span> Error composition utilities for attaching cause chains and readable string formatting.</text:p>
      <text:p text:style-name="P84"><text:bookmark text:name="_h77t8yf4n7wr"/><text:span text:style-name="T11">⚙️ Function: </text:span><text:span text:style-name="T4">errWithCause</text:span></text:p>
      <text:p text:style-name="Standard">function errWithCause(cause: any, message: string)</text:p>
      <text:p text:style-name="P2"><text:span text:style-name="T14">Attaches a causal error to a primary message, producing a richer exception object.</text:span></text:p>
      <text:p text:style-name="P84"><text:bookmark text:name="_yn52i84yilgx"/><text:span text:style-name="T11">⚙️ Function: </text:span><text:span text:style-name="T4">stringifyErr</text:span></text:p>
      <text:p text:style-name="Standard">function stringifyErr(err: any)</text:p>
      <text:p text:style-name="P2"><text:span text:style-name="T14">Converts an error object (including nested causes) to a readable string.</text:span></text:p>
      <text:p text:style-name="Standard"><draw:rect text:anchor-type="as-char" style:rel-width="100%" draw:z-index="104" draw:style-name="gr1" draw:text-style-name="P86" svg:width="0.0012in" svg:height="0.0213in"><text:p/></draw:rect></text:p>
      <text:p text:style-name="P85"><text:bookmark text:name="_m4tdshg8xqgu"/><text:span text:style-name="T9">📄 </text:span><text:span text:style-name="T6">lib-common/exceptions/file.ts</text:span></text:p>
      <text:p text:style-name="P2"><text:soft-page-break/><text:span text:style-name="T10">Purpose:</text:span> Specialized error handling for filesystem-related operations.</text:p>
      <text:p text:style-name="P84"><text:bookmark text:name="_ewfs2qdv5h5y"/><text:span text:style-name="T11">⚙️ Function: </text:span><text:span text:style-name="T4">makeFileException</text:span></text:p>
      <text:p text:style-name="Standard">function makeFileException(code: string|undefined, path: string, cause?: any)</text:p>
      <text:p text:style-name="P2"><text:span text:style-name="T14">Creates an exception tied to a file operation, including error code and root cause.</text:span></text:p>
      <text:p text:style-name="P84"><text:bookmark text:name="_izyz3a54hi3j"/><text:span text:style-name="T11">⚙️ Function: </text:span><text:span text:style-name="T4">maskPathInExc</text:span></text:p>
      <text:p text:style-name="Standard">function maskPathInExc(pathPrefixMaskLen: number, exc: any)</text:p>
      <text:p text:style-name="P2"><text:span text:style-name="T14">Masks sensitive or absolute path information in exception messages.</text:span></text:p>
      <text:p text:style-name="P84"><text:bookmark text:name="_qeyudmz12hdd"/><text:span text:style-name="T11">⚙️ Function: </text:span><text:span text:style-name="T4">ensureCorrectFS</text:span></text:p>
      <text:p text:style-name="Standard">function ensureCorrectFS(fs: web3n.files.FS, type: web3n.files.FSType, writable: boolean)</text:p>
      <text:p text:style-name="P2"><text:span text:style-name="T14">Validates that a given filesystem instance matches the expected type and writability.</text:span></text:p>
      <text:p text:style-name="Standard"><draw:rect text:anchor-type="as-char" style:rel-width="100%" draw:z-index="105" draw:style-name="gr1" draw:text-style-name="P86" svg:width="0.0012in" svg:height="0.0213in"><text:p/></draw:rect></text:p>
      <text:p text:style-name="P85"><text:bookmark text:name="_ul9u0nn4489h"/><text:span text:style-name="T9">📄 </text:span><text:span text:style-name="T6">lib-common/exceptions/http.ts</text:span></text:p>
      <text:p text:style-name="P2"><text:span text:style-name="T10">Purpose:</text:span> Provides exception factories for HTTP communication errors.</text:p>
      <text:p text:style-name="P84"><text:bookmark text:name="_yb2d8eko32oe"/><text:span text:style-name="T11">⚙️ Function: </text:span><text:span text:style-name="T4">makeConnectionException</text:span></text:p>
      <text:p text:style-name="Standard">function makeConnectionException(url: string|undefined, method: string|undefined, msg?: string, cause?: any)</text:p>
      <text:p text:style-name="P2"><text:span text:style-name="T14">Builds a detailed exception for failures in establishing or maintaining HTTP connections.</text:span></text:p>
      <text:p text:style-name="P84"><text:bookmark text:name="_sadq6xdzpfax"/><text:span text:style-name="T11">⚙️ Function: </text:span><text:span text:style-name="T4">makeHTTPException</text:span></text:p>
      <text:p text:style-name="Standard">function makeHTTPException(url: string, method: string, status: number, msg?: string, cause?: any)</text:p>
      <text:p text:style-name="P2"><text:span text:style-name="T14">Creates a structured error from an HTTP response failure, including status code and diagnostics.</text:span></text:p>
      <text:p text:style-name="Standard"><draw:rect text:anchor-type="as-char" style:rel-width="100%" draw:z-index="106" draw:style-name="gr1" draw:text-style-name="P86" svg:width="0.0012in" svg:height="0.0213in"><text:p/></draw:rect></text:p>
      <text:p text:style-name="P85"><text:bookmark text:name="_s6ze489fntq"/><text:span text:style-name="T9">📄 </text:span><text:span text:style-name="T6">lib-common/ipc/generic-ipc.ts</text:span></text:p>
      <text:p text:style-name="P2"><text:span text:style-name="T10">Purpose:</text:span> Implements IPC communication primitives over generic duplex channels.</text:p>
      <text:p text:style-name="P84"><text:bookmark text:name="_3c7s4mf83asu"/><text:span text:style-name="T11">⚙️ Function: </text:span><text:span text:style-name="T4">makeRequestingClient</text:span></text:p>
      <text:p text:style-name="Standard">function makeRequestingClient(channel: string|undefined, comm: RawDuplex&lt;Envelope&gt;)</text:p>
      <text:p text:style-name="P2"><text:span text:style-name="T14">Creates an IPC client for making one-off requests over a bidirectional channel.</text:span></text:p>
      <text:p text:style-name="P84"><text:bookmark text:name="_u6k9y58evehf"/><text:span text:style-name="T11">⚙️ Function: </text:span><text:span text:style-name="T4">makeRequestServer</text:span></text:p>
      <text:p text:style-name="Standard">function makeRequestServer(channel: string|undefined, comm: RawDuplex&lt;Envelope&gt;)</text:p>
      <text:p text:style-name="P2"><text:soft-page-break/><text:span text:style-name="T14">Implements an IPC server that handles request/response message pairs.</text:span></text:p>
      <text:p text:style-name="P84"><text:bookmark text:name="_mesqi5cpevl3"/><text:span text:style-name="T11">⚙️ Function: </text:span><text:span text:style-name="T4">makeEventfulServer</text:span></text:p>
      <text:p text:style-name="Standard">function makeEventfulServer(channel: string|undefined, comm: RawDuplex&lt;Envelope&gt;)</text:p>
      <text:p text:style-name="P2"><text:span text:style-name="T14">Enhances an IPC server with the ability to publish unsolicited events.</text:span></text:p>
      <text:p text:style-name="P84"><text:bookmark text:name="_4v8vg0fo0rjz"/><text:span text:style-name="T11">⚙️ Function: </text:span><text:span text:style-name="T4">makeSubscribingClient</text:span></text:p>
      <text:p text:style-name="Standard">function makeSubscribingClient(channel: string|undefined, comm: RawDuplex&lt;Envelope&gt;)</text:p>
      <text:p text:style-name="P2"><text:span text:style-name="T14">Builds an IPC client that subscribes to and processes event streams.</text:span></text:p>
      <text:p text:style-name="Standard"><draw:rect text:anchor-type="as-char" style:rel-width="100%" draw:z-index="107" draw:style-name="gr1" draw:text-style-name="P86" svg:width="0.0012in" svg:height="0.0213in"><text:p/></draw:rect></text:p>
      <text:p text:style-name="P85"><text:bookmark text:name="_rkotg6tb65yo"/><text:span text:style-name="T9">📄 </text:span><text:span text:style-name="T6">lib-common/ipc/ws-ipc.ts</text:span></text:p>
      <text:p text:style-name="P2"><text:span text:style-name="T10">Purpose:</text:span> Provides WebSocket-based transport for JSON-based IPC communication.</text:p>
      <text:p text:style-name="P84"><text:bookmark text:name="_rq3cg1mzs3bi"/><text:span text:style-name="T11">⚙️ Function: </text:span><text:span text:style-name="T4">makeJsonCommPoint</text:span></text:p>
      <text:p text:style-name="Standard">function makeJsonCommPoint(ws: WebSocket)</text:p>
      <text:p text:style-name="P2"><text:span text:style-name="T14">Turns a WebSocket into a JSON message communication point.</text:span></text:p>
      <text:p text:style-name="P84"><text:bookmark text:name="_ienprx2dkrwm"/><text:span text:style-name="T11">⚙️ Function: </text:span><text:span text:style-name="T4">makeSubscriber</text:span></text:p>
      <text:p text:style-name="Standard">function makeSubscriber(ws: WebSocket, ipcChannel: string|undefined)</text:p>
      <text:p text:style-name="P2"><text:span text:style-name="T14">Creates a subscriber client over WebSocket for receiving event messages.</text:span></text:p>
      <text:p text:style-name="Standard"><draw:rect text:anchor-type="as-char" style:rel-width="100%" draw:z-index="108" draw:style-name="gr1" draw:text-style-name="P86" svg:width="0.0012in" svg:height="0.0213in"><text:p/></draw:rect></text:p>
      <text:p text:style-name="P85"><text:bookmark text:name="_eej2eeu8kkxt"/><text:span text:style-name="T9">📄 </text:span><text:span text:style-name="T6">lib-common/objs-on-disk/file-layout.ts</text:span></text:p>
      <text:p text:style-name="P2"><text:span text:style-name="T10">Purpose:</text:span> Manages low-level structure of encrypted, versioned objects stored on disk.</text:p>
      <text:p text:style-name="P84"><text:bookmark text:name="_2t4ynu55qehx"/><text:span text:style-name="T11">🧩 Interface: </text:span><text:span text:style-name="T4">HeaderChunkInfo</text:span></text:p>
      <text:p text:style-name="Standard">interface HeaderChunkInfo {</text:p>
      <text:p text:style-name="Standard">len: number;</text:p>
      <text:p text:style-name="Standard">fileOfs: number;</text:p>
      <text:p text:style-name="Standard">}</text:p>
      <text:p text:style-name="P2"><text:span text:style-name="T14">Describes the position and length of an object's header in its file representation.</text:span></text:p>
      <text:p text:style-name="P84"><text:bookmark text:name="_d8xsa21uvtk1"/><text:span text:style-name="T11">🧩 Interface: </text:span><text:span text:style-name="T4">FiniteChunk</text:span></text:p>
      <text:p text:style-name="Standard">interface FiniteChunk {</text:p>
      <text:p text:style-name="Standard"><text:soft-page-break/>thisVerOfs: number;</text:p>
      <text:p text:style-name="Standard">len: number;</text:p>
      <text:p text:style-name="Standard">}</text:p>
      <text:p text:style-name="P2"><text:span text:style-name="T14">Represents a bounded segment of an object version stored in a file.</text:span></text:p>
      <text:p text:style-name="P84"><text:bookmark text:name="_6bku52t8ci47"/><text:span text:style-name="T11">🧩 Interface: </text:span><text:span text:style-name="T4">NewEndlessSegsChunk</text:span></text:p>
      <text:p text:style-name="Standard">interface NewEndlessSegsChunk {</text:p>
      <text:p text:style-name="Standard">type: 'new-endless';</text:p>
      <text:p text:style-name="Standard">thisVerOfs: number;</text:p>
      <text:p text:style-name="Standard">}</text:p>
      <text:p text:style-name="P2"><text:span text:style-name="T14">Describes a growing object segment—useful for append-only storage formats.</text:span></text:p>
      <text:p text:style-name="Standard"><draw:rect text:anchor-type="as-char" style:rel-width="100%" draw:z-index="109" draw:style-name="gr1" draw:text-style-name="P86" svg:width="0.0012in" svg:height="0.0213in"><text:p/></draw:rect></text:p>
      <text:p text:style-name="P85"><text:bookmark text:name="_vqy0lkm2py02"/><text:span text:style-name="T9">📄 </text:span><text:span text:style-name="T6">lib-common/objs-on-disk/utils.ts</text:span></text:p>
      <text:p text:style-name="P2"><text:span text:style-name="T10">Purpose:</text:span> Provides utility types and functions to process and construct chunked file layouts for object versioning on disk. These tools are crucial for interpreting storage structure and facilitating stream-based read/write operations.</text:p>
      <text:p text:style-name="Standard"><draw:rect text:anchor-type="as-char" style:rel-width="100%" draw:z-index="110" draw:style-name="gr1" draw:text-style-name="P86" svg:width="0.0012in" svg:height="0.0213in"><text:p/></draw:rect></text:p>
      <text:p text:style-name="P84"><text:bookmark text:name="_w1oday5zyyli"/><text:span text:style-name="T11">🧩 Interface: </text:span><text:span text:style-name="T4">ChunkWithHeader</text:span></text:p>
      <text:p text:style-name="Standard">interface ChunkWithHeader {</text:p>
      <text:p text:style-name="Standard">type: 'header';</text:p>
      <text:p text:style-name="Standard">len: number;</text:p>
      <text:p text:style-name="Standard">}</text:p>
      <text:p text:style-name="P2"><text:span text:style-name="T14">Represents a chunk containing the header portion of an object. Includes its length for processing in streaming layouts.</text:span></text:p>
      <text:p text:style-name="Standard"><draw:rect text:anchor-type="as-char" style:rel-width="100%" draw:z-index="111" draw:style-name="gr1" draw:text-style-name="P86" svg:width="0.0012in" svg:height="0.0213in"><text:p/></draw:rect></text:p>
      <text:p text:style-name="P84"><text:bookmark text:name="_c0ybvft4xzme"/><text:span text:style-name="T11">🧩 Interface: </text:span><text:span text:style-name="T4">ChunkWithSegs</text:span></text:p>
      <text:p text:style-name="Standard">interface ChunkWithSegs {</text:p>
      <text:p text:style-name="Standard">type: 'segs';</text:p>
      <text:p text:style-name="Standard">len: number;</text:p>
      <text:p text:style-name="Standard">segsOfs: number;</text:p>
      <text:p text:style-name="Standard">}</text:p>
      <text:p text:style-name="P2"><text:soft-page-break/><text:span text:style-name="T14">Represents a chunk containing the segments portion of an object. Includes length and offset to locate segment data.</text:span></text:p>
      <text:p text:style-name="Standard"><draw:rect text:anchor-type="as-char" style:rel-width="100%" draw:z-index="112" draw:style-name="gr1" draw:text-style-name="P86" svg:width="0.0012in" svg:height="0.0213in"><text:p/></draw:rect></text:p>
      <text:p text:style-name="P84"><text:bookmark text:name="_gju2ua5sxlxd"/><text:span text:style-name="T11">⚙️ Function: </text:span><text:span text:style-name="T4">diffToLayout</text:span></text:p>
      <text:p text:style-name="Standard">function diffToLayout(diff: DiffInfo)</text:p>
      <text:p text:style-name="P2"><text:span text:style-name="T14">Computes a proposed layout of file chunks based on the given diff. Used to calculate how object changes will appear when written to disk.</text:span></text:p>
      <text:p text:style-name="Standard"><draw:rect text:anchor-type="as-char" style:rel-width="100%" draw:z-index="113" draw:style-name="gr1" draw:text-style-name="P86" svg:width="0.0012in" svg:height="0.0213in"><text:p/></draw:rect></text:p>
      <text:p text:style-name="P84"><text:bookmark text:name="_6dpi1ibs9z0x"/><text:span text:style-name="T11">⚙️ Function: </text:span><text:span text:style-name="T4">chunksInOrderedStream</text:span></text:p>
      <text:p text:style-name="Standard">function chunksInOrderedStream(len: number, headerLen?: number, segsOfs: number)</text:p>
      <text:p text:style-name="P2"><text:span text:style-name="T14">Generates an ordered list of stream chunks based on total length, optional header length, and segment offset. Ensures a correct sequence of reading/writing structured data.</text:span></text:p>
      <text:p text:style-name="Standard"><draw:rect text:anchor-type="as-char" style:rel-width="100%" draw:z-index="114" draw:style-name="gr1" draw:text-style-name="P86" svg:width="0.0012in" svg:height="0.0213in"><text:p/></draw:rect></text:p>
      <text:p text:style-name="P84"><text:bookmark text:name="_9mmp9af9i533"/><text:span text:style-name="T11">⚙️ Function: </text:span><text:span text:style-name="T4">makeObjPipe</text:span></text:p>
      <text:p text:style-name="Standard">function makeObjPipe(file: ObjVersionFile, header: boolean, segsOfs: number, segsLen: number,</text:p>
      <text:p text:style-name="Standard"><text:tab/>objId: string | null, getObjFile: GetObjFile)</text:p>
      <text:p text:style-name="P2"><text:span text:style-name="T14">Creates a stream-based pipeline to read or write an object version from disk, including header and segment processing logic. Can optionally reference a base object by ID.</text:span></text:p>
      <text:p text:style-name="Standard"><draw:rect text:anchor-type="as-char" style:rel-width="100%" draw:z-index="115" draw:style-name="gr1" draw:text-style-name="P86" svg:width="0.0012in" svg:height="0.0213in"><text:p/></draw:rect></text:p>
      <text:p text:style-name="P84"><text:bookmark text:name="_59iv9ol8swkh"/><text:span text:style-name="T11">⚙️ Function: </text:span><text:span text:style-name="T4">makeNoBaseObjPipe</text:span></text:p>
      <text:p text:style-name="Standard">function makeNoBaseObjPipe(file: ObjVersionFile, header: boolean, segsOfs: number, segsLen: number)</text:p>
      <text:p text:style-name="P2"><text:span text:style-name="T14">Creates a simplified object I/O pipeline that excludes base object handling. Used for writing self-contained object versions.</text:span></text:p>
      <text:p text:style-name="Standard"><draw:rect text:anchor-type="as-char" style:rel-width="100%" draw:z-index="116" draw:style-name="gr1" draw:text-style-name="P86" svg:width="0.0012in" svg:height="0.0213in"><text:p/></draw:rect></text:p>
      <text:p text:style-name="P85"><text:bookmark text:name="_buuk8bklfa5g"/><text:span text:style-name="T9">📄 </text:span><text:span text:style-name="T6">lib-common/objs-on-disk/utils.ts</text:span></text:p>
      <text:p text:style-name="P2"><text:span text:style-name="T10">Purpose:</text:span> Provides utility types and functions to process and construct chunked file layouts for object versioning on disk. These tools are crucial for interpreting storage structure and facilitating stream-based read/write operations.</text:p>
      <text:p text:style-name="Standard"><draw:rect text:anchor-type="as-char" style:rel-width="100%" draw:z-index="117" draw:style-name="gr1" draw:text-style-name="P86" svg:width="0.0012in" svg:height="0.0213in"><text:p/></draw:rect></text:p>
      <text:p text:style-name="P84"><text:bookmark text:name="_yyd59wu2gyes"/><text:span text:style-name="T11">🧩 Interface: </text:span><text:span text:style-name="T4">ChunkWithHeader</text:span></text:p>
      <text:p text:style-name="Standard">interface ChunkWithHeader {</text:p>
      <text:p text:style-name="Standard">type: 'header';</text:p>
      <text:p text:style-name="Standard">len: number;</text:p>
      <text:p text:style-name="Standard">}</text:p>
      <text:p text:style-name="P2"><text:soft-page-break/><text:span text:style-name="T14">Represents a chunk containing the header portion of an object. Includes its length for processing in streaming layouts.</text:span></text:p>
      <text:p text:style-name="Standard"><draw:rect text:anchor-type="as-char" style:rel-width="100%" draw:z-index="118" draw:style-name="gr1" draw:text-style-name="P86" svg:width="0.0012in" svg:height="0.0213in"><text:p/></draw:rect></text:p>
      <text:p text:style-name="P84"><text:bookmark text:name="_i34zbv8xiofv"/><text:span text:style-name="T11">🧩 Interface: </text:span><text:span text:style-name="T4">ChunkWithSegs</text:span></text:p>
      <text:p text:style-name="Standard">interface ChunkWithSegs {</text:p>
      <text:p text:style-name="Standard">type: 'segs';</text:p>
      <text:p text:style-name="Standard">len: number;</text:p>
      <text:p text:style-name="Standard">segsOfs: number;</text:p>
      <text:p text:style-name="Standard">}</text:p>
      <text:p text:style-name="P2"><text:span text:style-name="T14">Represents a chunk containing the segments portion of an object. Includes length and offset to locate segment data.</text:span></text:p>
      <text:p text:style-name="Standard"><draw:rect text:anchor-type="as-char" style:rel-width="100%" draw:z-index="119" draw:style-name="gr1" draw:text-style-name="P86" svg:width="0.0012in" svg:height="0.0213in"><text:p/></draw:rect></text:p>
      <text:p text:style-name="P84"><text:bookmark text:name="_ointpqqcy8b2"/><text:span text:style-name="T11">⚙️ Function: </text:span><text:span text:style-name="T4">diffToLayout</text:span></text:p>
      <text:p text:style-name="Standard">function diffToLayout(diff: DiffInfo)</text:p>
      <text:p text:style-name="P2"><text:span text:style-name="T14">Computes a proposed layout of file chunks based on the given diff. Used to calculate how object changes will appear when written to disk.</text:span></text:p>
      <text:p text:style-name="Standard"><draw:rect text:anchor-type="as-char" style:rel-width="100%" draw:z-index="120" draw:style-name="gr1" draw:text-style-name="P86" svg:width="0.0012in" svg:height="0.0213in"><text:p/></draw:rect></text:p>
      <text:p text:style-name="P84"><text:bookmark text:name="_xgono2m4j403"/><text:span text:style-name="T11">⚙️ Function: </text:span><text:span text:style-name="T4">chunksInOrderedStream</text:span></text:p>
      <text:p text:style-name="Standard">function chunksInOrderedStream(len: number, headerLen?: number, segsOfs: number)</text:p>
      <text:p text:style-name="P2"><text:span text:style-name="T14">Generates an ordered list of stream chunks based on total length, optional header length, and segment offset. Ensures a correct sequence of reading/writing structured data.</text:span></text:p>
      <text:p text:style-name="Standard"><draw:rect text:anchor-type="as-char" style:rel-width="100%" draw:z-index="121" draw:style-name="gr1" draw:text-style-name="P86" svg:width="0.0012in" svg:height="0.0213in"><text:p/></draw:rect></text:p>
      <text:p text:style-name="P84"><text:bookmark text:name="_de3z48yxtwbc"/><text:span text:style-name="T11">⚙️ Function: </text:span><text:span text:style-name="T4">makeObjPipe</text:span></text:p>
      <text:p text:style-name="Standard">function makeObjPipe(file: ObjVersionFile, header: boolean, segsOfs: number, segsLen: number,</text:p>
      <text:p text:style-name="Standard"><text:tab/>objId: string | null, getObjFile: GetObjFile)</text:p>
      <text:p text:style-name="P2"><text:span text:style-name="T14">Creates a stream-based pipeline to read or write an object version from disk, including header and segment processing logic. Can optionally reference a base object by ID.</text:span></text:p>
      <text:p text:style-name="Standard"><draw:rect text:anchor-type="as-char" style:rel-width="100%" draw:z-index="122" draw:style-name="gr1" draw:text-style-name="P86" svg:width="0.0012in" svg:height="0.0213in"><text:p/></draw:rect></text:p>
      <text:p text:style-name="P84"><text:bookmark text:name="_rcyi0xzagzw"/><text:span text:style-name="T11">⚙️ Function: </text:span><text:span text:style-name="T4">makeNoBaseObjPipe</text:span></text:p>
      <text:p text:style-name="Standard">function makeNoBaseObjPipe(file: ObjVersionFile, header: boolean, segsOfs: number, segsLen: number)</text:p>
      <text:p text:style-name="P2"><text:span text:style-name="T14">Creates a simplified object I/O pipeline that excludes base object handling. Used for writing self-contained object versions.</text:span></text:p>
      <text:p text:style-name="Standard"><draw:rect text:anchor-type="as-char" style:rel-width="100%" draw:z-index="123" draw:style-name="gr1" draw:text-style-name="P86" svg:width="0.0012in" svg:height="0.0213in"><text:p/></draw:rect></text:p>
      <text:p text:style-name="P85"><text:bookmark text:name="_56yr26jcygs6"/><text:soft-page-break/><text:span text:style-name="T9">📄 </text:span><text:span text:style-name="T6">lib-common/objs-on-disk/v1-obj-file-format.ts</text:span></text:p>
      <text:p text:style-name="P2"><text:span text:style-name="T10">Purpose:</text:span> Implements the serialization logic for a versioned object file format. This module manages the conversion of storage metadata and file segment data into and from byte representations for encrypted, version-controlled disk storage.</text:p>
      <text:p text:style-name="Standard"><draw:rect text:anchor-type="as-char" style:rel-width="100%" draw:z-index="124" draw:style-name="gr1" draw:text-style-name="P86" svg:width="0.0012in" svg:height="0.0213in"><text:p/></draw:rect></text:p>
      <text:p text:style-name="P84"><text:bookmark text:name="_hsjepnbuf6cb"/><text:span text:style-name="T11">🧩 Interface: </text:span><text:span text:style-name="T4">Attrs</text:span></text:p>
      <text:p text:style-name="Standard">interface Attrs {</text:p>
      <text:p text:style-name="Standard">fileComplete: boolean;</text:p>
      <text:p text:style-name="Standard">segsChunks: SegsChunk[];</text:p>
      <text:p text:style-name="Standard">headerChunk?: HeaderChunkInfo;</text:p>
      <text:p text:style-name="Standard">segsLayoutFrozen: boolean;</text:p>
      <text:p text:style-name="Standard">baseVersion?: number;</text:p>
      <text:p text:style-name="Standard">sizeUnknown: boolean;</text:p>
      <text:p text:style-name="Standard">allBaseBytesInFile: boolean;</text:p>
      <text:p text:style-name="Standard">}</text:p>
      <text:p text:style-name="P2"><text:span text:style-name="T14">Describes the overall attributes and metadata of a stored object version. Tracks completeness, segmentation, header info, and layout states.</text:span></text:p>
      <text:p text:style-name="Standard"><draw:rect text:anchor-type="as-char" style:rel-width="100%" draw:z-index="125" draw:style-name="gr1" draw:text-style-name="P86" svg:width="0.0012in" svg:height="0.0213in"><text:p/></draw:rect></text:p>
      <text:p text:style-name="P84"><text:bookmark text:name="_9g2ag7d4khx3"/><text:span text:style-name="T11">⚙️ Function: </text:span><text:span text:style-name="T4">uintTo8Bytes</text:span></text:p>
      <text:p text:style-name="Standard">function uintTo8Bytes(u: number)</text:p>
      <text:p text:style-name="P2"><text:span text:style-name="T14">Converts a 64-bit unsigned integer into an 8-byte </text:span><text:span text:style-name="T7">Uint8Array</text:span><text:span text:style-name="T14">, used for serialization of numeric values.</text:span></text:p>
      <text:p text:style-name="Standard"><draw:rect text:anchor-type="as-char" style:rel-width="100%" draw:z-index="126" draw:style-name="gr1" draw:text-style-name="P86" svg:width="0.0012in" svg:height="0.0213in"><text:p/></draw:rect></text:p>
      <text:p text:style-name="P84"><text:bookmark text:name="_c6cjduo7vtj3"/><text:span text:style-name="T11">⚙️ Function: </text:span><text:span text:style-name="T4">uintFrom8Bytes</text:span></text:p>
      <text:p text:style-name="Standard">function uintFrom8Bytes(x: Uint8Array, i = 0)</text:p>
      <text:p text:style-name="P2"><text:span text:style-name="T14">Parses an 8-byte sequence from a </text:span><text:span text:style-name="T7">Uint8Array</text:span><text:span text:style-name="T14"> to reconstruct a 64-bit unsigned integer. Defaults to starting at index </text:span><text:span text:style-name="T7">0</text:span><text:span text:style-name="T14">.</text:span></text:p>
      <text:p text:style-name="Standard"><draw:rect text:anchor-type="as-char" style:rel-width="100%" draw:z-index="127" draw:style-name="gr1" draw:text-style-name="P86" svg:width="0.0012in" svg:height="0.0213in"><text:p/></draw:rect></text:p>
      <text:p text:style-name="P84"><text:bookmark text:name="_i74pubz6v7qi"/><text:span text:style-name="T11">⚙️ Function: </text:span><text:span text:style-name="T4">toBytes</text:span><text:span text:style-name="T11"> (Header)</text:span></text:p>
      <text:p text:style-name="Standard">function toBytes(hInfo: HeaderChunkInfo)</text:p>
      <text:p text:style-name="P2"><text:span text:style-name="T14">Serializes a </text:span><text:span text:style-name="T7">HeaderChunkInfo</text:span><text:span text:style-name="T14"> object into bytes, used to persist header chunk metadata.</text:span></text:p>
      <text:p text:style-name="Standard"><draw:rect text:anchor-type="as-char" style:rel-width="100%" draw:z-index="128" draw:style-name="gr1" draw:text-style-name="P86" svg:width="0.0012in" svg:height="0.0213in"><text:p/></draw:rect></text:p>
      <text:p text:style-name="P84"><text:bookmark text:name="_n7oruw1nk8ga"/><text:soft-page-break/><text:span text:style-name="T11">⚙️ Function: </text:span><text:span text:style-name="T4">fromBytes</text:span><text:span text:style-name="T11"> (Header)</text:span></text:p>
      <text:p text:style-name="Standard">function fromBytes(b: Uint8Array, i: number)</text:p>
      <text:p text:style-name="P2"><text:span text:style-name="T14">Deserializes a header structure from bytes, reconstructing </text:span><text:span text:style-name="T7">HeaderChunkInfo</text:span><text:span text:style-name="T14"> from an offset in the byte array.</text:span></text:p>
      <text:p text:style-name="Standard"><draw:rect text:anchor-type="as-char" style:rel-width="100%" draw:z-index="129" draw:style-name="gr1" draw:text-style-name="P86" svg:width="0.0012in" svg:height="0.0213in"><text:p/></draw:rect></text:p>
      <text:p text:style-name="P84"><text:bookmark text:name="_xafxdksvszlt"/><text:span text:style-name="T11">⚙️ Function: </text:span><text:span text:style-name="T4">toBytes</text:span><text:span text:style-name="T11"> (Segment)</text:span></text:p>
      <text:p text:style-name="Standard">function toBytes(sInfo: SegsChunk)</text:p>
      <text:p text:style-name="P2"><text:span text:style-name="T14">Serializes a </text:span><text:span text:style-name="T7">SegsChunk</text:span><text:span text:style-name="T14"> (file segment descriptor) into bytes for on-disk storage.</text:span></text:p>
      <text:p text:style-name="Standard"><draw:rect text:anchor-type="as-char" style:rel-width="100%" draw:z-index="130" draw:style-name="gr1" draw:text-style-name="P86" svg:width="0.0012in" svg:height="0.0213in"><text:p/></draw:rect></text:p>
      <text:p text:style-name="P84"><text:bookmark text:name="_r3ut1tudpyex"/><text:span text:style-name="T11">⚙️ Function: </text:span><text:span text:style-name="T4">fromBytes</text:span><text:span text:style-name="T11"> (Segment)</text:span></text:p>
      <text:p text:style-name="Standard">function fromBytes(b: Uint8Array, i: number)</text:p>
      <text:p text:style-name="P2"><text:span text:style-name="T14">Deserializes segment chunk information from a byte buffer, returning a </text:span><text:span text:style-name="T7">SegsChunk</text:span><text:span text:style-name="T14">.</text:span></text:p>
      <text:p text:style-name="Standard"><draw:rect text:anchor-type="as-char" style:rel-width="100%" draw:z-index="131" draw:style-name="gr1" draw:text-style-name="P86" svg:width="0.0012in" svg:height="0.0213in"><text:p/></draw:rect></text:p>
      <text:p text:style-name="P84"><text:bookmark text:name="_9axikfd1t51u"/><text:span text:style-name="T11">⚙️ Function: </text:span><text:span text:style-name="T4">toBytes</text:span><text:span text:style-name="T11"> (Attrs)</text:span></text:p>
      <text:p text:style-name="Standard">function toBytes(a: Attrs)</text:p>
      <text:p text:style-name="P2"><text:span text:style-name="T14">Serializes the full </text:span><text:span text:style-name="T7">Attrs</text:span><text:span text:style-name="T14"> object (describing a file version) into a binary format for storage.</text:span></text:p>
      <text:p text:style-name="Standard"><draw:rect text:anchor-type="as-char" style:rel-width="100%" draw:z-index="132" draw:style-name="gr1" draw:text-style-name="P86" svg:width="0.0012in" svg:height="0.0213in"><text:p/></draw:rect></text:p>
      <text:p text:style-name="P84"><text:bookmark text:name="_hln1dj54qatk"/><text:span text:style-name="T11">⚙️ Function: </text:span><text:span text:style-name="T4">fromBytes</text:span><text:span text:style-name="T11"> (Attrs)</text:span></text:p>
      <text:p text:style-name="Standard">function fromBytes(b: Uint8Array, i: number)</text:p>
      <text:p text:style-name="P2"><text:span text:style-name="T14">Reconstructs an </text:span><text:span text:style-name="T7">Attrs</text:span><text:span text:style-name="T14"> structure from a byte array, parsing file metadata and chunk layout info.</text:span></text:p>
      <text:p text:style-name="Standard"><draw:rect text:anchor-type="as-char" style:rel-width="100%" draw:z-index="133" draw:style-name="gr1" draw:text-style-name="P86" svg:width="0.0012in" svg:height="0.0213in"><text:p/></draw:rect></text:p>
      <text:p text:style-name="P85"><text:bookmark text:name="_ca6nukbzn0c8"/><text:span text:style-name="T9">📄 </text:span><text:span text:style-name="T6">lib-common/service-api/pub-key-login.ts</text:span></text:p>
      <text:p text:style-name="P2"><text:span text:style-name="T10">Purpose:</text:span> Defines TypeScript interfaces used for secure authentication using public-key login over an API. These structures represent request and response contracts in the session-establishment process.</text:p>
      <text:p text:style-name="Standard"><draw:rect text:anchor-type="as-char" style:rel-width="100%" draw:z-index="134" draw:style-name="gr1" draw:text-style-name="P86" svg:width="0.0012in" svg:height="0.0213in"><text:p/></draw:rect></text:p>
      <text:p text:style-name="P84"><text:bookmark text:name="_efkmgkoe94du"/><text:span text:style-name="T11">🧩 Interface: </text:span><text:span text:style-name="T4">Request</text:span></text:p>
      <text:p text:style-name="Standard">interface Request {</text:p>
      <text:p text:style-name="Standard">userId: string;</text:p>
      <text:p text:style-name="Standard">kid?: string;</text:p>
      <text:p text:style-name="Standard"><text:soft-page-break/>}</text:p>
      <text:p text:style-name="P2"><text:span text:style-name="T14">Represents a request to authenticate a user by public key. The </text:span><text:span text:style-name="T7">userId</text:span><text:span text:style-name="T14"> is mandatory, while </text:span><text:span text:style-name="T7">kid</text:span><text:span text:style-name="T14"> (Key ID) is optional and may help identify which specific key the server should verify.</text:span></text:p>
      <text:p text:style-name="Standard"><draw:rect text:anchor-type="as-char" style:rel-width="100%" draw:z-index="135" draw:style-name="gr1" draw:text-style-name="P86" svg:width="0.0012in" svg:height="0.0213in"><text:p/></draw:rect></text:p>
      <text:p text:style-name="P84"><text:bookmark text:name="_sllhfzka7xs0"/><text:span text:style-name="T11">🧩 Interface: </text:span><text:span text:style-name="T4">Reply</text:span></text:p>
      <text:p text:style-name="Standard">interface Reply {</text:p>
      <text:p text:style-name="Standard">sessionId: string;</text:p>
      <text:p text:style-name="Standard">sessionKey: string;</text:p>
      <text:p text:style-name="Standard">serverPubKey: string;</text:p>
      <text:p text:style-name="Standard">keyDerivParams: any;</text:p>
      <text:p text:style-name="Standard">}</text:p>
      <text:p text:style-name="P2"><text:span text:style-name="T14">Response returned upon successful authentication. It includes session identifiers and key derivation parameters for the client to initialize a secure session.</text:span></text:p>
      <text:p text:style-name="Standard"><draw:rect text:anchor-type="as-char" style:rel-width="100%" draw:z-index="136" draw:style-name="gr1" draw:text-style-name="P86" svg:width="0.0012in" svg:height="0.0213in"><text:p/></draw:rect></text:p>
      <text:p text:style-name="P84"><text:bookmark text:name="_83wdlcp531uk"/><text:span text:style-name="T11">🧩 Interface: </text:span><text:span text:style-name="T4">RedirectReply</text:span></text:p>
      <text:p text:style-name="Standard">interface RedirectReply {</text:p>
      <text:p text:style-name="Standard">redirect: string;</text:p>
      <text:p text:style-name="Standard">}</text:p>
      <text:p text:style-name="P2"><text:span text:style-name="T14">Used to instruct the client to redirect (e.g., to a login flow or alternate service location) instead of directly receiving a session.</text:span></text:p>
      <text:p text:style-name="Standard"><draw:rect text:anchor-type="as-char" style:rel-width="100%" draw:z-index="137" draw:style-name="gr1" draw:text-style-name="P86" svg:width="0.0012in" svg:height="0.0213in"><text:p/></draw:rect></text:p>
      <text:p text:style-name="P84"><text:bookmark text:name="_3050t3b702jn"/><text:span text:style-name="T11">🧩 Interface: </text:span><text:span text:style-name="T4">ErrorReply</text:span></text:p>
      <text:p text:style-name="Standard">interface ErrorReply {</text:p>
      <text:p text:style-name="Standard">error: string;</text:p>
      <text:p text:style-name="Standard">}</text:p>
      <text:p text:style-name="P2"><text:span text:style-name="T14">Conveys a failure message if the authentication or session establishment fails.</text:span></text:p>
      <text:p text:style-name="Standard"><draw:rect text:anchor-type="as-char" style:rel-width="100%" draw:z-index="138" draw:style-name="gr1" draw:text-style-name="P86" svg:width="0.0012in" svg:height="0.0213in"><text:p/></draw:rect></text:p>
      <text:p text:style-name="P85"><text:bookmark text:name="_h67mfv621qpo"/><text:span text:style-name="T9">📄 </text:span><text:span text:style-name="T6">lib-common/service-api/web-socket-base.ts</text:span></text:p>
      <text:p text:style-name="P2"><text:span text:style-name="T10">Purpose:</text:span> Defines utility functions for formatting messages in a WebSocket-based subscription system. These functions handle request and response formatting as well as error reporting for channel-based interactions.</text:p>
      <text:p text:style-name="Standard"><draw:rect text:anchor-type="as-char" style:rel-width="100%" draw:z-index="139" draw:style-name="gr1" draw:text-style-name="P86" svg:width="0.0012in" svg:height="0.0213in"><text:p/></draw:rect></text:p>
      <text:p text:style-name="P84"><text:bookmark text:name="_ncq2entyz1xu"/><text:soft-page-break/><text:span text:style-name="T11">⚙️ Function: </text:span><text:span text:style-name="T4">subscriptionRequest</text:span></text:p>
      <text:p text:style-name="Standard">function subscriptionRequest(act: 'subscribe'|'unsubscribe',</text:p>
      <text:p text:style-name="Standard"><text:tab/><text:tab/><text:tab/>channel: string, reqCount: number)</text:p>
      <text:p text:style-name="P2"><text:span text:style-name="T14">Creates a structured WebSocket message to either subscribe to or unsubscribe from a specific data channel. The </text:span><text:span text:style-name="T7">reqCount</text:span><text:span text:style-name="T14"> is a request ID for tracking responses.</text:span></text:p>
      <text:p text:style-name="Standard"><draw:rect text:anchor-type="as-char" style:rel-width="100%" draw:z-index="140" draw:style-name="gr1" draw:text-style-name="P86" svg:width="0.0012in" svg:height="0.0213in"><text:p/></draw:rect></text:p>
      <text:p text:style-name="P84"><text:bookmark text:name="_8mn3udp97yha"/><text:span text:style-name="T11">⚙️ Function: </text:span><text:span text:style-name="T4">subscriptionReply</text:span></text:p>
      <text:p text:style-name="Standard">function subscriptionReply(reqCount: number, status: string)</text:p>
      <text:p text:style-name="P2"><text:span text:style-name="T14">Generates a reply message for a subscription request, indicating success or failure. Includes the original request count for correlation.</text:span></text:p>
      <text:p text:style-name="Standard"><draw:rect text:anchor-type="as-char" style:rel-width="100%" draw:z-index="141" draw:style-name="gr1" draw:text-style-name="P86" svg:width="0.0012in" svg:height="0.0213in"><text:p/></draw:rect></text:p>
      <text:p text:style-name="P84"><text:bookmark text:name="_33r6x14hyxnh"/><text:span text:style-name="T11">⚙️ Function: </text:span><text:span text:style-name="T4">errorReplyTo</text:span></text:p>
      <text:p text:style-name="Standard">function errorReplyTo(req: RequestEnvelope&lt;any&gt;, err: any)</text:p>
      <text:p text:style-name="P2"><text:span text:style-name="T14">Forms an error reply in response to a previously received request. It captures the error and ties it back to the original request envelope.</text:span></text:p>
      <text:p text:style-name="Standard"><draw:rect text:anchor-type="as-char" style:rel-width="100%" draw:z-index="142" draw:style-name="gr1" draw:text-style-name="P86" svg:width="0.0012in" svg:height="0.0213in"><text:p/></draw:rect></text:p>
      <text:p text:style-name="P85"><text:bookmark text:name="_pwn459jbzghl"/><text:span text:style-name="T9">📄 </text:span><text:span text:style-name="T6">lib-common/service-api/3nstorage/owner.ts</text:span></text:p>
      <text:p text:style-name="P2"><text:span text:style-name="T10">Purpose:</text:span> Defines types and helper functions for interacting with the 3NStorage API on the owner side. This includes object versioning, segmentation, diff handling, and structured request/response formats.</text:p>
      <text:p text:style-name="Standard"><draw:rect text:anchor-type="as-char" style:rel-width="100%" draw:z-index="143" draw:style-name="gr1" draw:text-style-name="P86" svg:width="0.0012in" svg:height="0.0213in"><text:p/></draw:rect></text:p>
      <text:p text:style-name="P84"><text:bookmark text:name="_n19sai7lpi0f"/><text:span text:style-name="T11">🧩 Interface: </text:span><text:span text:style-name="T4">Reply</text:span></text:p>
      <text:p text:style-name="Standard">interface Reply {</text:p>
      <text:p text:style-name="Standard">maxChunkSize: number;</text:p>
      <text:p text:style-name="Standard">}</text:p>
      <text:p text:style-name="P2"><text:span text:style-name="T14">Represents the maximum allowed chunk size for data transfers.</text:span></text:p>
      <text:p text:style-name="Standard"><draw:rect text:anchor-type="as-char" style:rel-width="100%" draw:z-index="144" draw:style-name="gr1" draw:text-style-name="P86" svg:width="0.0012in" svg:height="0.0213in"><text:p/></draw:rect></text:p>
      <text:p text:style-name="P84"><text:bookmark text:name="_8oxsvegqxgje"/><text:span text:style-name="T11">🧩 Interface: </text:span><text:span text:style-name="T4">GetObjQueryOpts</text:span></text:p>
      <text:p text:style-name="Standard">interface GetObjQueryOpts {</text:p>
      <text:p text:style-name="Standard">header?: boolean;</text:p>
      <text:p text:style-name="Standard">ofs?: number;</text:p>
      <text:p text:style-name="Standard">limit?: number;</text:p>
      <text:p text:style-name="Standard"><text:soft-page-break/>ver?: number;</text:p>
      <text:p text:style-name="Standard">}</text:p>
      <text:p text:style-name="P2"><text:span text:style-name="T14">Options for fetching objects, including whether to include headers, segment offset and limit, and version constraints.</text:span></text:p>
      <text:p text:style-name="Standard"><draw:rect text:anchor-type="as-char" style:rel-width="100%" draw:z-index="145" draw:style-name="gr1" draw:text-style-name="P86" svg:width="0.0012in" svg:height="0.0213in"><text:p/></draw:rect></text:p>
      <text:p text:style-name="P84"><text:bookmark text:name="_1my868vqh6xk"/><text:span text:style-name="T11">🧩 Interface: </text:span><text:span text:style-name="T4">PutObjFirstQueryOpts</text:span></text:p>
      <text:p text:style-name="Standard">interface PutObjFirstQueryOpts {</text:p>
      <text:p text:style-name="Standard">ver: number;</text:p>
      <text:p text:style-name="Standard">diff?: number;</text:p>
      <text:p text:style-name="Standard">header: number;</text:p>
      <text:p text:style-name="Standard">last?: boolean;</text:p>
      <text:p text:style-name="Standard">}</text:p>
      <text:p text:style-name="P2"><text:span text:style-name="T14">Query parameters for the first object PUT request, specifying the new version, optional diff/header lengths, and transaction termination.</text:span></text:p>
      <text:p text:style-name="Standard"><draw:rect text:anchor-type="as-char" style:rel-width="100%" draw:z-index="146" draw:style-name="gr1" draw:text-style-name="P86" svg:width="0.0012in" svg:height="0.0213in"><text:p/></draw:rect></text:p>
      <text:p text:style-name="P84"><text:bookmark text:name="_dotb035f36gn"/><text:span text:style-name="T11">🧩 Interface: </text:span><text:span text:style-name="T4">PutObjSecondQueryOpts</text:span></text:p>
      <text:p text:style-name="Standard">interface PutObjSecondQueryOpts {</text:p>
      <text:p text:style-name="Standard">trans: string;</text:p>
      <text:p text:style-name="Standard">ofs: number;</text:p>
      <text:p text:style-name="Standard">last?: boolean;</text:p>
      <text:p text:style-name="Standard">}</text:p>
      <text:p text:style-name="P2"><text:span text:style-name="T14">Query parameters for subsequent object PUT requests, including transaction ID, segment offset, and optional closing flag.</text:span></text:p>
      <text:p text:style-name="Standard"><draw:rect text:anchor-type="as-char" style:rel-width="100%" draw:z-index="147" draw:style-name="gr1" draw:text-style-name="P86" svg:width="0.0012in" svg:height="0.0213in"><text:p/></draw:rect></text:p>
      <text:p text:style-name="P84"><text:bookmark text:name="_cdlm8iosjtvr"/><text:span text:style-name="T11">🧩 Interface: </text:span><text:span text:style-name="T4">ReplyToPut</text:span></text:p>
      <text:p text:style-name="Standard">interface ReplyToPut {</text:p>
      <text:p text:style-name="Standard">transactionId?: string;</text:p>
      <text:p text:style-name="Standard">}</text:p>
      <text:p text:style-name="P2"><text:span text:style-name="T14">Response payload for PUT operations, includes a transaction ID if further segments are expected.</text:span></text:p>
      <text:p text:style-name="Standard"><draw:rect text:anchor-type="as-char" style:rel-width="100%" draw:z-index="148" draw:style-name="gr1" draw:text-style-name="P86" svg:width="0.0012in" svg:height="0.0213in"><text:p/></draw:rect></text:p>
      <text:p text:style-name="P84"><text:bookmark text:name="_1n3950g11yhf"/><text:soft-page-break/><text:span text:style-name="T11">🧩 Interface: </text:span><text:span text:style-name="T4">DiffInfo</text:span></text:p>
      <text:p text:style-name="Standard">interface DiffInfo {</text:p>
      <text:p text:style-name="Standard">baseVersion: number;</text:p>
      <text:p text:style-name="Standard">segsSize: number;</text:p>
      <text:p text:style-name="Standard">sections: [0 | 1, number, number][];</text:p>
      <text:p text:style-name="Standard">}</text:p>
      <text:p text:style-name="P2"><text:span text:style-name="T14">Describes a binary diff between object versions, including segment size and byte-segment modifications.</text:span></text:p>
      <text:p text:style-name="Standard"><draw:rect text:anchor-type="as-char" style:rel-width="100%" draw:z-index="149" draw:style-name="gr1" draw:text-style-name="P86" svg:width="0.0012in" svg:height="0.0213in"><text:p/></draw:rect></text:p>
      <text:p text:style-name="P84"><text:bookmark text:name="_rru3xe9asmr7"/><text:span text:style-name="T11">🧩 Interface: </text:span><text:span text:style-name="T4">ObjStatus</text:span></text:p>
      <text:p text:style-name="Standard">interface ObjStatus {</text:p>
      <text:p text:style-name="Standard">current?: number;</text:p>
      <text:p text:style-name="Standard">archived?: number[];</text:p>
      <text:p text:style-name="Standard">}</text:p>
      <text:p text:style-name="P2"><text:span text:style-name="T14">Reports the current and archived versions of an object.</text:span></text:p>
      <text:p text:style-name="Standard"><draw:rect text:anchor-type="as-char" style:rel-width="100%" draw:z-index="150" draw:style-name="gr1" draw:text-style-name="P86" svg:width="0.0012in" svg:height="0.0213in"><text:p/></draw:rect></text:p>
      <text:p text:style-name="P84"><text:bookmark text:name="_jnvq2c2blapy"/><text:span text:style-name="T11">🧩 Interface: </text:span><text:span text:style-name="T4">ErrorReply</text:span></text:p>
      <text:p text:style-name="Standard">interface ErrorReply {</text:p>
      <text:p text:style-name="Standard">error: string;</text:p>
      <text:p text:style-name="Standard">}</text:p>
      <text:p text:style-name="P2"><text:span text:style-name="T14">Standard structure for error replies from the API.</text:span></text:p>
      <text:p text:style-name="Standard"><draw:rect text:anchor-type="as-char" style:rel-width="100%" draw:z-index="151" draw:style-name="gr1" draw:text-style-name="P86" svg:width="0.0012in" svg:height="0.0213in"><text:p/></draw:rect></text:p>
      <text:p text:style-name="P84"><text:bookmark text:name="_ig7p51ibbdrb"/><text:span text:style-name="T11">🧩 Interface: </text:span><text:span text:style-name="T4">Event</text:span><text:span text:style-name="T11"> (Variants)</text:span></text:p>
      <text:p text:style-name="P2">Different <text:span text:style-name="T3">Event</text:span> interfaces reflect specific object lifecycle events:</text:p>
      <text:list xml:id="list3867262662" text:style-name="WWNum9">
        <text:list-item>
          <text:p text:style-name="P66"><text:span text:style-name="T10">New version created</text:span></text:p>
        </text:list-item>
      </text:list>
      <text:p text:style-name="Standard">interface Event {</text:p>
      <text:p text:style-name="Standard">objId: string | null;</text:p>
      <text:p text:style-name="Standard">newVer: number;</text:p>
      <text:p text:style-name="Standard"><text:soft-page-break/>}</text:p>
      <text:list xml:id="list2780120298" text:style-name="WWNum22">
        <text:list-item>
          <text:p text:style-name="P67"><text:span text:style-name="T10">Object removed</text:span></text:p>
        </text:list-item>
      </text:list>
      <text:p text:style-name="Standard">interface Event {</text:p>
      <text:p text:style-name="Standard">objId: string;</text:p>
      <text:p text:style-name="Standard">}</text:p>
      <text:list xml:id="list1225555814" text:style-name="WWNum54">
        <text:list-item>
          <text:p text:style-name="P68"><text:span text:style-name="T10">Version archived</text:span></text:p>
        </text:list-item>
      </text:list>
      <text:p text:style-name="Standard">interface Event {</text:p>
      <text:p text:style-name="Standard">objId: string | null;</text:p>
      <text:p text:style-name="Standard">archivedVer: number;</text:p>
      <text:p text:style-name="Standard">}</text:p>
      <text:list xml:id="list2323550290" text:style-name="WWNum45">
        <text:list-item>
          <text:p text:style-name="P69"><text:span text:style-name="T10">Archived version removed</text:span></text:p>
        </text:list-item>
      </text:list>
      <text:p text:style-name="Standard">interface Event {</text:p>
      <text:p text:style-name="Standard">objId: string | null;</text:p>
      <text:p text:style-name="Standard">archivedVer: number;</text:p>
      <text:p text:style-name="Standard">}</text:p>
      <text:p text:style-name="Standard"><draw:rect text:anchor-type="as-char" style:rel-width="100%" draw:z-index="152" draw:style-name="gr1" draw:text-style-name="P86" svg:width="0.0012in" svg:height="0.0213in"><text:p/></draw:rect></text:p>
      <text:p text:style-name="P84"><text:bookmark text:name="_pcyld0qvtmy7"/><text:span text:style-name="T11">⚙️ Function: </text:span><text:span text:style-name="T4">getReqUrlEnd</text:span></text:p>
      <text:p text:style-name="Standard">function getReqUrlEnd(objId: string, opts?: GetObjQueryOpts)</text:p>
      <text:p text:style-name="Standard">function getReqUrlEnd(transactionId?: string)</text:p>
      <text:p text:style-name="Standard">function getReqUrlEnd(objId: string)</text:p>
      <text:p text:style-name="Standard">function getReqUrlEnd()</text:p>
      <text:p text:style-name="P2"><text:span text:style-name="T14">Generates a GET URL suffix for object or transaction-based requests, overloaded to support flexible combinations.</text:span></text:p>
      <text:p text:style-name="Standard"><draw:rect text:anchor-type="as-char" style:rel-width="100%" draw:z-index="153" draw:style-name="gr1" draw:text-style-name="P86" svg:width="0.0012in" svg:height="0.0213in"><text:p/></draw:rect></text:p>
      <text:p text:style-name="P84"><text:bookmark text:name="_4buf3ccqze9k"/><text:span text:style-name="T11">⚙️ Function: </text:span><text:span text:style-name="T4">delReqUrlEnd</text:span></text:p>
      <text:p text:style-name="Standard">function delReqUrlEnd(objId: string, ver?: number)</text:p>
      <text:p text:style-name="P2"><text:span text:style-name="T14">Constructs a DELETE URL endpoint for object version deletion.</text:span></text:p>
      <text:p text:style-name="Standard"><draw:rect text:anchor-type="as-char" style:rel-width="100%" draw:z-index="154" draw:style-name="gr1" draw:text-style-name="P86" svg:width="0.0012in" svg:height="0.0213in"><text:p/></draw:rect></text:p>
      <text:p text:style-name="P84"><text:bookmark text:name="_nmy0fk4otroq"/><text:soft-page-break/><text:span text:style-name="T11">⚙️ Function: </text:span><text:span text:style-name="T4">firstPutReqUrlEnd</text:span></text:p>
      <text:p text:style-name="Standard">function firstPutReqUrlEnd(objId: string, opts: PutObjFirstQueryOpts)</text:p>
      <text:p text:style-name="Standard">function firstPutReqUrlEnd(opts: PutObjFirstQueryOpts)</text:p>
      <text:p text:style-name="P2"><text:span text:style-name="T14">Generates a PUT request endpoint for the first part of a segmented object upload.</text:span></text:p>
      <text:p text:style-name="Standard"><draw:rect text:anchor-type="as-char" style:rel-width="100%" draw:z-index="155" draw:style-name="gr1" draw:text-style-name="P86" svg:width="0.0012in" svg:height="0.0213in"><text:p/></draw:rect></text:p>
      <text:p text:style-name="P84"><text:bookmark text:name="_b5tea4ny0gnn"/><text:span text:style-name="T11">⚙️ Function: </text:span><text:span text:style-name="T4">secondPutReqUrlEnd</text:span></text:p>
      <text:p text:style-name="Standard">function secondPutReqUrlEnd(objId: string, opts: PutObjSecondQueryOpts)</text:p>
      <text:p text:style-name="Standard">function secondPutReqUrlEnd(opts: PutObjSecondQueryOpts)</text:p>
      <text:p text:style-name="P2"><text:span text:style-name="T14">Forms the URL for uploading subsequent segments of an object in a transaction.</text:span></text:p>
      <text:p text:style-name="Standard"><draw:rect text:anchor-type="as-char" style:rel-width="100%" draw:z-index="156" draw:style-name="gr1" draw:text-style-name="P86" svg:width="0.0012in" svg:height="0.0213in"><text:p/></draw:rect></text:p>
      <text:p text:style-name="P84"><text:bookmark text:name="_40j0nb7ev704"/><text:span text:style-name="T11">⚙️ Function: </text:span><text:span text:style-name="T4">sanitizedDiff</text:span></text:p>
      <text:p text:style-name="Standard">function sanitizedDiff(diff: DiffInfo, version: number)</text:p>
      <text:p text:style-name="P2"><text:span text:style-name="T14">Processes a diff object to produce a cleaned, structured representation for serialization or transmission.</text:span></text:p>
      <text:p text:style-name="Standard"><draw:rect text:anchor-type="as-char" style:rel-width="100%" draw:z-index="157" draw:style-name="gr1" draw:text-style-name="P86" svg:width="0.0012in" svg:height="0.0213in"><text:p/></draw:rect></text:p>
      <text:p text:style-name="P84"><text:bookmark text:name="_gz6ic932bdqo"/><text:span text:style-name="T11">⚙️ Function: </text:span><text:span text:style-name="T4">addDiffSectionTo</text:span></text:p>
      <text:p text:style-name="Standard">function addDiffSectionTo(sections: number[][], newBytes: boolean, srcPos: number, len: number)</text:p>
      <text:p text:style-name="P2"><text:span text:style-name="T14">Appends a diff segment to the </text:span><text:span text:style-name="T7">sections</text:span><text:span text:style-name="T14"> array, describing whether it's new or based on prior content.</text:span></text:p>
      <text:p text:style-name="Standard"><draw:rect text:anchor-type="as-char" style:rel-width="100%" draw:z-index="158" draw:style-name="gr1" draw:text-style-name="P86" svg:width="0.0012in" svg:height="0.0213in"><text:p/></draw:rect></text:p>
      <text:p text:style-name="P84"><text:bookmark text:name="_us3ok47ff1cq"/><text:span text:style-name="T11">⚙️ Function: </text:span><text:span text:style-name="T4">postAndDelReqUrlEnd</text:span></text:p>
      <text:p text:style-name="Standard">function postAndDelReqUrlEnd(objId: string, version: number)</text:p>
      <text:p text:style-name="Standard">function postAndDelReqUrlEnd(version: number)</text:p>
      <text:p text:style-name="P2"><text:span text:style-name="T14">Generates POST or DELETE endpoints targeting a specific object version. Flexible overloads support use with or without object ID.</text:span></text:p>
      <text:p text:style-name="Standard"><draw:rect text:anchor-type="as-char" style:rel-width="100%" draw:z-index="159" draw:style-name="gr1" draw:text-style-name="P86" svg:width="0.0012in" svg:height="0.0213in"><text:p/></draw:rect></text:p>
      <text:p text:style-name="P85"><text:bookmark text:name="_tuz44e92zw90"/><text:span text:style-name="T9">📄 </text:span><text:span text:style-name="T6">lib-common/service-api/asmail/config.ts</text:span></text:p>
      <text:p text:style-name="P2"><text:span text:style-name="T10">Purpose:</text:span> Defines configuration structures for recipient-side policies, cryptographic credentials, and invitation management used during secure mail exchange.</text:p>
      <text:p text:style-name="P84"><text:bookmark text:name="_gk5oeqzcgqi6"/><text:span text:style-name="T11">🧩 Interface: </text:span><text:span text:style-name="T4">InvitesList</text:span></text:p>
      <text:p text:style-name="Standard">interface InvitesList {</text:p>
      <text:p text:style-name="Standard"><text:soft-page-break/>[invite: string]: number;</text:p>
      <text:p text:style-name="Standard">}</text:p>
      <text:p text:style-name="P2"><text:span text:style-name="T14">Maps invite tokens to expiration times or usage counts.</text:span></text:p>
      <text:p text:style-name="P84"><text:bookmark text:name="_jgiukrkc8d6q"/><text:span text:style-name="T11">🧩 Interface: </text:span><text:span text:style-name="T4">Certs</text:span></text:p>
      <text:p text:style-name="Standard">interface Certs {</text:p>
      <text:p text:style-name="Standard">pkeyCert: jwk.SignedLoad;</text:p>
      <text:p text:style-name="Standard">userCert: jwk.SignedLoad;</text:p>
      <text:p text:style-name="Standard">provCert: jwk.SignedLoad;</text:p>
      <text:p text:style-name="Standard">}</text:p>
      <text:p text:style-name="P2"><text:span text:style-name="T14">Represents a bundle of signed certificates used for verification and identity in secure messaging.</text:span></text:p>
      <text:p text:style-name="P84"><text:bookmark text:name="_6u3s3t9y32k5"/><text:span text:style-name="T11">🧩 Interface: </text:span><text:span text:style-name="T4">Policy</text:span><text:span text:style-name="T11"> (variant 1)</text:span></text:p>
      <text:p text:style-name="Standard">interface Policy {</text:p>
      <text:p text:style-name="Standard">acceptWithInvitesOnly: boolean;</text:p>
      <text:p text:style-name="Standard">acceptFromWhiteListOnly: boolean;</text:p>
      <text:p text:style-name="Standard">applyBlackList: boolean;</text:p>
      <text:p text:style-name="Standard">defaultMsgSize: number;</text:p>
      <text:p text:style-name="Standard">}</text:p>
      <text:p text:style-name="P2"><text:span text:style-name="T14">Defines message acceptance rules and size limits on a recipient.</text:span></text:p>
      <text:p text:style-name="P84"><text:bookmark text:name="_k516lzkznpbu"/><text:span text:style-name="T11">🧩 Interface: </text:span><text:span text:style-name="T4">Policy</text:span><text:span text:style-name="T11"> (variant 2)</text:span></text:p>
      <text:p text:style-name="Standard">interface Policy {</text:p>
      <text:p text:style-name="Standard">accept: boolean;</text:p>
      <text:p text:style-name="Standard">acceptWithInvitesOnly: boolean;</text:p>
      <text:p text:style-name="Standard">defaultMsgSize: number;</text:p>
      <text:p text:style-name="Standard">}</text:p>
      <text:p text:style-name="P2"><text:span text:style-name="T14">Alternate shape of the same concept, used in a different configuration context.</text:span></text:p>
      <text:p text:style-name="P84"><text:bookmark text:name="_fpr674ohfgam"/><text:span text:style-name="T11">🧩 Interface: </text:span><text:span text:style-name="T4">List</text:span></text:p>
      <text:p text:style-name="Standard">interface List {</text:p>
      <text:p text:style-name="Standard"><text:soft-page-break/>[address: string]: number;</text:p>
      <text:p text:style-name="Standard">}</text:p>
      <text:p text:style-name="P2"><text:span text:style-name="T14">Used for whitelist/blacklist address mapping, with optional numeric flags.</text:span></text:p>
      <text:p text:style-name="P84"><text:bookmark text:name="_j7d3pjyeg69v"/><text:span text:style-name="T11">🧩 Interface: </text:span><text:span text:style-name="T4">ErrorReply</text:span></text:p>
      <text:p text:style-name="Standard">interface ErrorReply {</text:p>
      <text:p text:style-name="Standard">error: string;</text:p>
      <text:p text:style-name="Standard">}</text:p>
      <text:p text:style-name="P2"><text:span text:style-name="T14">Represents an error response from the service.</text:span></text:p>
      <text:p text:style-name="Standard"><draw:rect text:anchor-type="as-char" style:rel-width="100%" draw:z-index="160" draw:style-name="gr1" draw:text-style-name="P86" svg:width="0.0012in" svg:height="0.0213in"><text:p/></draw:rect></text:p>
      <text:p text:style-name="P85"><text:bookmark text:name="_1r875y1lonqz"/><text:span text:style-name="T9">📄 </text:span><text:span text:style-name="T6">lib-common/service-api/asmail/delivery.ts</text:span></text:p>
      <text:p text:style-name="P2"><text:span text:style-name="T10">Purpose:</text:span> Defines request and reply formats, including encryption metadata, used during message delivery.</text:p>
      <text:p text:style-name="P84"><text:bookmark text:name="_s1y4jsx9iomw"/><text:span text:style-name="T11">🧩 Interfaces</text:span></text:p>
      <text:list xml:id="list2907040638" text:style-name="WWNum7">
        <text:list-item>
          <text:p text:style-name="P15"><text:span text:style-name="T3">Reply</text:span>: Describes max message or chunk sizes in response.</text:p>
        </text:list-item>
        <text:list-item>
          <text:p text:style-name="P23"><text:span text:style-name="T3">RedirectReply</text:span>: Contains redirect instruction.</text:p>
        </text:list-item>
        <text:list-item>
          <text:p text:style-name="P23"><text:span text:style-name="T3">Request</text:span> (3 variants):</text:p>
        </text:list-item>
        <text:list-item>
          <text:p text:style-name="P23">Initial delivery metadata (recipient, sender, invitation).</text:p>
        </text:list-item>
        <text:list-item>
          <text:p text:style-name="P23">Delivery content query (recipient, msgId).</text:p>
        </text:list-item>
        <text:list-item>
          <text:p text:style-name="P23">Delivery authentication (assertion and certs).</text:p>
        </text:list-item>
        <text:list-item>
          <text:p text:style-name="P23"><text:span text:style-name="T3">CryptoInfo</text:span>: Holds optional cryptographic identifiers (e.g., sender key).</text:p>
        </text:list-item>
        <text:list-item>
          <text:p text:style-name="P23"><text:span text:style-name="T3">PutObjFirstQueryOpts</text:span> / <text:span text:style-name="T3">PutObjSecondQueryOpts</text:span>: Streaming metadata used for object chunking.</text:p>
        </text:list-item>
        <text:list-item>
          <text:p text:style-name="P38"><text:span text:style-name="T3">ErrorReply</text:span>: Generic error wrapper.</text:p>
        </text:list-item>
      </text:list>
      <text:p text:style-name="P84"><text:bookmark text:name="_9vial6vducu"/><text:span text:style-name="T11">⚙️ Functions</text:span></text:p>
      <text:list xml:id="list136166755" text:style-name="WWNum35">
        <text:list-item>
          <text:p text:style-name="P16"><text:span text:style-name="T3">firstPutReqUrlEnd(objId, opts)</text:span>: Constructs the URL suffix for the first object PUT.</text:p>
        </text:list-item>
        <text:list-item>
          <text:p text:style-name="P39"><text:span text:style-name="T3">secondPutReqUrlEnd(objId, opts)</text:span>: Constructs the URL suffix for a follow-up object PUT.</text:p>
        </text:list-item>
      </text:list>
      <text:p text:style-name="Standard"><draw:rect text:anchor-type="as-char" style:rel-width="100%" draw:z-index="161" draw:style-name="gr1" draw:text-style-name="P86" svg:width="0.0012in" svg:height="0.0213in"><text:p/></draw:rect></text:p>
      <text:p text:style-name="P85"><text:bookmark text:name="_ublyhkyw1v24"/><text:span text:style-name="T9">📄 </text:span><text:span text:style-name="T6">lib-common/service-api/asmail/retrieval.ts</text:span></text:p>
      <text:p text:style-name="P2"><text:span text:style-name="T10">Purpose:</text:span> Defines object retrieval structures and helpers for handling secure message access and metadata.</text:p>
      <text:p text:style-name="P84"><text:bookmark text:name="_hdzpjbfszkvr"/><text:soft-page-break/><text:span text:style-name="T11">🧩 Interfaces</text:span></text:p>
      <text:list xml:id="list414322938" text:style-name="WWNum3">
        <text:list-item>
          <text:p text:style-name="P17"><text:span text:style-name="T3">ObjSize</text:span>: Number of bytes in object header and segments.</text:p>
        </text:list-item>
        <text:list-item>
          <text:p text:style-name="P24"><text:span text:style-name="T3">ObjStatus</text:span>: Includes completeness state and associated size.</text:p>
        </text:list-item>
        <text:list-item>
          <text:p text:style-name="P24"><text:span text:style-name="T3">MsgMeta</text:span>: Metadata about a message, including delivery timeline, sender, and object statuses.</text:p>
        </text:list-item>
        <text:list-item>
          <text:p text:style-name="P24"><text:span text:style-name="T3">GetObjQueryOpts</text:span>: Optional query flags for object part retrieval.</text:p>
        </text:list-item>
        <text:list-item>
          <text:p text:style-name="P24"><text:span text:style-name="T3">ErrorReply</text:span>: Common error reply format.</text:p>
        </text:list-item>
        <text:list-item>
          <text:p text:style-name="P40"><text:span text:style-name="T3">Event</text:span>: Basic structure for identifying message-related events.</text:p>
        </text:list-item>
      </text:list>
      <text:p text:style-name="P84"><text:bookmark text:name="_vy1r9zk8oyt"/><text:span text:style-name="T11">⚙️ Functions</text:span></text:p>
      <text:list xml:id="list2394974866" text:style-name="WWNum43">
        <text:list-item>
          <text:p text:style-name="P18"><text:span text:style-name="T3">genUrlEnd(msgId: string)</text:span>: Generates retrieval endpoint for a message.</text:p>
        </text:list-item>
        <text:list-item>
          <text:p text:style-name="P25"><text:span text:style-name="T3">genUrlEnd(msgId: string, objId: string, opts?)</text:span>: Extended endpoint generator for specific object content.</text:p>
        </text:list-item>
        <text:list-item>
          <text:p text:style-name="P41"><text:span text:style-name="T3">sanitizedMeta(meta: MsgMeta)</text:span>: Redacts or transforms metadata for public-facing responses.</text:p>
        </text:list-item>
      </text:list>
      <text:p text:style-name="Standard"><draw:rect text:anchor-type="as-char" style:rel-width="100%" draw:z-index="162" draw:style-name="gr1" draw:text-style-name="P86" svg:width="0.0012in" svg:height="0.0213in"><text:p/></draw:rect></text:p>
      <text:p text:style-name="P85"><text:bookmark text:name="_x97p7bd8eyeq"/><text:span text:style-name="T9">📄 </text:span><text:span text:style-name="T6">lib-common/service-api/mailer-id/login.ts</text:span></text:p>
      <text:p text:style-name="P2"><text:span text:style-name="T10">Purpose:</text:span> Defines the request and response interfaces for secure login using cryptographic identity in the MailerId authentication flow.</text:p>
      <text:p text:style-name="P84"><text:bookmark text:name="_jjpjlfp6vp8j"/><text:span text:style-name="T11">🧩 Interface: </text:span><text:span text:style-name="T4">Request</text:span></text:p>
      <text:p text:style-name="Standard">interface Request {</text:p>
      <text:p text:style-name="Standard">userId: string;</text:p>
      <text:p text:style-name="Standard">}</text:p>
      <text:p text:style-name="P2"><text:span text:style-name="T14">Represents a basic login request containing only a user identifier.</text:span></text:p>
      <text:p text:style-name="Standard"><draw:rect text:anchor-type="as-char" style:rel-width="100%" draw:z-index="163" draw:style-name="gr1" draw:text-style-name="P86" svg:width="0.0012in" svg:height="0.0213in"><text:p/></draw:rect></text:p>
      <text:p text:style-name="P84"><text:bookmark text:name="_v9nw3rdjyqtb"/><text:span text:style-name="T11">🧩 Interface: </text:span><text:span text:style-name="T4">Reply</text:span></text:p>
      <text:p text:style-name="Standard">interface Reply {</text:p>
      <text:p text:style-name="Standard">sessionId: string;</text:p>
      <text:p text:style-name="Standard">}</text:p>
      <text:p text:style-name="P2"><text:span text:style-name="T14">Contains the resulting session ID after a successful login.</text:span></text:p>
      <text:p text:style-name="Standard"><draw:rect text:anchor-type="as-char" style:rel-width="100%" draw:z-index="164" draw:style-name="gr1" draw:text-style-name="P86" svg:width="0.0012in" svg:height="0.0213in"><text:p/></draw:rect></text:p>
      <text:p text:style-name="P84"><text:bookmark text:name="_mnaondae7hmk"/><text:span text:style-name="T11">🧩 Interface: </text:span><text:span text:style-name="T4">RedirectReply</text:span></text:p>
      <text:p text:style-name="Standard"><text:soft-page-break/>interface RedirectReply {</text:p>
      <text:p text:style-name="Standard">redirect: string;</text:p>
      <text:p text:style-name="Standard">}</text:p>
      <text:p text:style-name="P2"><text:span text:style-name="T14">Indicates that the login response should redirect the client to a different endpoint (e.g., for completing auth).</text:span></text:p>
      <text:p text:style-name="Standard"><draw:rect text:anchor-type="as-char" style:rel-width="100%" draw:z-index="165" draw:style-name="gr1" draw:text-style-name="P86" svg:width="0.0012in" svg:height="0.0213in"><text:p/></draw:rect></text:p>
      <text:p text:style-name="P84"><text:bookmark text:name="_g9nrhzv335x3"/><text:span text:style-name="T11">🧩 Interface: </text:span><text:span text:style-name="T4">Request</text:span></text:p>
      <text:p text:style-name="Standard">interface Request {</text:p>
      <text:p text:style-name="Standard">assertion: jwk.SignedLoad;</text:p>
      <text:p text:style-name="Standard">userCert: jwk.SignedLoad;</text:p>
      <text:p text:style-name="Standard">provCert: jwk.SignedLoad;</text:p>
      <text:p text:style-name="Standard">}</text:p>
      <text:p text:style-name="P2"><text:span text:style-name="T14">Describes a login attempt using cryptographic credentials. Includes a signed assertion and associated certificates for the user and provisioner.</text:span></text:p>
      <text:p text:style-name="Standard"><draw:rect text:anchor-type="as-char" style:rel-width="100%" draw:z-index="166" draw:style-name="gr1" draw:text-style-name="P86" svg:width="0.0012in" svg:height="0.0213in"><text:p/></draw:rect></text:p>
      <text:p text:style-name="P84"><text:bookmark text:name="_1y1srpwnts6l"/><text:span text:style-name="T11">🧩 Interface: </text:span><text:span text:style-name="T4">ErrorReply</text:span></text:p>
      <text:p text:style-name="Standard">interface ErrorReply {</text:p>
      <text:p text:style-name="Standard">error: string;</text:p>
      <text:p text:style-name="Standard">}</text:p>
      <text:p text:style-name="P2"><text:span text:style-name="T14">Encapsulates error information returned during a failed login attempt.</text:span></text:p>
      <text:p text:style-name="Standard"><draw:rect text:anchor-type="as-char" style:rel-width="100%" draw:z-index="167" draw:style-name="gr1" draw:text-style-name="P86" svg:width="0.0012in" svg:height="0.0213in"><text:p/></draw:rect></text:p>
      <text:p text:style-name="P85"><text:bookmark text:name="_s4npo6gi8okb"/><text:span text:style-name="T9">📄 </text:span><text:span text:style-name="T6">lib-common/service-api/mailer-id/provisioning.ts</text:span></text:p>
      <text:p text:style-name="P2"><text:span text:style-name="T10">Purpose:</text:span> Defines the API interfaces used for provisioning and retrieving MailerId certificates.</text:p>
      <text:p text:style-name="P84"><text:bookmark text:name="_5k6hjj57o93a"/><text:span text:style-name="T11">🧩 Interface: </text:span><text:span text:style-name="T4">Request</text:span></text:p>
      <text:p text:style-name="Standard">interface Request {</text:p>
      <text:p text:style-name="Standard">pkey: JsonKey;</text:p>
      <text:p text:style-name="Standard">duration: number;</text:p>
      <text:p text:style-name="Standard">}</text:p>
      <text:p text:style-name="P2"><text:span text:style-name="T14">Specifies the key and validity duration for which a new certificate is requested.</text:span></text:p>
      <text:p text:style-name="Standard"><text:soft-page-break/><draw:rect text:anchor-type="as-char" style:rel-width="100%" draw:z-index="168" draw:style-name="gr1" draw:text-style-name="P86" svg:width="0.0012in" svg:height="0.0213in"><text:p/></draw:rect></text:p>
      <text:p text:style-name="P84"><text:bookmark text:name="_p33gc2cvcrvx"/><text:span text:style-name="T11">🧩 Interface: </text:span><text:span text:style-name="T4">Reply</text:span></text:p>
      <text:p text:style-name="Standard">interface Reply {</text:p>
      <text:p text:style-name="Standard">userCert: SignedLoad;</text:p>
      <text:p text:style-name="Standard">provCert: SignedLoad;</text:p>
      <text:p text:style-name="Standard">}</text:p>
      <text:p text:style-name="P2"><text:span text:style-name="T14">Contains the newly provisioned user certificate along with the provisioner's certificate.</text:span></text:p>
      <text:p text:style-name="Standard"><draw:rect text:anchor-type="as-char" style:rel-width="100%" draw:z-index="169" draw:style-name="gr1" draw:text-style-name="P86" svg:width="0.0012in" svg:height="0.0213in"><text:p/></draw:rect></text:p>
      <text:p text:style-name="P84"><text:bookmark text:name="_sx3mv4b2m68r"/><text:span text:style-name="T11">🧩 Interface: </text:span><text:span text:style-name="T4">Reply</text:span></text:p>
      <text:p text:style-name="Standard">interface Reply {</text:p>
      <text:p text:style-name="Standard">"current-cert": SignedLoad;</text:p>
      <text:p text:style-name="Standard">"previous-certs": SignedLoad[];</text:p>
      <text:p text:style-name="Standard">provisioning: string;</text:p>
      <text:p text:style-name="Standard">}</text:p>
      <text:p text:style-name="P2"><text:span text:style-name="T14">Represents a provisioning history response, detailing the currently active certificate, any previous ones, and the provisioning source.</text:span></text:p>
      <text:p text:style-name="Standard"><draw:rect text:anchor-type="as-char" style:rel-width="100%" draw:z-index="170" draw:style-name="gr1" draw:text-style-name="P86" svg:width="0.0012in" svg:height="0.0213in"><text:p/></draw:rect></text:p>
      <text:p text:style-name="P85"><text:bookmark text:name="_kcjmby8019st"/><text:span text:style-name="T9">📄 </text:span><text:span text:style-name="T6">lib-server/conf-util.ts</text:span></text:p>
      <text:p text:style-name="P2"><text:span text:style-name="T10">Purpose:</text:span> Utility for parsing human-readable size strings into byte counts.</text:p>
      <text:p text:style-name="P84"><text:bookmark text:name="_8jkkdwddm7wq"/><text:span text:style-name="T11">⚙️ Function: </text:span><text:span text:style-name="T4">stringToNumOfBytes</text:span></text:p>
      <text:p text:style-name="Standard">function stringToNumOfBytes(size: string|number)</text:p>
      <text:p text:style-name="P2"><text:span text:style-name="T14">Converts string values like </text:span><text:span text:style-name="T7">"2MB"</text:span><text:span text:style-name="T14"> or </text:span><text:span text:style-name="T7">"500kB"</text:span><text:span text:style-name="T14"> into numerical byte counts for configuration parsing.</text:span></text:p>
      <text:p text:style-name="Standard"><draw:rect text:anchor-type="as-char" style:rel-width="100%" draw:z-index="171" draw:style-name="gr1" draw:text-style-name="P86" svg:width="0.0012in" svg:height="0.0213in"><text:p/></draw:rect></text:p>
      <text:p text:style-name="P85"><text:bookmark text:name="_r1oaxmf54a4r"/><text:span text:style-name="T9">📄 </text:span><text:span text:style-name="T6">lib-server/middleware/body-parsers.ts</text:span></text:p>
      <text:p text:style-name="P2"><text:span text:style-name="T10">Purpose:</text:span> Defines HTTP request body parsers and utilities for safely handling body data in Express apps.</text:p>
      <text:p text:style-name="P84"><text:bookmark text:name="_l8718vsqgrrt"/><text:span text:style-name="T11">⚙️ Function: </text:span><text:span text:style-name="T4">attachByteDrainToRequest</text:span></text:p>
      <text:p text:style-name="Standard">function attachByteDrainToRequest(req: express.Request)</text:p>
      <text:p text:style-name="P2"><text:span text:style-name="T14">Attaches logic to drain unused request body data, preventing incomplete stream reads.</text:span></text:p>
      <text:p text:style-name="Standard"><text:soft-page-break/><draw:rect text:anchor-type="as-char" style:rel-width="100%" draw:z-index="172" draw:style-name="gr1" draw:text-style-name="P86" svg:width="0.0012in" svg:height="0.0213in"><text:p/></draw:rect></text:p>
      <text:p text:style-name="P84"><text:bookmark text:name="_tzvpo0ms9rui"/><text:span text:style-name="T11">⚙️ Function: </text:span><text:span text:style-name="T4">emptyBody</text:span></text:p>
      <text:p text:style-name="Standard">function emptyBody()</text:p>
      <text:p text:style-name="P2"><text:span text:style-name="T14">Returns middleware that ensures incoming requests have no body content.</text:span></text:p>
      <text:p text:style-name="Standard"><draw:rect text:anchor-type="as-char" style:rel-width="100%" draw:z-index="173" draw:style-name="gr1" draw:text-style-name="P86" svg:width="0.0012in" svg:height="0.0213in"><text:p/></draw:rect></text:p>
      <text:p text:style-name="P84"><text:bookmark text:name="_wglhbzftvj8j"/><text:span text:style-name="T11">⚙️ Function: </text:span><text:span text:style-name="T4">binary</text:span></text:p>
      <text:p text:style-name="Standard">function binary(maxSize: string|number)</text:p>
      <text:p text:style-name="P2"><text:span text:style-name="T14">Middleware that parses binary payloads up to a specified size limit.</text:span></text:p>
      <text:p text:style-name="Standard"><draw:rect text:anchor-type="as-char" style:rel-width="100%" draw:z-index="174" draw:style-name="gr1" draw:text-style-name="P86" svg:width="0.0012in" svg:height="0.0213in"><text:p/></draw:rect></text:p>
      <text:p text:style-name="P84"><text:bookmark text:name="_xa3fbkm0lh80"/><text:span text:style-name="T11">⚙️ Function: </text:span><text:span text:style-name="T4">json</text:span></text:p>
      <text:p text:style-name="Standard">function json(maxSize: string|number, allowNonObject?: boolean)</text:p>
      <text:p text:style-name="P2"><text:span text:style-name="T14">Parses JSON payloads with an optional flag to allow primitives like strings or numbers as top-level values.</text:span></text:p>
      <text:p text:style-name="Standard"><draw:rect text:anchor-type="as-char" style:rel-width="100%" draw:z-index="175" draw:style-name="gr1" draw:text-style-name="P86" svg:width="0.0012in" svg:height="0.0213in"><text:p/></draw:rect></text:p>
      <text:p text:style-name="P84"><text:bookmark text:name="_g5cfgdcksmak"/><text:span text:style-name="T11">⚙️ Function: </text:span><text:span text:style-name="T4">textPlain</text:span></text:p>
      <text:p text:style-name="Standard">function textPlain(maxSize: string|number)</text:p>
      <text:p text:style-name="P2"><text:span text:style-name="T14">Parses plain text request bodies up to a defined maximum size.</text:span></text:p>
      <text:p text:style-name="Standard"><draw:rect text:anchor-type="as-char" style:rel-width="100%" draw:z-index="176" draw:style-name="gr1" draw:text-style-name="P86" svg:width="0.0012in" svg:height="0.0213in"><text:p/></draw:rect></text:p>
      <text:p text:style-name="P85"><text:bookmark text:name="_7hlsumj4714m"/><text:span text:style-name="T9">📄 </text:span><text:span text:style-name="T6">lib-server/middleware/error-handler.ts</text:span></text:p>
      <text:p text:style-name="P2"><text:span text:style-name="T10">Purpose:</text:span> Provides centralized error handling and logging logic for Express servers.</text:p>
      <text:p text:style-name="P84"><text:bookmark text:name="_ce7h2t18yh1f"/><text:span text:style-name="T11">⚙️ Function: </text:span><text:span text:style-name="T4">makeErr</text:span></text:p>
      <text:p text:style-name="Standard">function makeErr(code: number, msg: string, cause?: any)</text:p>
      <text:p text:style-name="P2"><text:span text:style-name="T14">Constructs an HTTP error object with optional cause information.</text:span></text:p>
      <text:p text:style-name="Standard"><draw:rect text:anchor-type="as-char" style:rel-width="100%" draw:z-index="177" draw:style-name="gr1" draw:text-style-name="P86" svg:width="0.0012in" svg:height="0.0213in"><text:p/></draw:rect></text:p>
      <text:p text:style-name="P84"><text:bookmark text:name="_h6b2iohbn3vp"/><text:span text:style-name="T11">⚙️ Function: </text:span><text:span text:style-name="T4">makeErrHandler</text:span></text:p>
      <text:p text:style-name="Standard">function makeErrHandler(log?: ErrLogger)</text:p>
      <text:p text:style-name="P2"><text:span text:style-name="T14">Creates middleware to catch and process thrown errors using an optional logging function.</text:span></text:p>
      <text:p text:style-name="Standard"><draw:rect text:anchor-type="as-char" style:rel-width="100%" draw:z-index="178" draw:style-name="gr1" draw:text-style-name="P86" svg:width="0.0012in" svg:height="0.0213in"><text:p/></draw:rect></text:p>
      <text:p text:style-name="P84"><text:bookmark text:name="_unizwrxyljdz"/><text:soft-page-break/><text:span text:style-name="T11">⚙️ Function: </text:span><text:span text:style-name="T4">makeErrLoggerToConsole</text:span></text:p>
      <text:p text:style-name="Standard">function makeErrLoggerToConsole(srvName: string)</text:p>
      <text:p text:style-name="P2"><text:span text:style-name="T14">Produces a logger that outputs formatted error messages to the console for a given service.</text:span></text:p>
      <text:p text:style-name="Standard"><draw:rect text:anchor-type="as-char" style:rel-width="100%" draw:z-index="179" draw:style-name="gr1" draw:text-style-name="P86" svg:width="0.0012in" svg:height="0.0213in"><text:p/></draw:rect></text:p>
      <text:p text:style-name="P85"><text:bookmark text:name="_pb7uqd4zzaoq"/><text:span text:style-name="T9">📄 </text:span><text:span text:style-name="T6">lib-server/resources/dns.ts</text:span></text:p>
      <text:p text:style-name="P2"><text:span text:style-name="T10">Purpose:</text:span> Handles DNS-related API endpoints or utility logic for verifying or managing DNS records.</text:p>
      <text:p text:style-name="Standard"><draw:rect text:anchor-type="as-char" style:rel-width="100%" draw:z-index="180" draw:style-name="gr1" draw:text-style-name="P86" svg:width="0.0012in" svg:height="0.0213in"><text:p/></draw:rect></text:p>
      <text:p text:style-name="P85"><text:bookmark text:name="_4thi7wur22aa"/><text:span text:style-name="T9">📄 </text:span><text:span text:style-name="T6">lib-server/resources/mailerid-authorizer.ts</text:span></text:p>
      <text:p text:style-name="P2"><text:span text:style-name="T10">Purpose:</text:span> Implements logic for verifying and validating MailerId-based authorization tokens or credentials.</text:p>
      <text:p text:style-name="P84"><text:bookmark text:name="_rsxuj7lraeug"/><text:span text:style-name="T11">⚙️ Function: </text:span><text:span text:style-name="T4">validator</text:span></text:p>
      <text:p text:style-name="Standard">function validator()</text:p>
      <text:p text:style-name="P2"><text:span text:style-name="T14">Creates a validation handler, likely used to check the authenticity and structure of incoming authorization data.</text:span></text:p>
      <text:p text:style-name="Standard"><draw:rect text:anchor-type="as-char" style:rel-width="100%" draw:z-index="181" draw:style-name="gr1" draw:text-style-name="P86" svg:width="0.0012in" svg:height="0.0213in"><text:p/></draw:rect></text:p>
      <text:p text:style-name="P85"><text:bookmark text:name="_8ld81gj8p6q9"/><text:span text:style-name="T9">📄 </text:span><text:span text:style-name="T6">lib-server/resources/mem-backed-sessions-factory.ts</text:span></text:p>
      <text:p text:style-name="P2"><text:span text:style-name="T10">Purpose:</text:span> Implements a session management factory that stores session data in memory.</text:p>
      <text:p text:style-name="Standard"><draw:rect text:anchor-type="as-char" style:rel-width="100%" draw:z-index="182" draw:style-name="gr1" draw:text-style-name="P86" svg:width="0.0012in" svg:height="0.0213in"><text:p/></draw:rect></text:p>
      <text:p text:style-name="P85"><text:bookmark text:name="_wozsg0ahztjk"/><text:span text:style-name="T9">📄 </text:span><text:span text:style-name="T6">lib-server/resources/server-data-folders.ts</text:span></text:p>
      <text:p text:style-name="P2"><text:span text:style-name="T10">Purpose:</text:span> Provides utilities and structures to define and manage folder hierarchies used for storing server data related to users, tokens, and defaults.</text:p>
      <text:p text:style-name="P84"><text:bookmark text:name="_p1n8xbwcl99f"/><text:span text:style-name="T11">🧩 Interface: </text:span><text:span text:style-name="T4">FolderDef</text:span></text:p>
      <text:p text:style-name="Standard">interface FolderDef {</text:p>
      <text:p text:style-name="Standard">path: string;</text:p>
      <text:p text:style-name="Standard">}</text:p>
      <text:p text:style-name="P2"><text:span text:style-name="T14">Represents a directory on disk by its path. Used as the base structure for all folder tree definitions.</text:span></text:p>
      <text:p text:style-name="Standard"><draw:rect text:anchor-type="as-char" style:rel-width="100%" draw:z-index="183" draw:style-name="gr1" draw:text-style-name="P86" svg:width="0.0012in" svg:height="0.0213in"><text:p/></draw:rect></text:p>
      <text:p text:style-name="P84"><text:bookmark text:name="_hh2sy0g28gae"/><text:span text:style-name="T11">🧩 Interface: </text:span><text:span text:style-name="T4">RootDataTree</text:span></text:p>
      <text:p text:style-name="Standard">interface RootDataTree {</text:p>
      <text:p text:style-name="Standard">tokens: FolderDef;</text:p>
      <text:p text:style-name="Standard"><text:soft-page-break/>users: FolderDef;</text:p>
      <text:p text:style-name="Standard">defaults: FolderDef;</text:p>
      <text:p text:style-name="Standard">}</text:p>
      <text:p text:style-name="P2"><text:span text:style-name="T14">Describes the top-level folder layout for server-side data, including paths to token storage, user data, and default configurations.</text:span></text:p>
      <text:p text:style-name="Standard"><draw:rect text:anchor-type="as-char" style:rel-width="100%" draw:z-index="184" draw:style-name="gr1" draw:text-style-name="P86" svg:width="0.0012in" svg:height="0.0213in"><text:p/></draw:rect></text:p>
      <text:p text:style-name="P84"><text:bookmark text:name="_d0ik97v5d12m"/><text:span text:style-name="T11">🧩 Interface: </text:span><text:span text:style-name="T4">DefaultsDataTree</text:span></text:p>
      <text:p text:style-name="Standard">interface DefaultsDataTree {</text:p>
      <text:p text:style-name="Standard">info: FolderDef;</text:p>
      <text:p text:style-name="Standard">store: FolderDef &amp; {</text:p>
      <text:p text:style-name="Standard">params: FolderDef;</text:p>
      <text:p text:style-name="Standard">};</text:p>
      <text:p text:style-name="Standard">}</text:p>
      <text:p text:style-name="P2"><text:span text:style-name="T14">Describes the folder structure for default system-wide configuration, including general info and storage-related parameters.</text:span></text:p>
      <text:p text:style-name="Standard"><draw:rect text:anchor-type="as-char" style:rel-width="100%" draw:z-index="185" draw:style-name="gr1" draw:text-style-name="P86" svg:width="0.0012in" svg:height="0.0213in"><text:p/></draw:rect></text:p>
      <text:p text:style-name="P84"><text:bookmark text:name="_rpemvctkq569"/><text:span text:style-name="T11">🧩 Interface: </text:span><text:span text:style-name="T4">UserDataTree</text:span></text:p>
      <text:p text:style-name="Standard">interface UserDataTree {</text:p>
      <text:p text:style-name="Standard">mail: FolderDef &amp; {</text:p>
      <text:p text:style-name="Standard">messages: FolderDef;</text:p>
      <text:p text:style-name="Standard">delivery: FolderDef;</text:p>
      <text:p text:style-name="Standard">params: FolderDef;</text:p>
      <text:p text:style-name="Standard">};</text:p>
      <text:p text:style-name="Standard">}</text:p>
      <text:p text:style-name="P2"><text:span text:style-name="T14">Represents the per-user folder layout, focused on mail-related storage including messages, delivery metadata, and parameters.</text:span></text:p>
      <text:p text:style-name="Standard"><draw:rect text:anchor-type="as-char" style:rel-width="100%" draw:z-index="186" draw:style-name="gr1" draw:text-style-name="P86" svg:width="0.0012in" svg:height="0.0213in"><text:p/></draw:rect></text:p>
      <text:p text:style-name="P84"><text:bookmark text:name="_fbx0c0aakd6u"/><text:span text:style-name="T11">⚙️ Function: </text:span><text:span text:style-name="T4">addressToFName</text:span></text:p>
      <text:p text:style-name="Standard">function addressToFName(address: string)</text:p>
      <text:p text:style-name="P2"><text:span text:style-name="T14">Generates a filename-safe string derived from a user's address.</text:span></text:p>
      <text:p text:style-name="Standard"><text:soft-page-break/><draw:rect text:anchor-type="as-char" style:rel-width="100%" draw:z-index="187" draw:style-name="gr1" draw:text-style-name="P86" svg:width="0.0012in" svg:height="0.0213in"><text:p/></draw:rect></text:p>
      <text:p text:style-name="P84"><text:bookmark text:name="_i0n37cok7jnj"/><text:span text:style-name="T11">⚙️ Function: </text:span><text:span text:style-name="T4">treeInRootFolder</text:span></text:p>
      <text:p text:style-name="Standard">function treeInRootFolder(rootFolder: string)</text:p>
      <text:p text:style-name="P2"><text:span text:style-name="T14">Creates a </text:span><text:span text:style-name="T7">RootDataTree</text:span><text:span text:style-name="T14"> structure within a specified root folder.</text:span></text:p>
      <text:p text:style-name="Standard"><draw:rect text:anchor-type="as-char" style:rel-width="100%" draw:z-index="188" draw:style-name="gr1" draw:text-style-name="P86" svg:width="0.0012in" svg:height="0.0213in"><text:p/></draw:rect></text:p>
      <text:p text:style-name="P84"><text:bookmark text:name="_k5zv2gbrrbwr"/><text:span text:style-name="T11">⚙️ Function: </text:span><text:span text:style-name="T4">tokensInRootFolder</text:span></text:p>
      <text:p text:style-name="Standard">function tokensInRootFolder(rootFolder: string)</text:p>
      <text:p text:style-name="P2"><text:span text:style-name="T14">Returns the path to the tokens folder inside a root directory.</text:span></text:p>
      <text:p text:style-name="Standard"><draw:rect text:anchor-type="as-char" style:rel-width="100%" draw:z-index="189" draw:style-name="gr1" draw:text-style-name="P86" svg:width="0.0012in" svg:height="0.0213in"><text:p/></draw:rect></text:p>
      <text:p text:style-name="P84"><text:bookmark text:name="_ebely2h8pusj"/><text:span text:style-name="T11">⚙️ Function: </text:span><text:span text:style-name="T4">userDataInRootFolder</text:span></text:p>
      <text:p text:style-name="Standard">function userDataInRootFolder(root: string, userId: string)</text:p>
      <text:p text:style-name="P2"><text:span text:style-name="T14">Generates a </text:span><text:span text:style-name="T7">UserDataTree</text:span><text:span text:style-name="T14"> structure for a given user ID based on a root directory.</text:span></text:p>
      <text:p text:style-name="Standard"><draw:rect text:anchor-type="as-char" style:rel-width="100%" draw:z-index="190" draw:style-name="gr1" draw:text-style-name="P86" svg:width="0.0012in" svg:height="0.0213in"><text:p/></draw:rect></text:p>
      <text:p text:style-name="P84"><text:bookmark text:name="_a8px4yp4mqur"/><text:span text:style-name="T11">⚙️ Function: </text:span><text:span text:style-name="T4">treeInDefaultsFolder</text:span></text:p>
      <text:p text:style-name="Standard">function treeInDefaultsFolder(defaults: string)</text:p>
      <text:p text:style-name="P2"><text:span text:style-name="T14">Returns the folder layout for defaults stored within a specific defaults folder path.</text:span></text:p>
      <text:p text:style-name="Standard"><draw:rect text:anchor-type="as-char" style:rel-width="100%" draw:z-index="191" draw:style-name="gr1" draw:text-style-name="P86" svg:width="0.0012in" svg:height="0.0213in"><text:p/></draw:rect></text:p>
      <text:p text:style-name="P84"><text:bookmark text:name="_tm0ei29zhyxx"/><text:span text:style-name="T11">⚙️ Function: </text:span><text:span text:style-name="T4">treeInUserFolder</text:span></text:p>
      <text:p text:style-name="Standard">function treeInUserFolder(userFoder: string)</text:p>
      <text:p text:style-name="P2"><text:span text:style-name="T14">Constructs a </text:span><text:span text:style-name="T7">UserDataTree</text:span><text:span text:style-name="T14"> based on a given path to a user's folder.</text:span></text:p>
      <text:p text:style-name="Standard"><draw:rect text:anchor-type="as-char" style:rel-width="100%" draw:z-index="192" draw:style-name="gr1" draw:text-style-name="P86" svg:width="0.0012in" svg:height="0.0213in"><text:p/></draw:rect></text:p>
      <text:p text:style-name="P84"><text:bookmark text:name="_rfwliytsv6sz"/><text:span text:style-name="T11">⚙️ Function: </text:span><text:span text:style-name="T4">createFolderTreeSync</text:span></text:p>
      <text:p text:style-name="Standard">function createFolderTreeSync(structure: RootDataTree | UserDataTree | DefaultsDataTree | string)</text:p>
      <text:p text:style-name="P2"><text:span text:style-name="T14">Synchronously creates the full folder structure defined by one of the folder tree interfaces, or a raw string path.</text:span></text:p>
      <text:p text:style-name="Standard"><draw:rect text:anchor-type="as-char" style:rel-width="100%" draw:z-index="193" draw:style-name="gr1" draw:text-style-name="P86" svg:width="0.0012in" svg:height="0.0213in"><text:p/></draw:rect></text:p>
      <text:p text:style-name="P85"><text:bookmark text:name="_ofbhq331ch32"/><text:span text:style-name="T9">📄 </text:span><text:span text:style-name="T6">lib-server/resources/sessions.ts</text:span></text:p>
      <text:p text:style-name="P2"><text:span text:style-name="T10">Purpose:</text:span> Defines the minimal session parameter structure needed for user-specific session contexts.</text:p>
      <text:p text:style-name="P84"><text:bookmark text:name="_kf35wsbldmn5"/><text:soft-page-break/><text:span text:style-name="T11">🧩 Interface: </text:span><text:span text:style-name="T4">SessionParams</text:span></text:p>
      <text:p text:style-name="Standard">interface SessionParams {</text:p>
      <text:p text:style-name="Standard">userId: string;</text:p>
      <text:p text:style-name="Standard">}</text:p>
      <text:p text:style-name="P2"><text:span text:style-name="T14">Basic structure representing a user’s session, scoped by their </text:span><text:span text:style-name="T7">userId</text:span><text:span text:style-name="T14">.</text:span></text:p>
      <text:p text:style-name="Standard"><draw:rect text:anchor-type="as-char" style:rel-width="100%" draw:z-index="194" draw:style-name="gr1" draw:text-style-name="P86" svg:width="0.0012in" svg:height="0.0213in"><text:p/></draw:rect></text:p>
      <text:p text:style-name="P85"><text:bookmark text:name="_ph38rvpndr8x"/><text:span text:style-name="T9">📄 </text:span><text:span text:style-name="T6">lib-server/resources/user-files.ts</text:span></text:p>
      <text:p text:style-name="P2"><text:span text:style-name="T10">Purpose:</text:span> Provides definitions and utilities for working with user-related files, such as reading objects or managing identity certificates.</text:p>
      <text:p text:style-name="P84"><text:bookmark text:name="_ikbdpp8w99bq"/><text:span text:style-name="T11">🧩 Interface: </text:span><text:span text:style-name="T4">ObjReader</text:span></text:p>
      <text:p text:style-name="Standard">interface ObjReader {</text:p>
      <text:p text:style-name="Standard">len: number;</text:p>
      <text:p text:style-name="Standard">pipe?: ObjPipe;</text:p>
      <text:p text:style-name="Standard">headerLen?: number;</text:p>
      <text:p text:style-name="Standard">segsLen: number;</text:p>
      <text:p text:style-name="Standard">}</text:p>
      <text:p text:style-name="P2"><text:span text:style-name="T14">Represents a readable object on disk, potentially piped in streaming form. Includes metadata about length and segment layout.</text:span></text:p>
      <text:p text:style-name="Standard"><draw:rect text:anchor-type="as-char" style:rel-width="100%" draw:z-index="195" draw:style-name="gr1" draw:text-style-name="P86" svg:width="0.0012in" svg:height="0.0213in"><text:p/></draw:rect></text:p>
      <text:p text:style-name="P84"><text:bookmark text:name="_mh072gu14ixt"/><text:span text:style-name="T11">⚙️ Function: </text:span><text:span text:style-name="T4">addressToFName</text:span></text:p>
      <text:p text:style-name="Standard">function addressToFName(address: string)</text:p>
      <text:p text:style-name="P2"><text:span text:style-name="T14">Converts a mail address to a safe filename format, used when mapping user identities to storage.</text:span></text:p>
      <text:p text:style-name="Standard"><draw:rect text:anchor-type="as-char" style:rel-width="100%" draw:z-index="196" draw:style-name="gr1" draw:text-style-name="P86" svg:width="0.0012in" svg:height="0.0213in"><text:p/></draw:rect></text:p>
      <text:p text:style-name="P85"><text:bookmark text:name="_4fq0khwdlj22"/><text:span text:style-name="T9">📄 </text:span><text:span text:style-name="T6">lib-server/routes/pub-key-login/complete-exchange.ts</text:span></text:p>
      <text:p text:style-name="P2"><text:span text:style-name="T10">Purpose:</text:span> Implements the server-side logic for completing a public key–based login exchange.</text:p>
      <text:p text:style-name="P84"><text:bookmark text:name="_8h45jim95k06"/><text:span text:style-name="T11">⚙️ Function: </text:span><text:span text:style-name="T4">completePKLogin</text:span></text:p>
      <text:p text:style-name="Standard">function completePKLogin()</text:p>
      <text:p text:style-name="P2"><text:span text:style-name="T14">Handles the final step of a public key login flow, such as verifying credentials and establishing a session.</text:span></text:p>
      <text:p text:style-name="Standard"><draw:rect text:anchor-type="as-char" style:rel-width="100%" draw:z-index="197" draw:style-name="gr1" draw:text-style-name="P86" svg:width="0.0012in" svg:height="0.0213in"><text:p/></draw:rect></text:p>
      <text:p text:style-name="P85"><text:bookmark text:name="_lraybqtrtfk9"/><text:soft-page-break/><text:span text:style-name="T9">📄 </text:span><text:span text:style-name="T6">lib-server/routes/pub-key-login/start-exchange.ts</text:span></text:p>
      <text:p text:style-name="P2"><text:span text:style-name="T10">Purpose:</text:span> Defines the public key login initiation route for secure client authentication using a Diffie-Hellman exchange.</text:p>
      <text:p text:style-name="P84"><text:bookmark text:name="_j8j622751hqu"/><text:span text:style-name="T11">🧩 Interface: </text:span><text:span text:style-name="T4">UserPKeyAndKeyGenParams</text:span></text:p>
      <text:p text:style-name="Standard">interface UserPKeyAndKeyGenParams {</text:p>
      <text:p text:style-name="Standard">pkey: Uint8Array;</text:p>
      <text:p text:style-name="Standard">params?: any;</text:p>
      <text:p text:style-name="Standard">}</text:p>
      <text:p text:style-name="P2"><text:span text:style-name="T14">Describes parameters associated with a user's public key and any additional key-generation-related data needed during login.</text:span></text:p>
      <text:p text:style-name="P84"><text:bookmark text:name="_kvroi5gtdk2k"/><text:span text:style-name="T11">⚙️ Function: </text:span><text:span text:style-name="T4">startPKLogin</text:span></text:p>
      <text:p text:style-name="Standard">function startPKLogin(</text:p>
      <text:p text:style-name="Standard">findUserParamsAndKeyFunc: GetUserPKeyAndKeyGenParams,</text:p>
      <text:p text:style-name="Standard">sessionGenFunc: GenerateSession&lt;SessionParams&gt;,</text:p>
      <text:p text:style-name="Standard">computeDHSharedKeyFunc: ComputeDHSharedKey</text:p>
      <text:p text:style-name="Standard">)</text:p>
      <text:p text:style-name="P2"><text:span text:style-name="T14">Defines a handler for initiating public key login. It looks up user key parameters, generates a session, and calculates a shared secret using Diffie-Hellman.</text:span></text:p>
      <text:p text:style-name="Standard"><draw:rect text:anchor-type="as-char" style:rel-width="100%" draw:z-index="198" draw:style-name="gr1" draw:text-style-name="P86" svg:width="0.0012in" svg:height="0.0213in"><text:p/></draw:rect></text:p>
      <text:p text:style-name="P85"><text:bookmark text:name="_w51zd324xshk"/><text:span text:style-name="T9">📄 </text:span><text:span text:style-name="T6">lib-server/routes/sessions/close.ts</text:span></text:p>
      <text:p text:style-name="P2"><text:span text:style-name="T10">Purpose:</text:span> Provides an endpoint for securely closing user sessions.</text:p>
      <text:p text:style-name="P84"><text:bookmark text:name="_y6t0xdoaoe6v"/><text:span text:style-name="T11">⚙️ Function: </text:span><text:span text:style-name="T4">closeSession</text:span></text:p>
      <text:p text:style-name="Standard">function closeSession()</text:p>
      <text:p text:style-name="P2"><text:span text:style-name="T14">Defines a route handler that terminates an active session, cleaning up resources or credentials.</text:span></text:p>
      <text:p text:style-name="Standard"><draw:rect text:anchor-type="as-char" style:rel-width="100%" draw:z-index="199" draw:style-name="gr1" draw:text-style-name="P86" svg:width="0.0012in" svg:height="0.0213in"><text:p/></draw:rect></text:p>
      <text:p text:style-name="P85"><text:bookmark text:name="_4ni2zbv52x1e"/><text:span text:style-name="T9">📄 </text:span><text:span text:style-name="T6">lib-server/routes/sessions/mid-auth.ts</text:span></text:p>
      <text:p text:style-name="P2"><text:span text:style-name="T10">Purpose:</text:span> Handles session creation using MID-based authorization for secure identity confirmation.</text:p>
      <text:p text:style-name="P84"><text:bookmark text:name="_2x57ljsypgf"/><text:span text:style-name="T11">⚙️ Function: </text:span><text:span text:style-name="T4">midLogin</text:span></text:p>
      <text:p text:style-name="Standard">function midLogin(relyingPartyDomain: string, midAuthorizingFunc: MidAuthorizer)</text:p>
      <text:p text:style-name="P2"><text:span text:style-name="T14">Sets up a login route using MID (Mobile Identity or Middleware Identity) verification with the specified domain and authorization strategy.</text:span></text:p>
      <text:p text:style-name="Standard"><text:soft-page-break/><draw:rect text:anchor-type="as-char" style:rel-width="100%" draw:z-index="200" draw:style-name="gr1" draw:text-style-name="P86" svg:width="0.0012in" svg:height="0.0213in"><text:p/></draw:rect></text:p>
      <text:p text:style-name="P85"><text:bookmark text:name="_9hwv7xn6p1ay"/><text:span text:style-name="T9">📄 </text:span><text:span text:style-name="T6">lib-server/routes/sessions/start.ts</text:span></text:p>
      <text:p text:style-name="P2"><text:span text:style-name="T10">Purpose:</text:span> Exposes an endpoint to initiate a new session, verifying the user and redirecting as necessary.</text:p>
      <text:p text:style-name="P84"><text:bookmark text:name="_una7lyk0j8qz"/><text:span text:style-name="T11">⚙️ Function: </text:span><text:span text:style-name="T4">startSession</text:span></text:p>
      <text:p text:style-name="Standard">function startSession(</text:p>
      <text:p text:style-name="Standard">userExistsFunc: UserExists,</text:p>
      <text:p text:style-name="Standard">sessionGenFunc: GenerateSession&lt;any&gt;,</text:p>
      <text:p text:style-name="Standard">redirectFunc?: Redirect</text:p>
      <text:p text:style-name="Standard">)</text:p>
      <text:p text:style-name="P2"><text:span text:style-name="T14">Starts a new session if the user exists. Can optionally redirect after successful session creation.</text:span></text:p>
      <text:p text:style-name="Standard"><draw:rect text:anchor-type="as-char" style:rel-width="100%" draw:z-index="201" draw:style-name="gr1" draw:text-style-name="P86" svg:width="0.0012in" svg:height="0.0213in"><text:p/></draw:rect></text:p>
      <text:p text:style-name="P85"><text:bookmark text:name="_c0uvvwycvgs2"/><text:span text:style-name="T9">📄 </text:span><text:span text:style-name="T6">lib-server/web-sockets/app.ts</text:span></text:p>
      <text:p text:style-name="P2"><text:span text:style-name="T10">Purpose:</text:span> Provides the interface for WebSocket-based inter-process communication with attached IPC channels.</text:p>
      <text:p text:style-name="P84"><text:bookmark text:name="_t1g124v1fby5"/><text:span text:style-name="T11">🧩 Interface: </text:span><text:span text:style-name="T4">SocketIPCs</text:span></text:p>
      <text:p text:style-name="Standard">interface SocketIPCs {</text:p>
      <text:p text:style-name="Standard">ipcChannel: string|undefined;</text:p>
      <text:p text:style-name="Standard">attachIPC(userId: string, ws: WebSocket): void;</text:p>
      <text:p text:style-name="Standard">}</text:p>
      <text:p text:style-name="P2"><text:span text:style-name="T14">Describes a WebSocket object capable of binding IPC channels to user IDs for communication.</text:span></text:p>
      <text:p text:style-name="Standard"><draw:rect text:anchor-type="as-char" style:rel-width="100%" draw:z-index="202" draw:style-name="gr1" draw:text-style-name="P86" svg:width="0.0012in" svg:height="0.0213in"><text:p/></draw:rect></text:p>
      <text:p text:style-name="P85"><text:bookmark text:name="_8pbz6tv4bw47"/><text:span text:style-name="T9">📄 </text:span><text:span text:style-name="T6">mailerId/mailerId-app.ts</text:span></text:p>
      <text:p text:style-name="P2"><text:span text:style-name="T10">Purpose:</text:span> Application entry point for the MailerID service, initializing services and configuring error logging.</text:p>
      <text:p text:style-name="P84"><text:bookmark text:name="_boydz854fh5"/><text:span text:style-name="T11">⚙️ Function: </text:span><text:span text:style-name="T4">makeApp</text:span></text:p>
      <text:p text:style-name="Standard">function makeApp(</text:p>
      <text:p text:style-name="Standard">rootFolder: string,</text:p>
      <text:p text:style-name="Standard">domain: string,</text:p>
      <text:p text:style-name="Standard">certFile: string,</text:p>
      <text:p text:style-name="Standard"><text:soft-page-break/>errLogger?: ErrLogger</text:p>
      <text:p text:style-name="Standard">)</text:p>
      <text:p text:style-name="P2"><text:span text:style-name="T14">Initializes the MailerID application with the given domain, certificate file, and optional error logger.</text:span></text:p>
      <text:p text:style-name="Standard"><draw:rect text:anchor-type="as-char" style:rel-width="100%" draw:z-index="203" draw:style-name="gr1" draw:text-style-name="P86" svg:width="0.0012in" svg:height="0.0213in"><text:p/></draw:rect></text:p>
      <text:p text:style-name="P85"><text:bookmark text:name="_79ts61m8nsk8"/><text:span text:style-name="T9">📄 </text:span><text:span text:style-name="T6">mailerId/resources/certifier.ts</text:span></text:p>
      <text:p text:style-name="P2"><text:span text:style-name="T10">Purpose:</text:span> Implements logic for digital certificate management, including current and previous root certificates.</text:p>
      <text:p text:style-name="P84"><text:bookmark text:name="_y7sbtrnubxch"/><text:span text:style-name="T11">🧩 Interface: </text:span><text:span text:style-name="T4">RootCerts</text:span></text:p>
      <text:p text:style-name="Standard">interface RootCerts {</text:p>
      <text:p text:style-name="Standard">current: SignedLoad;</text:p>
      <text:p text:style-name="Standard">previous: SignedLoad[];</text:p>
      <text:p text:style-name="Standard">}</text:p>
      <text:p text:style-name="P2"><text:span text:style-name="T14">Tracks the current and previous root certificates used by the system.</text:span></text:p>
      <text:p text:style-name="P84"><text:bookmark text:name="_610u3hckufxc"/><text:span text:style-name="T11">🧩 Interface: </text:span><text:span text:style-name="T4">Certifier</text:span></text:p>
      <text:p text:style-name="Standard">interface Certifier {</text:p>
      <text:p text:style-name="Standard">certify: ICertify;</text:p>
      <text:p text:style-name="Standard">getRootCert(): SignedLoad;</text:p>
      <text:p text:style-name="Standard">getPrevCerts(): SignedLoad[];</text:p>
      <text:p text:style-name="Standard">}</text:p>
      <text:p text:style-name="P2"><text:span text:style-name="T14">Defines an object responsible for issuing, retrieving, and managing digital certificates.</text:span></text:p>
      <text:p text:style-name="P84"><text:bookmark text:name="_dwdz7gkfr6jy"/><text:span text:style-name="T11">⚙️ Function: </text:span><text:span text:style-name="T4">makeSingleProcCertifier</text:span></text:p>
      <text:p text:style-name="Standard">function makeSingleProcCertifier(domain: string, certsPath: string)</text:p>
      <text:p text:style-name="P2"><text:span text:style-name="T14">Creates a single-process certifier tied to the given domain and certificate storage location.</text:span></text:p>
      <text:p text:style-name="Standard"><draw:rect text:anchor-type="as-char" style:rel-width="100%" draw:z-index="204" draw:style-name="gr1" draw:text-style-name="P86" svg:width="0.0012in" svg:height="0.0213in"><text:p/></draw:rect></text:p>
      <text:p text:style-name="P85"><text:bookmark text:name="_cf4975a6ns0f"/><text:span text:style-name="T9">📄 </text:span><text:span text:style-name="T6">mailerId/resources/compute-login-dhshared-key.ts</text:span></text:p>
      <text:p text:style-name="P2"><text:span text:style-name="T10">Purpose:</text:span> Provides the Diffie-Hellman key calculation logic for secure communication.</text:p>
      <text:p text:style-name="P84"><text:bookmark text:name="_wzo1rliln2nc"/><text:span text:style-name="T11">⚙️ Function: </text:span><text:span text:style-name="T4">calcNaClBoxSharedKey</text:span></text:p>
      <text:p text:style-name="Standard">function calcNaClBoxSharedKey(userPubKey: Uint8Array)</text:p>
      <text:p text:style-name="P2"><text:soft-page-break/><text:span text:style-name="T14">Computes a shared secret key using NaCl's box key exchange, based on the user's public key.</text:span></text:p>
      <text:p text:style-name="Standard"><draw:rect text:anchor-type="as-char" style:rel-width="100%" draw:z-index="205" draw:style-name="gr1" draw:text-style-name="P86" svg:width="0.0012in" svg:height="0.0213in"><text:p/></draw:rect></text:p>
      <text:p text:style-name="P85"><text:bookmark text:name="_65oaccs7017k"/><text:span text:style-name="T9">📄 </text:span><text:span text:style-name="T6">mailerId/resources/sessions.ts</text:span></text:p>
      <text:p text:style-name="P2"><text:span text:style-name="T10">Purpose:</text:span> Manages MailerID session lifecycles, including creation and timeouts.</text:p>
      <text:p text:style-name="P84"><text:bookmark text:name="_ssbe23fpdh6l"/><text:span text:style-name="T11">⚙️ Function: </text:span><text:span text:style-name="T4">makeSessionFactory</text:span></text:p>
      <text:p text:style-name="Standard">function makeSessionFactory(timeout: number)</text:p>
      <text:p text:style-name="P2"><text:span text:style-name="T14">Initializes a factory that produces session objects with the specified timeout duration.</text:span></text:p>
      <text:p text:style-name="Standard"><draw:rect text:anchor-type="as-char" style:rel-width="100%" draw:z-index="206" draw:style-name="gr1" draw:text-style-name="P86" svg:width="0.0012in" svg:height="0.0213in"><text:p/></draw:rect></text:p>
      <text:p text:style-name="P85"><text:bookmark text:name="_wvgnpq4u5f5r"/><text:span text:style-name="T9">📄 </text:span><text:span text:style-name="T6">mailerId/resources/users.ts</text:span></text:p>
      <text:p text:style-name="P2"><text:span text:style-name="T10">Purpose:</text:span> Provides user-related functionality, including public key retrieval for login.</text:p>
      <text:p text:style-name="P84"><text:bookmark text:name="_oem3qrt1lpfp"/><text:span text:style-name="T11">🧩 Interface: </text:span><text:span text:style-name="T4">Factory</text:span></text:p>
      <text:p text:style-name="Standard">interface Factory {</text:p>
      <text:p text:style-name="Standard">getUserParamsAndKey: GetUserPKeyAndKeyGenParams;</text:p>
      <text:p text:style-name="Standard">}</text:p>
      <text:p text:style-name="P2"><text:span text:style-name="T14">Describes a factory interface for retrieving user parameters necessary for key-based login.</text:span></text:p>
      <text:p text:style-name="P84"><text:bookmark text:name="_c3eugm53ghtt"/><text:span text:style-name="T11">⚙️ Function: </text:span><text:span text:style-name="T4">makeFactory</text:span></text:p>
      <text:p text:style-name="Standard">function makeFactory(rootFolder: string)</text:p>
      <text:p text:style-name="P2"><text:span text:style-name="T14">Creates a user data access factory rooted in the specified folder.</text:span></text:p>
      <text:p text:style-name="Standard"><draw:rect text:anchor-type="as-char" style:rel-width="100%" draw:z-index="207" draw:style-name="gr1" draw:text-style-name="P86" svg:width="0.0012in" svg:height="0.0213in"><text:p/></draw:rect></text:p>
      <text:p text:style-name="P85"><text:bookmark text:name="_v1pv9rl1bool"/><text:span text:style-name="T9">📄 </text:span><text:span text:style-name="T6">mailerId/routes/certify.ts</text:span></text:p>
      <text:p text:style-name="P2"><text:span text:style-name="T10">Purpose:</text:span> Defines the endpoint for issuing digital certificates.</text:p>
      <text:p text:style-name="P84"><text:bookmark text:name="_s9us9zv0ew2j"/><text:span text:style-name="T11">⚙️ Function: </text:span><text:span text:style-name="T4">certify</text:span></text:p>
      <text:p text:style-name="Standard">function certify(certifyingFunc: ICertify)</text:p>
      <text:p text:style-name="P2"><text:span text:style-name="T14">Sets up a certificate issuance route using the provided certification logic.</text:span></text:p>
      <text:p text:style-name="Standard"><draw:rect text:anchor-type="as-char" style:rel-width="100%" draw:z-index="208" draw:style-name="gr1" draw:text-style-name="P86" svg:width="0.0012in" svg:height="0.0213in"><text:p/></draw:rect></text:p>
      <text:p text:style-name="P85"><text:bookmark text:name="_5mdfdb5riba"/><text:span text:style-name="T9">📄 </text:span><text:span text:style-name="T6">mock/dns.ts</text:span></text:p>
      <text:p text:style-name="P2"><text:span text:style-name="T10">Purpose:</text:span> Mock implementation of DNS TXT record resolution, useful for testing identity verification.</text:p>
      <text:p text:style-name="P84"><text:bookmark text:name="_j0wrv2rn084a"/><text:soft-page-break/><text:span text:style-name="T11">🧩 Interface: </text:span><text:span text:style-name="T4">DnsTxtRecords</text:span></text:p>
      <text:p text:style-name="Standard">interface DnsTxtRecords {</text:p>
      <text:p text:style-name="Standard">[ domain: string ]: string[][];</text:p>
      <text:p text:style-name="Standard">}</text:p>
      <text:p text:style-name="P2"><text:span text:style-name="T14">Represents the structure of mocked DNS TXT records mapped by domain.</text:span></text:p>
      <text:p text:style-name="Standard"><draw:rect text:anchor-type="as-char" style:rel-width="100%" draw:z-index="209" draw:style-name="gr1" draw:text-style-name="P86" svg:width="0.0012in" svg:height="0.0213in"><text:p/></draw:rect></text:p>
      <text:p text:style-name="P85"><text:bookmark text:name="_syf2lk2iemeg"/><text:span text:style-name="T9">📄 </text:span><text:span text:style-name="T6">mock/mock-as-child-proc.ts</text:span></text:p>
      <text:p text:style-name="P2"><text:span text:style-name="T10">Purpose:</text:span> Defines utilities to mock modules or services that behave as child processes, useful for simulating system-level or background behaviors in tests.</text:p>
      <text:p text:style-name="Standard"><draw:rect text:anchor-type="as-char" style:rel-width="100%" draw:z-index="210" draw:style-name="gr1" draw:text-style-name="P86" svg:width="0.0012in" svg:height="0.0213in"><text:p/></draw:rect></text:p>
      <text:p text:style-name="P85"><text:bookmark text:name="_24h702txp9aa"/><text:span text:style-name="T9">📄 </text:span><text:span text:style-name="T6">mock/node-child-ipc.ts</text:span></text:p>
      <text:p text:style-name="P2"><text:span text:style-name="T10">Purpose:</text:span> Provides IPC (inter-process communication) helpers for communicating with mocked child processes in tests.</text:p>
      <text:p text:style-name="P84"><text:bookmark text:name="_qfqywu26hb2h"/><text:span text:style-name="T11">⚙️ Function: </text:span><text:span text:style-name="T4">commToChild</text:span></text:p>
      <text:p text:style-name="Standard">function commToChild(channel: string, child: cProcs.ChildProcess)</text:p>
      <text:p text:style-name="P2"><text:span text:style-name="T14">Initializes a communication channel to a child process for structured data exchange using a named channel.</text:span></text:p>
      <text:p text:style-name="P84"><text:bookmark text:name="_ndoetdiymp5n"/><text:span text:style-name="T11">⚙️ Function: </text:span><text:span text:style-name="T4">commToParent</text:span></text:p>
      <text:p text:style-name="Standard">function commToParent(channel: string)</text:p>
      <text:p text:style-name="P2"><text:span text:style-name="T14">Sets up the parent-side interface to receive messages from a child process over the specified channel.</text:span></text:p>
      <text:p text:style-name="Standard"><draw:rect text:anchor-type="as-char" style:rel-width="100%" draw:z-index="211" draw:style-name="gr1" draw:text-style-name="P86" svg:width="0.0012in" svg:height="0.0213in"><text:p/></draw:rect></text:p>
      <text:p text:style-name="P85"><text:bookmark text:name="_grnx75fxa42l"/><text:span text:style-name="T9">📄 </text:span><text:span text:style-name="T6">mock/run-in-proc.ts</text:span></text:p>
      <text:p text:style-name="P2"><text:span text:style-name="T10">Purpose:</text:span> Provides test-specific helpers to simulate full service stack behavior on localhost using predefined DNS and TLS configurations.</text:p>
      <text:p text:style-name="P84"><text:bookmark text:name="_kjceq7c42z49"/><text:span text:style-name="T11">⚙️ Function: </text:span><text:span text:style-name="T4">setTestCertsAndDNS</text:span></text:p>
      <text:p text:style-name="Standard">function setTestCertsAndDNS(domains: string[], thisSrvLoc: string)</text:p>
      <text:p text:style-name="P2"><text:span text:style-name="T14">Configures the testing environment by stubbing certificates and DNS mappings to the given domains.</text:span></text:p>
      <text:p text:style-name="P84"><text:bookmark text:name="_pcozwo8mc0je"/><text:span text:style-name="T11">⚙️ Function: </text:span><text:span text:style-name="T4">startOnLocalhost</text:span></text:p>
      <text:p text:style-name="Standard">function startOnLocalhost(dataDir: string, port: number,</text:p>
      <text:p text:style-name="Standard"><text:tab/>domains: { noTokenSignup: string[]; other: string[]; })</text:p>
      <text:p text:style-name="P2"><text:span text:style-name="T14">Launches the test server on localhost with mock domain setup and a structured data directory for isolated testing.</text:span></text:p>
      <text:p text:style-name="Standard"><text:soft-page-break/><draw:rect text:anchor-type="as-char" style:rel-width="100%" draw:z-index="212" draw:style-name="gr1" draw:text-style-name="P86" svg:width="0.0012in" svg:height="0.0213in"><text:p/></draw:rect></text:p>
      <text:p text:style-name="P85"><text:bookmark text:name="_nc17xac7tg98"/><text:span text:style-name="T9">📄 </text:span><text:span text:style-name="T6">mock/tls-options.ts</text:span></text:p>
      <text:p text:style-name="P2"><text:span text:style-name="T10">Purpose:</text:span> Provides mocked TLS configuration data and helpers for testing secure communication scenarios.</text:p>
      <text:p text:style-name="Standard"><draw:rect text:anchor-type="as-char" style:rel-width="100%" draw:z-index="213" draw:style-name="gr1" draw:text-style-name="P86" svg:width="0.0012in" svg:height="0.0213in"><text:p/></draw:rect></text:p>
      <text:p text:style-name="P85"><text:bookmark text:name="_o9sd488bn3w9"/><text:span text:style-name="T9">📄 </text:span><text:span text:style-name="T6">tests/jasmine.ts</text:span></text:p>
      <text:p text:style-name="P2"><text:span text:style-name="T10">Purpose:</text:span> Global setup or extensions for Jasmine test framework behavior across the test suite. Likely includes custom matchers, reporters, or hooks.</text:p>
      <text:p text:style-name="Standard"><draw:rect text:anchor-type="as-char" style:rel-width="100%" draw:z-index="214" draw:style-name="gr1" draw:text-style-name="P86" svg:width="0.0012in" svg:height="0.0213in"><text:p/></draw:rect></text:p>
      <text:p text:style-name="P85"><text:bookmark text:name="_h8phvxdw7mh1"/><text:span text:style-name="T9">📄 </text:span><text:span text:style-name="T6">tests/admin-proto/signup.ts</text:span></text:p>
      <text:p text:style-name="P2"><text:span text:style-name="T10">Purpose:</text:span> Tests administrative logic related to the signup and token management flows for user onboarding.</text:p>
      <text:p text:style-name="Standard"><draw:rect text:anchor-type="as-char" style:rel-width="100%" draw:z-index="215" draw:style-name="gr1" draw:text-style-name="P86" svg:width="0.0012in" svg:height="0.0213in"><text:p/></draw:rect></text:p>
      <text:p text:style-name="P85"><text:bookmark text:name="_muhllm49favc"/><text:span text:style-name="T9">📄 </text:span><text:span text:style-name="T6">tests/libs-for-tests/3nstorage.ts</text:span></text:p>
      <text:p text:style-name="P2"><text:span text:style-name="T10">Purpose:</text:span> Testing utilities and object definitions for working with the <text:span text:style-name="T3">3nstorage</text:span> module.</text:p>
      <text:p text:style-name="P84"><text:bookmark text:name="_p01gqk16kdis"/><text:span text:style-name="T11">🧩 Interface: </text:span><text:span text:style-name="T4">BaseObj</text:span></text:p>
      <text:p text:style-name="Standard">interface BaseObj {</text:p>
      <text:p text:style-name="Standard">objId: string,</text:p>
      <text:p text:style-name="Standard">header: Uint8Array,</text:p>
      <text:p text:style-name="Standard">segs: Uint8Array,</text:p>
      <text:p text:style-name="Standard">}</text:p>
      <text:p text:style-name="P2"><text:span text:style-name="T14">Represents the base form of a stored object for test operations, including its ID and binary segments.</text:span></text:p>
      <text:p text:style-name="Standard"><draw:rect text:anchor-type="as-char" style:rel-width="100%" draw:z-index="216" draw:style-name="gr1" draw:text-style-name="P86" svg:width="0.0012in" svg:height="0.0213in"><text:p/></draw:rect></text:p>
      <text:p text:style-name="P85"><text:bookmark text:name="_xr3otci4zi2a"/><text:span text:style-name="T9">📄 </text:span><text:span text:style-name="T6">tests/libs-for-tests/ASMail.ts</text:span></text:p>
      <text:p text:style-name="P2"><text:span text:style-name="T10">Purpose:</text:span> Test support for <text:span text:style-name="T3">ASMail</text:span> features, particularly message structure and delivery behavior.</text:p>
      <text:p text:style-name="P84"><text:bookmark text:name="_bx8ih5bthyg1"/><text:span text:style-name="T11">🧩 Interface: </text:span><text:span text:style-name="T4">Msg</text:span></text:p>
      <text:p text:style-name="Standard">interface Msg {</text:p>
      <text:p text:style-name="Standard">cryptoMeta: deliveryApi.msgMeta.CryptoInfo,</text:p>
      <text:p text:style-name="Standard">msgObjs: Obj[]</text:p>
      <text:p text:style-name="Standard">}</text:p>
      <text:p text:style-name="P2"><text:soft-page-break/><text:span text:style-name="T14">Defines a message payload for testing, containing cryptographic metadata and one or more message objects.</text:span></text:p>
      <text:p text:style-name="Standard"><draw:rect text:anchor-type="as-char" style:rel-width="100%" draw:z-index="217" draw:style-name="gr1" draw:text-style-name="P86" svg:width="0.0012in" svg:height="0.0213in"><text:p/></draw:rect></text:p>
      <text:p text:style-name="P85"><text:bookmark text:name="_3xqseqokhk03"/><text:span text:style-name="T9">📄 </text:span><text:span text:style-name="T6">tests/libs-for-tests/assert.ts</text:span></text:p>
      <text:p text:style-name="P2"><text:span text:style-name="T10">Purpose:</text:span> Simplified assertion helpers for writing readable and reliable test expectations.</text:p>
      <text:p text:style-name="P84"><text:bookmark text:name="_voaz4049jqa"/><text:span text:style-name="T11">⚙️ Function: </text:span><text:span text:style-name="T4">assert</text:span></text:p>
      <text:p text:style-name="Standard">function assert(ok: boolean, errMsg?: string)</text:p>
      <text:p text:style-name="P2"><text:span text:style-name="T14">Throws an error with a custom message if the given condition evaluates to false.</text:span></text:p>
      <text:p text:style-name="Standard"><draw:rect text:anchor-type="as-char" style:rel-width="100%" draw:z-index="218" draw:style-name="gr1" draw:text-style-name="P86" svg:width="0.0012in" svg:height="0.0213in"><text:p/></draw:rect></text:p>
      <text:p text:style-name="P85"><text:bookmark text:name="_hslebgxfsm6a"/><text:span text:style-name="T9">📄 </text:span><text:span text:style-name="T6">tests/libs-for-tests/async-jasmine.ts</text:span></text:p>
      <text:p text:style-name="P2"><text:span text:style-name="T10">Purpose:</text:span> Adds async/await-compatible test utilities to Jasmine to improve readability and async test control.</text:p>
      <text:p text:style-name="P84"><text:bookmark text:name="_5qay029lzn18"/><text:span text:style-name="T11">⚙️ Functions:</text:span></text:p>
      <text:list xml:id="list368941656" text:style-name="WWNum18">
        <text:list-item>
          <text:p text:style-name="P19"><text:span text:style-name="T3">itAsync</text:span>, <text:span text:style-name="T3">xitAsync</text:span>, <text:span text:style-name="T3">fitAsync</text:span>: Define async-compatible test cases, skipped or focused as needed.</text:p>
        </text:list-item>
        <text:list-item>
          <text:p text:style-name="P42"><text:span text:style-name="T3">beforeAllAsync</text:span>, <text:span text:style-name="T3">afterAllAsync</text:span>, <text:span text:style-name="T3">beforeEachAsync</text:span>, <text:span text:style-name="T3">afterEachAsync</text:span>: Provide async lifecycle hooks for tests.</text:p>
        </text:list-item>
      </text:list>
      <text:p text:style-name="Standard"><draw:rect text:anchor-type="as-char" style:rel-width="100%" draw:z-index="219" draw:style-name="gr1" draw:text-style-name="P86" svg:width="0.0012in" svg:height="0.0213in"><text:p/></draw:rect></text:p>
      <text:p text:style-name="P85"><text:bookmark text:name="_3oz5d2r4y9uo"/><text:span text:style-name="T9">📄 </text:span><text:span text:style-name="T6">tests/libs-for-tests/bytes-equal.ts</text:span></text:p>
      <text:p text:style-name="P2"><text:span text:style-name="T10">Purpose:</text:span> Byte-level equality check utility for deep comparison of binary data.</text:p>
      <text:p text:style-name="P84"><text:bookmark text:name="_7bzrta58jvep"/><text:span text:style-name="T11">⚙️ Function: </text:span><text:span text:style-name="T4">bytesEqual</text:span></text:p>
      <text:p text:style-name="Standard">function bytesEqual(a: Uint8Array, b: Uint8Array)</text:p>
      <text:p text:style-name="P2"><text:span text:style-name="T14">Returns true if two binary arrays are identical in content and order.</text:span></text:p>
      <text:p text:style-name="Standard"><draw:rect text:anchor-type="as-char" style:rel-width="100%" draw:z-index="220" draw:style-name="gr1" draw:text-style-name="P86" svg:width="0.0012in" svg:height="0.0213in"><text:p/></draw:rect></text:p>
      <text:p text:style-name="P85"><text:bookmark text:name="_vjh23pczftd9"/><text:span text:style-name="T9">📄 </text:span><text:span text:style-name="T6">tests/libs-for-tests/json-copy.ts</text:span></text:p>
      <text:p text:style-name="P2"><text:span text:style-name="T10">Purpose:</text:span> Likely provides deep cloning of JSON-compatible data structures for test isolation.</text:p>
      <text:p text:style-name="Standard"><draw:rect text:anchor-type="as-char" style:rel-width="100%" draw:z-index="221" draw:style-name="gr1" draw:text-style-name="P86" svg:width="0.0012in" svg:height="0.0213in"><text:p/></draw:rect></text:p>
      <text:p text:style-name="P85"><text:bookmark text:name="_6kv0g4ipmef1"/><text:span text:style-name="T9">📄 </text:span><text:span text:style-name="T6">tests/libs-for-tests/json-equal.ts</text:span></text:p>
      <text:p text:style-name="P2"><text:span text:style-name="T10">Purpose:</text:span> Tools for deep equality checks between two JSON values in tests.</text:p>
      <text:p text:style-name="P84"><text:bookmark text:name="_9ld5k2m1ka6"/><text:span text:style-name="T11">⚙️ Function: </text:span><text:span text:style-name="T4">deepEqual</text:span></text:p>
      <text:p text:style-name="Standard">function deepEqual(a: any, b: any)</text:p>
      <text:p text:style-name="P2"><text:soft-page-break/><text:span text:style-name="T14">Recursively checks whether two JSON-compatible values are structurally identical.</text:span></text:p>
      <text:p text:style-name="Standard"><draw:rect text:anchor-type="as-char" style:rel-width="100%" draw:z-index="222" draw:style-name="gr1" draw:text-style-name="P86" svg:width="0.0012in" svg:height="0.0213in"><text:p/></draw:rect></text:p>
      <text:p text:style-name="P85"><text:bookmark text:name="_kb2y6oqz92dv"/><text:span text:style-name="T9">📁 </text:span><text:span text:style-name="T6">tests/libs-for-tests</text:span></text:p>
      <text:p text:style-name="P84"><text:bookmark text:name="_ebl61yid72yg"/><text:span text:style-name="T11">📄 </text:span><text:span text:style-name="T4">mailerid.ts</text:span></text:p>
      <text:p text:style-name="P2"><text:span text:style-name="T10">Purpose:</text:span> Contains test utilities related to MailerId handling or generation.</text:p>
      <text:p text:style-name="Standard"><draw:rect text:anchor-type="as-char" style:rel-width="100%" draw:z-index="223" draw:style-name="gr1" draw:text-style-name="P86" svg:width="0.0012in" svg:height="0.0213in"><text:p/></draw:rect></text:p>
      <text:p text:style-name="P84"><text:bookmark text:name="_4ptizgza7xlt"/><text:span text:style-name="T11">📄 </text:span><text:span text:style-name="T4">pkl.ts</text:span></text:p>
      <text:p text:style-name="P2"><text:span text:style-name="T10">Purpose:</text:span> Test support for public key login flows, session encryption, and secure exchange mechanisms.</text:p>
      <text:p text:style-name="P83"><text:bookmark text:name="_k9cvnq2djbod"/><text:span text:style-name="T12">🧩 Interfaces:</text:span></text:p>
      <text:list xml:id="list3211043931" text:style-name="WWNum23">
        <text:list-item>
          <text:p text:style-name="P70"><text:span text:style-name="T5">User</text:span> Represents a user’s cryptographic login information, including default and labeled secret keys.</text:p>
        </text:list-item>
      </text:list>
      <text:p text:style-name="Standard">interface User {</text:p>
      <text:p text:style-name="Standard">id: string;</text:p>
      <text:p text:style-name="Standard">loginDefaultSKey: Uint8Array;</text:p>
      <text:p text:style-name="Standard">loginLabeledSKey: {</text:p>
      <text:p text:style-name="Standard">kid: string;</text:p>
      <text:p text:style-name="Standard">k: Uint8Array;</text:p>
      <text:p text:style-name="Standard">}</text:p>
      <text:p text:style-name="Standard">}</text:p>
      <text:list xml:id="list1853117249" text:style-name="WWNum41">
        <text:list-item>
          <text:p text:style-name="P71"><text:span text:style-name="T5">ExchangeCrypto</text:span> Carries encrypted values and cryptographic structures used during login/session key exchange.</text:p>
        </text:list-item>
      </text:list>
      <text:p text:style-name="Standard">interface ExchangeCrypto {</text:p>
      <text:p text:style-name="Standard">sessEncr: SessionEncryptor;</text:p>
      <text:p text:style-name="Standard">serverVerificationBytes: Uint8Array;</text:p>
      <text:p text:style-name="Standard">encResponse: Uint8Array;</text:p>
      <text:p text:style-name="Standard">}</text:p>
      <text:list xml:id="list3766378886" text:style-name="WWNum4">
        <text:list-item>
          <text:p text:style-name="P72"><text:span text:style-name="T5">ExchangeParams</text:span> Bundles <text:span text:style-name="T3">ExchangeCrypto</text:span> with an active session ID for structured handling during login flows.</text:p>
        </text:list-item>
      </text:list>
      <text:p text:style-name="Standard">interface ExchangeParams {</text:p>
      <text:p text:style-name="Standard">crypto: ExchangeCrypto;</text:p>
      <text:p text:style-name="Standard"><text:soft-page-break/>sessionId: string;</text:p>
      <text:p text:style-name="Standard">}</text:p>
      <text:list xml:id="list1374713798" text:style-name="WWNum33">
        <text:list-item>
          <text:p text:style-name="P73"><text:span text:style-name="T5">SessionParams</text:span> Minimal representation of encrypted session configuration.</text:p>
        </text:list-item>
      </text:list>
      <text:p text:style-name="Standard">interface SessionParams {</text:p>
      <text:p text:style-name="Standard">sessEncr: SessionEncryptor;</text:p>
      <text:p text:style-name="Standard">sessionId: string;</text:p>
      <text:p text:style-name="Standard">}</text:p>
      <text:p text:style-name="P83"><text:bookmark text:name="_9fzy0l1l712j"/><text:span text:style-name="T12">⚙️ Function:</text:span></text:p>
      <text:list xml:id="list4152482969" text:style-name="WWNum27">
        <text:list-item>
          <text:p text:style-name="P74"><text:span text:style-name="T5">decryptSessionParamsForCurve25519</text:span> Decrypts session parameters from a <text:span text:style-name="T3">start.Reply</text:span> object using the user’s login secret key.</text:p>
        </text:list-item>
      </text:list>
      <text:p text:style-name="Standard">function decryptSessionParamsForCurve25519(r: pklApi.start.Reply, loginSKey: Uint8Array)</text:p>
      <text:p text:style-name="Standard"><draw:rect text:anchor-type="as-char" style:rel-width="100%" draw:z-index="224" draw:style-name="gr1" draw:text-style-name="P86" svg:width="0.0012in" svg:height="0.0213in"><text:p/></draw:rect></text:p>
      <text:p text:style-name="P84"><text:bookmark text:name="_eo24y2sy101y"/><text:span text:style-name="T11">📄 </text:span><text:span text:style-name="T4">server-runner.ts</text:span></text:p>
      <text:p text:style-name="P2"><text:span text:style-name="T10">Purpose:</text:span> A utility to start and manage the test server environment for integration tests.</text:p>
      <text:p text:style-name="Standard"><draw:rect text:anchor-type="as-char" style:rel-width="100%" draw:z-index="225" draw:style-name="gr1" draw:text-style-name="P86" svg:width="0.0012in" svg:height="0.0213in"><text:p/></draw:rect></text:p>
      <text:p text:style-name="P84"><text:bookmark text:name="_gnw6twp7vlmg"/><text:span text:style-name="T11">📄 </text:span><text:span text:style-name="T4">spec-assembly.ts</text:span></text:p>
      <text:p text:style-name="P2"><text:span text:style-name="T10">Purpose:</text:span> Responsible for assembling specific test scenarios or configuration sets.</text:p>
      <text:p text:style-name="Standard"><draw:rect text:anchor-type="as-char" style:rel-width="100%" draw:z-index="226" draw:style-name="gr1" draw:text-style-name="P86" svg:width="0.0012in" svg:height="0.0213in"><text:p/></draw:rect></text:p>
      <text:p text:style-name="P84"><text:bookmark text:name="_avh1u6w25fbx"/><text:span text:style-name="T11">📄 </text:span><text:span text:style-name="T4">ws-utils.ts</text:span></text:p>
      <text:p text:style-name="P2"><text:span text:style-name="T10">Purpose:</text:span> WebSocket utility used for integration testing of real-time APIs.</text:p>
      <text:p text:style-name="P83"><text:bookmark text:name="_jioizc5wt40u"/><text:span text:style-name="T12">⚙️ Function:</text:span></text:p>
      <text:list xml:id="list109791634" text:style-name="WWNum25">
        <text:list-item>
          <text:p text:style-name="P75"><text:span text:style-name="T5">openSocket</text:span> Opens a WebSocket connection to a specified URL and attaches a session ID.</text:p>
        </text:list-item>
      </text:list>
      <text:p text:style-name="Standard">function openSocket(url: string, sessionId: string)</text:p>
      <text:p text:style-name="Standard"><draw:rect text:anchor-type="as-char" style:rel-width="100%" draw:z-index="227" draw:style-name="gr1" draw:text-style-name="P86" svg:width="0.0012in" svg:height="0.0213in"><text:p/></draw:rect></text:p>
      <text:p text:style-name="P84"><text:bookmark text:name="_xqd6itocgjqr"/><text:span text:style-name="T11">📄 </text:span><text:span text:style-name="T4">xhr-utils.ts</text:span></text:p>
      <text:p text:style-name="P2"><text:span text:style-name="T10">Purpose:</text:span> Utility functions for working with XMLHttpRequest-like APIs in tests.</text:p>
      <text:p text:style-name="P83"><text:bookmark text:name="_tmio0g22fmmr"/><text:span text:style-name="T12">🧩 Interfaces:</text:span></text:p>
      <text:list xml:id="list446829346" text:style-name="WWNum46">
        <text:list-item>
          <text:p text:style-name="P76"><text:span text:style-name="T5">RequestOpts</text:span> Describes options available for HTTP requests made via XHR during testing.</text:p>
        </text:list-item>
      </text:list>
      <text:p text:style-name="Standard"><text:soft-page-break/>interface RequestOpts {</text:p>
      <text:p text:style-name="Standard">method: 'GET' | 'POST' | 'PUT' | 'DELETE';</text:p>
      <text:p text:style-name="Standard">url?: string;</text:p>
      <text:p text:style-name="Standard">path?: string;</text:p>
      <text:p text:style-name="Standard">responseType?: 'json' | 'arraybuffer';</text:p>
      <text:p text:style-name="Standard">sessionId?: string;</text:p>
      <text:p text:style-name="Standard">responseHeaders?: string[];</text:p>
      <text:p text:style-name="Standard">}</text:p>
      <text:list xml:id="list848101097" text:style-name="WWNum11">
        <text:list-item>
          <text:p text:style-name="P77"><text:span text:style-name="T5">Headers</text:span> Wrapper for accessing HTTP headers from responses.</text:p>
        </text:list-item>
      </text:list>
      <text:p text:style-name="Standard">interface Headers {</text:p>
      <text:p text:style-name="Standard">get(name: string): string|undefined;</text:p>
      <text:p text:style-name="Standard">}</text:p>
      <text:p text:style-name="P83"><text:bookmark text:name="_51nzjecibtwi"/><text:span text:style-name="T12">⚙️ Functions:</text:span></text:p>
      <text:list xml:id="list1061968023" text:style-name="WWNum26">
        <text:list-item>
          <text:p text:style-name="P78"><text:span text:style-name="T5">makeException</text:span> Constructs a standardized error object from a failed API reply.</text:p>
        </text:list-item>
      </text:list>
      <text:p text:style-name="Standard">function makeException(rep: Reply&lt;any&gt;, errMsg?: string)</text:p>
      <text:list xml:id="list1241598427" text:style-name="WWNum37">
        <text:list-item>
          <text:p text:style-name="P79"><text:span text:style-name="T5">extractIntHeader</text:span> Pulls an integer header from a response and parses it.</text:p>
        </text:list-item>
      </text:list>
      <text:p text:style-name="Standard">function extractIntHeader(rep: Reply&lt;any&gt;, headerName: string)</text:p>
      <text:p text:style-name="Standard"><draw:rect text:anchor-type="as-char" style:rel-width="100%" draw:z-index="228" draw:style-name="gr1" draw:text-style-name="P86" svg:width="0.0012in" svg:height="0.0213in"><text:p/></draw:rect></text:p>
      <text:p text:style-name="P84"><text:bookmark text:name="_jjdw3xau85l7"/><text:span text:style-name="T11">📄 </text:span><text:span text:style-name="T4">server-components/3nstorage.ts</text:span></text:p>
      <text:p text:style-name="P2"><text:span text:style-name="T10">Purpose:</text:span> Simulates encrypted object storage, including chunking, file I/O, and sync logic for testing backend behavior.</text:p>
      <text:p text:style-name="Standard"><draw:rect text:anchor-type="as-char" style:rel-width="100%" draw:z-index="229" draw:style-name="gr1" draw:text-style-name="P86" svg:width="0.0012in" svg:height="0.0213in"><text:p/></draw:rect></text:p>
      <text:p text:style-name="P84"><text:bookmark text:name="_4vs2qvxwqgyd"/><text:span text:style-name="T11">📄 </text:span><text:span text:style-name="T4">server-components/admin.ts</text:span></text:p>
      <text:p text:style-name="P2"><text:span text:style-name="T10">Purpose:</text:span> Provides test scaffolding and utilities related to administrative functions (e.g. user creation, token handling) in the system.</text:p>
      <text:p text:style-name="Standard"><draw:rect text:anchor-type="as-char" style:rel-width="100%" draw:z-index="230" draw:style-name="gr1" draw:text-style-name="P86" svg:width="0.0012in" svg:height="0.0213in"><text:p/></draw:rect></text:p>
      <text:p text:style-name="P85"><text:bookmark text:name="_3ecx47rm6xu2"/><text:span text:style-name="T9">📄 </text:span><text:span text:style-name="T6">tests/shared-checks/requests.ts</text:span></text:p>
      <text:p text:style-name="P2"><text:span text:style-name="T10">Purpose:</text:span> Provides common helper functions used in tests for simulating client HTTP requests, including versioned object transactions and user-related operations.</text:p>
      <text:p text:style-name="Standard"><draw:rect text:anchor-type="as-char" style:rel-width="100%" draw:z-index="231" draw:style-name="gr1" draw:text-style-name="P86" svg:width="0.0012in" svg:height="0.0213in"><text:p/></draw:rect></text:p>
      <text:p text:style-name="P84"><text:bookmark text:name="_js2kwfhqn0kd"/><text:soft-page-break/><text:span text:style-name="T11">⚙️ Function: </text:span><text:span text:style-name="T4">getCurrentObj</text:span></text:p>
      <text:p text:style-name="Standard">function getCurrentObj(user: User, objId: string)</text:p>
      <text:p text:style-name="P2"><text:span text:style-name="T14">Fetches the latest committed version of an object for a given user. Useful in testing retrieval consistency or update propagation.</text:span></text:p>
      <text:p text:style-name="Standard"><draw:rect text:anchor-type="as-char" style:rel-width="100%" draw:z-index="232" draw:style-name="gr1" draw:text-style-name="P86" svg:width="0.0012in" svg:height="0.0213in"><text:p/></draw:rect></text:p>
      <text:p text:style-name="P84"><text:bookmark text:name="_ktg8j64b250f"/><text:span text:style-name="T11">⚙️ Function: </text:span><text:span text:style-name="T4">getCurrentRoot</text:span></text:p>
      <text:p text:style-name="Standard">function getCurrentRoot(user: User)</text:p>
      <text:p text:style-name="P2"><text:span text:style-name="T14">Retrieves the latest committed root object version for a user, typically representing the entry point of an object graph.</text:span></text:p>
      <text:p text:style-name="Standard"><draw:rect text:anchor-type="as-char" style:rel-width="100%" draw:z-index="233" draw:style-name="gr1" draw:text-style-name="P86" svg:width="0.0012in" svg:height="0.0213in"><text:p/></draw:rect></text:p>
      <text:p text:style-name="P84"><text:bookmark text:name="_aroo5lv5axbm"/><text:span text:style-name="T11">⚙️ Function: </text:span><text:span text:style-name="T4">putCurrentObj</text:span></text:p>
      <text:p text:style-name="Standard">function putCurrentObj(user: User, objId: string, payload: any)</text:p>
      <text:p text:style-name="P2"><text:span text:style-name="T14">Saves a new version of a user object with updated content. Used in tests to validate object mutation and chunking logic.</text:span></text:p>
      <text:p text:style-name="Standard"><draw:rect text:anchor-type="as-char" style:rel-width="100%" draw:z-index="234" draw:style-name="gr1" draw:text-style-name="P86" svg:width="0.0012in" svg:height="0.0213in"><text:p/></draw:rect></text:p>
      <text:p text:style-name="P84"><text:bookmark text:name="_ai59hmrz8fpf"/><text:span text:style-name="T11">⚙️ Function: </text:span><text:span text:style-name="T4">putCurrentRoot</text:span></text:p>
      <text:p text:style-name="Standard">function putCurrentRoot(user: User, payload: any)</text:p>
      <text:p text:style-name="P2"><text:span text:style-name="T14">Commits an update to the root object for a given user. Primarily used in syncing metadata or bootstrapping storage state in test scenarios.</text:span></text:p>
      <text:p text:style-name="Standard"><draw:rect text:anchor-type="as-char" style:rel-width="100%" draw:z-index="235" draw:style-name="gr1" draw:text-style-name="P86" svg:width="0.0012in" svg:height="0.0213in"><text:p/></draw:rect></text:p>
      <text:p text:style-name="P84"><text:bookmark text:name="_afe111mptj0t"/><text:span text:style-name="T11">⚙️ Function: </text:span><text:span text:style-name="T4">archiveObjVer</text:span></text:p>
      <text:p text:style-name="Standard">function archiveObjVer(user: User, objId: string, version: number)</text:p>
      <text:p text:style-name="P2"><text:span text:style-name="T14">Archives a specific version of an object for a user. This simulates lifecycle transitions in storage (e.g., archiving old states).</text:span></text:p>
      <text:p text:style-name="Standard"><draw:rect text:anchor-type="as-char" style:rel-width="100%" draw:z-index="236" draw:style-name="gr1" draw:text-style-name="P86" svg:width="0.0012in" svg:height="0.0213in"><text:p/></draw:rect></text:p>
      <text:p text:style-name="P84"><text:bookmark text:name="_5w46qvbzwiju"/><text:span text:style-name="T11">⚙️ Function: </text:span><text:span text:style-name="T4">archiveRootVer</text:span></text:p>
      <text:p text:style-name="Standard">function archiveRootVer(user: User, version: number)</text:p>
      <text:p text:style-name="P2"><text:span text:style-name="T14">Archives a specific root version. Commonly tested to validate transition from active to archived states across root objects.</text:span></text:p>
      <text:p text:style-name="Standard"><draw:rect text:anchor-type="as-char" style:rel-width="100%" draw:z-index="237" draw:style-name="gr1" draw:text-style-name="P86" svg:width="0.0012in" svg:height="0.0213in"><text:p/></draw:rect></text:p>
      <text:p text:style-name="P84"><text:bookmark text:name="_o0vs5xivw8uu"/><text:span text:style-name="T11">⚙️ Function: </text:span><text:span text:style-name="T4">deleteObj</text:span></text:p>
      <text:p text:style-name="Standard">function deleteObj(user: User, objId: string)</text:p>
      <text:p text:style-name="P2"><text:span text:style-name="T14">Deletes an object from the user's namespace. Useful for testing deletion logic and its effects on downstream operations or versions.</text:span></text:p>
      <text:p text:style-name="Standard"><text:soft-page-break/><draw:rect text:anchor-type="as-char" style:rel-width="100%" draw:z-index="238" draw:style-name="gr1" draw:text-style-name="P86" svg:width="0.0012in" svg:height="0.0213in"><text:p/></draw:rect></text:p>
      <text:p text:style-name="P84"><text:bookmark text:name="_jlncorpvz4lc"/><text:span text:style-name="T11">⚙️ Function: </text:span><text:span text:style-name="T4">deleteArchiveRootVer</text:span></text:p>
      <text:p text:style-name="Standard">function deleteArchiveRootVer(user: User, version: number)</text:p>
      <text:p text:style-name="P2"><text:span text:style-name="T14">Removes an archived version of a root object. Ensures archive lifecycle tests can simulate pruning and data hygiene.</text:span></text:p>
      <text:p text:style-name="Standard"><draw:rect text:anchor-type="as-char" style:rel-width="100%" draw:z-index="239" draw:style-name="gr1" draw:text-style-name="P86" svg:width="0.0012in" svg:height="0.0213in"><text:p/></draw:rect></text:p>
      <text:p text:style-name="P84"><text:bookmark text:name="_ejpx9gf1qpjj"/><text:span text:style-name="T11">⚙️ Function: </text:span><text:span text:style-name="T4">deleteArchiveObjVer</text:span></text:p>
      <text:p text:style-name="Standard">function deleteArchiveObjVer(user: User, objId: string, version: number)</text:p>
      <text:p text:style-name="P2"><text:span text:style-name="T14">Deletes a specific archived version of an object. Test coverage ensures that partial deletion and cleanup routines are correct.</text:span></text:p>
      <text:p text:style-name="Standard"><draw:rect text:anchor-type="as-char" style:rel-width="100%" draw:z-index="240" draw:style-name="gr1" draw:text-style-name="P86" svg:width="0.0012in" svg:height="0.0213in"><text:p/></draw:rect></text:p>
      <text:p text:style-name="P84"><text:bookmark text:name="_1aqty1ac4tmz"/><text:span text:style-name="T11">⚙️ Function: </text:span><text:span text:style-name="T4">transCancel</text:span></text:p>
      <text:p text:style-name="Standard">function transCancel(user: User, objId: string, transactionId: string)</text:p>
      <text:p text:style-name="P2"><text:span text:style-name="T14">Cancels an in-progress object transaction for a user. Used in testing rollback scenarios or error recovery mid-transaction.</text:span></text:p>
      <text:p text:style-name="Standard"><draw:rect text:anchor-type="as-char" style:rel-width="100%" draw:z-index="241" draw:style-name="gr1" draw:text-style-name="P86" svg:width="0.0012in" svg:height="0.0213in"><text:p/></draw:rect></text:p>
      <text:p text:style-name="P84"><text:bookmark text:name="_qdunu5rv5wfa"/><text:span text:style-name="T11">⚙️ Function: </text:span><text:span text:style-name="T4">transCancelRoot</text:span></text:p>
      <text:p text:style-name="Standard">function transCancelRoot(user: User, transactionId: string)</text:p>
      <text:p text:style-name="P2"><text:span text:style-name="T14">Cancels a root transaction in progress. Often verified in scenarios involving sync interruptions or rollback validation.</text:span></text:p>
      <text:p text:style-name="Standard"><draw:rect text:anchor-type="as-char" style:rel-width="100%" draw:z-index="242" draw:style-name="gr1" draw:text-style-name="P86" svg:width="0.0012in" svg:height="0.0213in"><text:p/></draw:rec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88" style:display-name="ListLabel 488" style:family="text">
      <style:text-properties fo:color="#1155cc" style:text-underline-style="solid" style:text-underline-width="auto" style:text-underline-color="font-color"/>
    </style:style>
    <style:style style:name="ListLabel_20_489" style:display-name="ListLabel 489" style:family="text">
      <style:text-properties fo:color="#0000ee" style:font-name="Roboto Mono" fo:font-family="'Roboto Mono'" style:font-family-generic="roman" style:font-pitch="variable" style:text-underline-style="solid" style:text-underline-width="auto" style:text-underline-color="font-color" style:font-name-asian="Roboto Mono1" style:font-family-asian="'Roboto Mono'" style:font-family-generic-asian="system" style:font-pitch-asian="variable" style:font-name-complex="Roboto Mono1" style:font-family-complex="'Roboto Mono'"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6" meta:paragraph-count="2040" meta:word-count="10764" meta:character-count="87407" meta:non-whitespace-character-count="78444"/>
    <meta:generator>LibreOfficeDev/6.0.5.2$Linux_X86_64 LibreOffice_project/</meta:generator>
  </office:meta>
</office:document-meta>
</file>